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>
      <style:table-cell-properties fo:border-bottom="none" fo:border-left="none" fo:border-right="0.99pt solid #000000" fo:border-top="none"/>
    </style:style>
    <style:style style:name="ce21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text-properties fo:font-weight="normal" style:font-weight-asian="normal" style:font-weight-complex="normal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text-properties fo:font-weight="normal" style:font-weight-asian="normal" style:font-weight-complex="normal"/>
    </style:style>
    <style:style style:name="ce3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  <style:text-properties fo:font-weight="normal" style:font-weight-asian="normal" style:font-weight-complex="normal"/>
    </style:style>
    <style:style style:name="ce3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  <style:text-properties fo:font-weight="normal" style:font-weight-asian="normal" style:font-weight-complex="normal"/>
    </style:style>
    <style:style style:name="ce33" style:family="table-cell" style:parent-style-name="Pivot_20_Table_20_Result" style:data-style-name="N0">
      <style:table-cell-properties fo:border-bottom="none" fo:border-left="0.99pt solid #000000" fo:border-right="2.01pt solid #000000" fo:border-top="none"/>
      <style:text-properties fo:font-weight="normal" style:font-weight-asian="normal" style:font-weight-complex="normal"/>
    </style:style>
    <style:style style:name="ce3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  <style:text-properties fo:font-weight="normal" style:font-weight-asian="normal" style:font-weight-complex="normal"/>
    </style:style>
    <style:style style:name="ce3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op 10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ataset</text:p>
          </table:table-cell>
          <table:table-cell office:value-type="string" calcext:value-type="string">
            <text:p>Average_paradigm_size</text:p>
          </table:table-cell>
          <table:table-cell office:value-type="string" calcext:value-type="string">
            <text:p>LCS_threshol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ey</text:p>
          </table:table-cell>
          <table:table-cell office:value-type="float" office:value="5.5822" calcext:value-type="float">
            <text:p>5.582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ey</text:p>
          </table:table-cell>
          <table:table-cell office:value-type="float" office:value="4.5192" calcext:value-type="float">
            <text:p>4.519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ey</text:p>
          </table:table-cell>
          <table:table-cell office:value-type="float" office:value="3.7063" calcext:value-type="float">
            <text:p>3.706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ey</text:p>
          </table:table-cell>
          <table:table-cell office:value-type="float" office:value="2.9946" calcext:value-type="float">
            <text:p>2.994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ey</text:p>
          </table:table-cell>
          <table:table-cell office:value-type="float" office:value="2.6296" calcext:value-type="float">
            <text:p>2.629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ey</text:p>
          </table:table-cell>
          <table:table-cell office:value-type="float" office:value="2.4553" calcext:value-type="float">
            <text:p>2.455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ey</text:p>
          </table:table-cell>
          <table:table-cell office:value-type="float" office:value="2.2188" calcext:value-type="float">
            <text:p>2.218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p</text:p>
          </table:table-cell>
          <table:table-cell office:value-type="float" office:value="6.2043" calcext:value-type="float">
            <text:p>6.204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p</text:p>
          </table:table-cell>
          <table:table-cell office:value-type="float" office:value="5.3622" calcext:value-type="float">
            <text:p>5.362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p</text:p>
          </table:table-cell>
          <table:table-cell office:value-type="float" office:value="4.6276" calcext:value-type="float">
            <text:p>4.627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p</text:p>
          </table:table-cell>
          <table:table-cell office:value-type="float" office:value="3.8694" calcext:value-type="float">
            <text:p>3.869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p</text:p>
          </table:table-cell>
          <table:table-cell office:value-type="float" office:value="3.4492" calcext:value-type="float">
            <text:p>3.449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p</text:p>
          </table:table-cell>
          <table:table-cell office:value-type="float" office:value="3.1297" calcext:value-type="float">
            <text:p>3.129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p</text:p>
          </table:table-cell>
          <table:table-cell office:value-type="float" office:value="2.8501" calcext:value-type="float">
            <text:p>2.850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pe</text:p>
          </table:table-cell>
          <table:table-cell office:value-type="float" office:value="6.1356" calcext:value-type="float">
            <text:p>6.135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pe</text:p>
          </table:table-cell>
          <table:table-cell office:value-type="float" office:value="5.2012" calcext:value-type="float">
            <text:p>5.201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pe</text:p>
          </table:table-cell>
          <table:table-cell office:value-type="float" office:value="4.3822" calcext:value-type="float">
            <text:p>4.382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pe</text:p>
          </table:table-cell>
          <table:table-cell office:value-type="float" office:value="3.6058" calcext:value-type="float">
            <text:p>3.605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pe</text:p>
          </table:table-cell>
          <table:table-cell office:value-type="float" office:value="3.1149" calcext:value-type="float">
            <text:p>3.114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pe</text:p>
          </table:table-cell>
          <table:table-cell office:value-type="float" office:value="2.759" calcext:value-type="float">
            <text:p>2.75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pe</text:p>
          </table:table-cell>
          <table:table-cell office:value-type="float" office:value="2.6482" calcext:value-type="float">
            <text:p>2.648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pu</text:p>
          </table:table-cell>
          <table:table-cell office:value-type="float" office:value="6.4185" calcext:value-type="float">
            <text:p>6.418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pu</text:p>
          </table:table-cell>
          <table:table-cell office:value-type="float" office:value="5.3567" calcext:value-type="float">
            <text:p>5.356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pu</text:p>
          </table:table-cell>
          <table:table-cell office:value-type="float" office:value="4.5606" calcext:value-type="float">
            <text:p>4.560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pu</text:p>
          </table:table-cell>
          <table:table-cell office:value-type="float" office:value="3.8949" calcext:value-type="float">
            <text:p>3.894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pu</text:p>
          </table:table-cell>
          <table:table-cell office:value-type="float" office:value="3.4137" calcext:value-type="float">
            <text:p>3.413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pu</text:p>
          </table:table-cell>
          <table:table-cell office:value-type="float" office:value="2.963" calcext:value-type="float">
            <text:p>2.96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pu</text:p>
          </table:table-cell>
          <table:table-cell office:value-type="float" office:value="2.7356" calcext:value-type="float">
            <text:p>2.735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rn</text:p>
          </table:table-cell>
          <table:table-cell office:value-type="float" office:value="5.2665" calcext:value-type="float">
            <text:p>5.266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rn</text:p>
          </table:table-cell>
          <table:table-cell office:value-type="float" office:value="4.4004" calcext:value-type="float">
            <text:p>4.400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rn</text:p>
          </table:table-cell>
          <table:table-cell office:value-type="float" office:value="3.7324" calcext:value-type="float">
            <text:p>3.732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rn</text:p>
          </table:table-cell>
          <table:table-cell office:value-type="float" office:value="3.1653" calcext:value-type="float">
            <text:p>3.165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rn</text:p>
          </table:table-cell>
          <table:table-cell office:value-type="float" office:value="2.716" calcext:value-type="float">
            <text:p>2.71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rn</text:p>
          </table:table-cell>
          <table:table-cell office:value-type="float" office:value="2.3602" calcext:value-type="float">
            <text:p>2.360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rn</text:p>
          </table:table-cell>
          <table:table-cell office:value-type="float" office:value="2.1662" calcext:value-type="float">
            <text:p>2.166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rz</text:p>
          </table:table-cell>
          <table:table-cell office:value-type="float" office:value="5.814" calcext:value-type="float">
            <text:p>5.81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rz</text:p>
          </table:table-cell>
          <table:table-cell office:value-type="float" office:value="4.5941" calcext:value-type="float">
            <text:p>4.594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rz</text:p>
          </table:table-cell>
          <table:table-cell office:value-type="float" office:value="3.7052" calcext:value-type="float">
            <text:p>3.705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rz</text:p>
          </table:table-cell>
          <table:table-cell office:value-type="float" office:value="3.0775" calcext:value-type="float">
            <text:p>3.077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rz</text:p>
          </table:table-cell>
          <table:table-cell office:value-type="float" office:value="2.6917" calcext:value-type="float">
            <text:p>2.691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rz</text:p>
          </table:table-cell>
          <table:table-cell office:value-type="float" office:value="2.4794" calcext:value-type="float">
            <text:p>2.479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rz</text:p>
          </table:table-cell>
          <table:table-cell office:value-type="float" office:value="2.3371" calcext:value-type="float">
            <text:p>2.337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sn</text:p>
          </table:table-cell>
          <table:table-cell office:value-type="float" office:value="6.2886" calcext:value-type="float">
            <text:p>6.288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sn</text:p>
          </table:table-cell>
          <table:table-cell office:value-type="float" office:value="5.0858" calcext:value-type="float">
            <text:p>5.085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sn</text:p>
          </table:table-cell>
          <table:table-cell office:value-type="float" office:value="4.1089" calcext:value-type="float">
            <text:p>4.108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sn</text:p>
          </table:table-cell>
          <table:table-cell office:value-type="float" office:value="3.2788" calcext:value-type="float">
            <text:p>3.278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sn</text:p>
          </table:table-cell>
          <table:table-cell office:value-type="float" office:value="2.7505" calcext:value-type="float">
            <text:p>2.750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sn</text:p>
          </table:table-cell>
          <table:table-cell office:value-type="float" office:value="2.3816" calcext:value-type="float">
            <text:p>2.381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sn</text:p>
          </table:table-cell>
          <table:table-cell office:value-type="float" office:value="2.1489" calcext:value-type="float">
            <text:p>2.148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</text:p>
          </table:table-cell>
          <table:table-cell office:value-type="float" office:value="3.8167" calcext:value-type="float">
            <text:p>3.816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</text:p>
          </table:table-cell>
          <table:table-cell office:value-type="float" office:value="3.1029" calcext:value-type="float">
            <text:p>3.102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</text:p>
          </table:table-cell>
          <table:table-cell office:value-type="float" office:value="2.7089" calcext:value-type="float">
            <text:p>2.708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</text:p>
          </table:table-cell>
          <table:table-cell office:value-type="float" office:value="2.4191" calcext:value-type="float">
            <text:p>2.419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</text:p>
          </table:table-cell>
          <table:table-cell office:value-type="float" office:value="2.2403" calcext:value-type="float">
            <text:p>2.240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</text:p>
          </table:table-cell>
          <table:table-cell office:value-type="float" office:value="2.1059" calcext:value-type="float">
            <text:p>2.105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</text:p>
          </table:table-cell>
          <table:table-cell office:value-type="float" office:value="2.0667" calcext:value-type="float">
            <text:p>2.066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kt</text:p>
          </table:table-cell>
          <table:table-cell office:value-type="float" office:value="3.9336" calcext:value-type="float">
            <text:p>3.933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kt</text:p>
          </table:table-cell>
          <table:table-cell office:value-type="float" office:value="3.4095" calcext:value-type="float">
            <text:p>3.409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kt</text:p>
          </table:table-cell>
          <table:table-cell office:value-type="float" office:value="3.0041" calcext:value-type="float">
            <text:p>3.004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kt</text:p>
          </table:table-cell>
          <table:table-cell office:value-type="float" office:value="2.6703" calcext:value-type="float">
            <text:p>2.670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kt</text:p>
          </table:table-cell>
          <table:table-cell office:value-type="float" office:value="2.4444" calcext:value-type="float">
            <text:p>2.444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kt</text:p>
          </table:table-cell>
          <table:table-cell office:value-type="float" office:value="2.3502" calcext:value-type="float">
            <text:p>2.350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kt</text:p>
          </table:table-cell>
          <table:table-cell office:value-type="float" office:value="2.2754" calcext:value-type="float">
            <text:p>2.275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u</text:p>
          </table:table-cell>
          <table:table-cell office:value-type="float" office:value="5.2711" calcext:value-type="float">
            <text:p>5.271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u</text:p>
          </table:table-cell>
          <table:table-cell office:value-type="float" office:value="4.2696" calcext:value-type="float">
            <text:p>4.269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u</text:p>
          </table:table-cell>
          <table:table-cell office:value-type="float" office:value="3.4658" calcext:value-type="float">
            <text:p>3.465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u</text:p>
          </table:table-cell>
          <table:table-cell office:value-type="float" office:value="2.8916" calcext:value-type="float">
            <text:p>2.891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u</text:p>
          </table:table-cell>
          <table:table-cell office:value-type="float" office:value="2.5869" calcext:value-type="float">
            <text:p>2.586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u</text:p>
          </table:table-cell>
          <table:table-cell office:value-type="float" office:value="2.3976" calcext:value-type="float">
            <text:p>2.397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u</text:p>
          </table:table-cell>
          <table:table-cell office:value-type="float" office:value="2.27" calcext:value-type="float">
            <text:p>2.2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gz</text:p>
          </table:table-cell>
          <table:table-cell office:value-type="float" office:value="6.2908" calcext:value-type="float">
            <text:p>6.290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gz</text:p>
          </table:table-cell>
          <table:table-cell office:value-type="float" office:value="5.3315" calcext:value-type="float">
            <text:p>5.331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gz</text:p>
          </table:table-cell>
          <table:table-cell office:value-type="float" office:value="4.4176" calcext:value-type="float">
            <text:p>4.417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gz</text:p>
          </table:table-cell>
          <table:table-cell office:value-type="float" office:value="3.5148" calcext:value-type="float">
            <text:p>3.514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gz</text:p>
          </table:table-cell>
          <table:table-cell office:value-type="float" office:value="3.0243" calcext:value-type="float">
            <text:p>3.024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gz</text:p>
          </table:table-cell>
          <table:table-cell office:value-type="float" office:value="2.7329" calcext:value-type="float">
            <text:p>2.732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gz</text:p>
          </table:table-cell>
          <table:table-cell office:value-type="float" office:value="2.4747" calcext:value-type="float">
            <text:p>2.474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ll</text:p>
          </table:table-cell>
          <table:table-cell office:value-type="float" office:value="4.7442" calcext:value-type="float">
            <text:p>4.744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ll</text:p>
          </table:table-cell>
          <table:table-cell office:value-type="float" office:value="3.7634" calcext:value-type="float">
            <text:p>3.763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ll</text:p>
          </table:table-cell>
          <table:table-cell office:value-type="float" office:value="3.0962" calcext:value-type="float">
            <text:p>3.096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ll</text:p>
          </table:table-cell>
          <table:table-cell office:value-type="float" office:value="2.6909" calcext:value-type="float">
            <text:p>2.690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ll</text:p>
          </table:table-cell>
          <table:table-cell office:value-type="float" office:value="2.4246" calcext:value-type="float">
            <text:p>2.424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ll</text:p>
          </table:table-cell>
          <table:table-cell office:value-type="float" office:value="2.2834" calcext:value-type="float">
            <text:p>2.283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ll</text:p>
          </table:table-cell>
          <table:table-cell office:value-type="float" office:value="2.1993" calcext:value-type="float">
            <text:p>2.199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ng</text:p>
          </table:table-cell>
          <table:table-cell office:value-type="float" office:value="4.4547" calcext:value-type="float">
            <text:p>4.454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ng</text:p>
          </table:table-cell>
          <table:table-cell office:value-type="float" office:value="3.6229" calcext:value-type="float">
            <text:p>3.622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ng</text:p>
          </table:table-cell>
          <table:table-cell office:value-type="float" office:value="3.0364" calcext:value-type="float">
            <text:p>3.036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ng</text:p>
          </table:table-cell>
          <table:table-cell office:value-type="float" office:value="2.5463" calcext:value-type="float">
            <text:p>2.546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ng</text:p>
          </table:table-cell>
          <table:table-cell office:value-type="float" office:value="2.3702" calcext:value-type="float">
            <text:p>2.370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ng</text:p>
          </table:table-cell>
          <table:table-cell office:value-type="float" office:value="2.2476" calcext:value-type="float">
            <text:p>2.247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ng</text:p>
          </table:table-cell>
          <table:table-cell office:value-type="float" office:value="2.0325" calcext:value-type="float">
            <text:p>2.032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us</text:p>
          </table:table-cell>
          <table:table-cell office:value-type="float" office:value="3.4767" calcext:value-type="float">
            <text:p>3.476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us</text:p>
          </table:table-cell>
          <table:table-cell office:value-type="float" office:value="3.0584" calcext:value-type="float">
            <text:p>3.058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us</text:p>
          </table:table-cell>
          <table:table-cell office:value-type="float" office:value="2.7511" calcext:value-type="float">
            <text:p>2.751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us</text:p>
          </table:table-cell>
          <table:table-cell office:value-type="float" office:value="2.4581" calcext:value-type="float">
            <text:p>2.458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us</text:p>
          </table:table-cell>
          <table:table-cell office:value-type="float" office:value="2.2642" calcext:value-type="float">
            <text:p>2.264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us</text:p>
          </table:table-cell>
          <table:table-cell office:value-type="float" office:value="2.1997" calcext:value-type="float">
            <text:p>2.199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us</text:p>
          </table:table-cell>
          <table:table-cell office:value-type="float" office:value="2.0556" calcext:value-type="float">
            <text:p>2.055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j</text:p>
          </table:table-cell>
          <table:table-cell office:value-type="float" office:value="4.5621" calcext:value-type="float">
            <text:p>4.562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j</text:p>
          </table:table-cell>
          <table:table-cell office:value-type="float" office:value="3.7671" calcext:value-type="float">
            <text:p>3.767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j</text:p>
          </table:table-cell>
          <table:table-cell office:value-type="float" office:value="2.9851" calcext:value-type="float">
            <text:p>2.985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j</text:p>
          </table:table-cell>
          <table:table-cell office:value-type="float" office:value="2.56" calcext:value-type="float">
            <text:p>2.5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j</text:p>
          </table:table-cell>
          <table:table-cell office:value-type="float" office:value="2.2514" calcext:value-type="float">
            <text:p>2.251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j</text:p>
          </table:table-cell>
          <table:table-cell office:value-type="float" office:value="2.1342" calcext:value-type="float">
            <text:p>2.134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j</text:p>
          </table:table-cell>
          <table:table-cell office:value-type="float" office:value="2.0533" calcext:value-type="float">
            <text:p>2.053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n</text:p>
          </table:table-cell>
          <table:table-cell office:value-type="float" office:value="5.0859" calcext:value-type="float">
            <text:p>5.085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n</text:p>
          </table:table-cell>
          <table:table-cell office:value-type="float" office:value="4.0155" calcext:value-type="float">
            <text:p>4.015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n</text:p>
          </table:table-cell>
          <table:table-cell office:value-type="float" office:value="3.2405" calcext:value-type="float">
            <text:p>3.240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n</text:p>
          </table:table-cell>
          <table:table-cell office:value-type="float" office:value="2.72" calcext:value-type="float">
            <text:p>2.7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n</text:p>
          </table:table-cell>
          <table:table-cell office:value-type="float" office:value="2.465" calcext:value-type="float">
            <text:p>2.46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n</text:p>
          </table:table-cell>
          <table:table-cell office:value-type="float" office:value="2.3144" calcext:value-type="float">
            <text:p>2.314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n</text:p>
          </table:table-cell>
          <table:table-cell office:value-type="float" office:value="2.2246" calcext:value-type="float">
            <text:p>2.224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a</text:p>
          </table:table-cell>
          <table:table-cell office:value-type="float" office:value="4.7856" calcext:value-type="float">
            <text:p>4.785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a</text:p>
          </table:table-cell>
          <table:table-cell office:value-type="float" office:value="3.8411" calcext:value-type="float">
            <text:p>3.841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a</text:p>
          </table:table-cell>
          <table:table-cell office:value-type="float" office:value="3.2025" calcext:value-type="float">
            <text:p>3.202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a</text:p>
          </table:table-cell>
          <table:table-cell office:value-type="float" office:value="2.7606" calcext:value-type="float">
            <text:p>2.760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a</text:p>
          </table:table-cell>
          <table:table-cell office:value-type="float" office:value="2.5122" calcext:value-type="float">
            <text:p>2.512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a</text:p>
          </table:table-cell>
          <table:table-cell office:value-type="float" office:value="2.4279" calcext:value-type="float">
            <text:p>2.427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a</text:p>
          </table:table-cell>
          <table:table-cell office:value-type="float" office:value="2.1053" calcext:value-type="float">
            <text:p>2.10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g</text:p>
          </table:table-cell>
          <table:table-cell office:value-type="float" office:value="4.2167" calcext:value-type="float">
            <text:p>4.216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g</text:p>
          </table:table-cell>
          <table:table-cell office:value-type="float" office:value="3.6985" calcext:value-type="float">
            <text:p>3.698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g</text:p>
          </table:table-cell>
          <table:table-cell office:value-type="float" office:value="3.1921" calcext:value-type="float">
            <text:p>3.192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g</text:p>
          </table:table-cell>
          <table:table-cell office:value-type="float" office:value="2.7096" calcext:value-type="float">
            <text:p>2.709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g</text:p>
          </table:table-cell>
          <table:table-cell office:value-type="float" office:value="2.3974" calcext:value-type="float">
            <text:p>2.397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g</text:p>
          </table:table-cell>
          <table:table-cell office:value-type="float" office:value="2.283" calcext:value-type="float">
            <text:p>2.28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g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e</text:p>
          </table:table-cell>
          <table:table-cell office:value-type="float" office:value="4.6851" calcext:value-type="float">
            <text:p>4.685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e</text:p>
          </table:table-cell>
          <table:table-cell office:value-type="float" office:value="3.9197" calcext:value-type="float">
            <text:p>3.919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e</text:p>
          </table:table-cell>
          <table:table-cell office:value-type="float" office:value="3.3635" calcext:value-type="float">
            <text:p>3.363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e</text:p>
          </table:table-cell>
          <table:table-cell office:value-type="float" office:value="2.8869" calcext:value-type="float">
            <text:p>2.886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e</text:p>
          </table:table-cell>
          <table:table-cell office:value-type="float" office:value="2.6237" calcext:value-type="float">
            <text:p>2.623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e</text:p>
          </table:table-cell>
          <table:table-cell office:value-type="float" office:value="2.4964" calcext:value-type="float">
            <text:p>2.496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e</text:p>
          </table:table-cell>
          <table:table-cell office:value-type="float" office:value="2.2546" calcext:value-type="float">
            <text:p>2.254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u</text:p>
          </table:table-cell>
          <table:table-cell office:value-type="float" office:value="3.8182" calcext:value-type="float">
            <text:p>3.818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u</text:p>
          </table:table-cell>
          <table:table-cell office:value-type="float" office:value="3.2927" calcext:value-type="float">
            <text:p>3.292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u</text:p>
          </table:table-cell>
          <table:table-cell office:value-type="float" office:value="2.928" calcext:value-type="float">
            <text:p>2.92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u</text:p>
          </table:table-cell>
          <table:table-cell office:value-type="float" office:value="2.5505" calcext:value-type="float">
            <text:p>2.550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u</text:p>
          </table:table-cell>
          <table:table-cell office:value-type="float" office:value="2.3607" calcext:value-type="float">
            <text:p>2.360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u</text:p>
          </table:table-cell>
          <table:table-cell office:value-type="float" office:value="2.2355" calcext:value-type="float">
            <text:p>2.235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u</text:p>
          </table:table-cell>
          <table:table-cell office:value-type="float" office:value="2.3214" calcext:value-type="float">
            <text:p>2.321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in</text:p>
          </table:table-cell>
          <table:table-cell office:value-type="float" office:value="4.6764" calcext:value-type="float">
            <text:p>4.676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in</text:p>
          </table:table-cell>
          <table:table-cell office:value-type="float" office:value="3.7244" calcext:value-type="float">
            <text:p>3.724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in</text:p>
          </table:table-cell>
          <table:table-cell office:value-type="float" office:value="3.1509" calcext:value-type="float">
            <text:p>3.150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in</text:p>
          </table:table-cell>
          <table:table-cell office:value-type="float" office:value="2.6393" calcext:value-type="float">
            <text:p>2.639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in</text:p>
          </table:table-cell>
          <table:table-cell office:value-type="float" office:value="2.4401" calcext:value-type="float">
            <text:p>2.440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in</text:p>
          </table:table-cell>
          <table:table-cell office:value-type="float" office:value="2.2569" calcext:value-type="float">
            <text:p>2.256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in</text:p>
          </table:table-cell>
          <table:table-cell office:value-type="float" office:value="2.0862" calcext:value-type="float">
            <text:p>2.086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d</text:p>
          </table:table-cell>
          <table:table-cell office:value-type="float" office:value="5.9083" calcext:value-type="float">
            <text:p>5.908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d</text:p>
          </table:table-cell>
          <table:table-cell office:value-type="float" office:value="4.6841" calcext:value-type="float">
            <text:p>4.684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d</text:p>
          </table:table-cell>
          <table:table-cell office:value-type="float" office:value="3.6781" calcext:value-type="float">
            <text:p>3.678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d</text:p>
          </table:table-cell>
          <table:table-cell office:value-type="float" office:value="2.9398" calcext:value-type="float">
            <text:p>2.939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d</text:p>
          </table:table-cell>
          <table:table-cell office:value-type="float" office:value="2.5201" calcext:value-type="float">
            <text:p>2.520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d</text:p>
          </table:table-cell>
          <table:table-cell office:value-type="float" office:value="2.2556" calcext:value-type="float">
            <text:p>2.255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d</text:p>
          </table:table-cell>
          <table:table-cell office:value-type="float" office:value="2.1452" calcext:value-type="float">
            <text:p>2.145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c</text:p>
          </table:table-cell>
          <table:table-cell office:value-type="float" office:value="5.2192" calcext:value-type="float">
            <text:p>5.219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c</text:p>
          </table:table-cell>
          <table:table-cell office:value-type="float" office:value="4.2857" calcext:value-type="float">
            <text:p>4.285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c</text:p>
          </table:table-cell>
          <table:table-cell office:value-type="float" office:value="3.4968" calcext:value-type="float">
            <text:p>3.496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c</text:p>
          </table:table-cell>
          <table:table-cell office:value-type="float" office:value="2.8748" calcext:value-type="float">
            <text:p>2.874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c</text:p>
          </table:table-cell>
          <table:table-cell office:value-type="float" office:value="2.4938" calcext:value-type="float">
            <text:p>2.493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c</text:p>
          </table:table-cell>
          <table:table-cell office:value-type="float" office:value="2.3605" calcext:value-type="float">
            <text:p>2.360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c</text:p>
          </table:table-cell>
          <table:table-cell office:value-type="float" office:value="2.2275" calcext:value-type="float">
            <text:p>2.227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l</text:p>
          </table:table-cell>
          <table:table-cell office:value-type="float" office:value="2.8628" calcext:value-type="float">
            <text:p>2.862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l</text:p>
          </table:table-cell>
          <table:table-cell office:value-type="float" office:value="2.6356" calcext:value-type="float">
            <text:p>2.635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l</text:p>
          </table:table-cell>
          <table:table-cell office:value-type="float" office:value="2.4404" calcext:value-type="float">
            <text:p>2.440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l</text:p>
          </table:table-cell>
          <table:table-cell office:value-type="float" office:value="2.3224" calcext:value-type="float">
            <text:p>2.322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l</text:p>
          </table:table-cell>
          <table:table-cell office:value-type="float" office:value="2.2323" calcext:value-type="float">
            <text:p>2.232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l</text:p>
          </table:table-cell>
          <table:table-cell office:value-type="float" office:value="2.1514" calcext:value-type="float">
            <text:p>2.151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l</text:p>
          </table:table-cell>
          <table:table-cell office:value-type="float" office:value="2.0741" calcext:value-type="float">
            <text:p>2.074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t</text:p>
          </table:table-cell>
          <table:table-cell office:value-type="float" office:value="2.9706" calcext:value-type="float">
            <text:p>2.970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t</text:p>
          </table:table-cell>
          <table:table-cell office:value-type="float" office:value="2.7088" calcext:value-type="float">
            <text:p>2.708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t</text:p>
          </table:table-cell>
          <table:table-cell office:value-type="float" office:value="2.4649" calcext:value-type="float">
            <text:p>2.464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t</text:p>
          </table:table-cell>
          <table:table-cell office:value-type="float" office:value="2.3333" calcext:value-type="float">
            <text:p>2.333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t</text:p>
          </table:table-cell>
          <table:table-cell office:value-type="float" office:value="2.2734" calcext:value-type="float">
            <text:p>2.273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t</text:p>
          </table:table-cell>
          <table:table-cell office:value-type="float" office:value="2.1935" calcext:value-type="float">
            <text:p>2.193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t</text:p>
          </table:table-cell>
          <table:table-cell office:value-type="float" office:value="2.3333" calcext:value-type="float">
            <text:p>2.333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ew</text:p>
          </table:table-cell>
          <table:table-cell office:value-type="float" office:value="6.7009" calcext:value-type="float">
            <text:p>6.700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ew</text:p>
          </table:table-cell>
          <table:table-cell office:value-type="float" office:value="5.5106" calcext:value-type="float">
            <text:p>5.510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ew</text:p>
          </table:table-cell>
          <table:table-cell office:value-type="float" office:value="4.4208" calcext:value-type="float">
            <text:p>4.420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ew</text:p>
          </table:table-cell>
          <table:table-cell office:value-type="float" office:value="3.4273" calcext:value-type="float">
            <text:p>3.427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ew</text:p>
          </table:table-cell>
          <table:table-cell office:value-type="float" office:value="2.8557" calcext:value-type="float">
            <text:p>2.855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ew</text:p>
          </table:table-cell>
          <table:table-cell office:value-type="float" office:value="2.5715" calcext:value-type="float">
            <text:p>2.571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ew</text:p>
          </table:table-cell>
          <table:table-cell office:value-type="float" office:value="2.2661" calcext:value-type="float">
            <text:p>2.266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hk</text:p>
          </table:table-cell>
          <table:table-cell office:value-type="float" office:value="3.7716" calcext:value-type="float">
            <text:p>3.771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hk</text:p>
          </table:table-cell>
          <table:table-cell office:value-type="float" office:value="3.31" calcext:value-type="float">
            <text:p>3.3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hk</text:p>
          </table:table-cell>
          <table:table-cell office:value-type="float" office:value="2.8869" calcext:value-type="float">
            <text:p>2.886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hk</text:p>
          </table:table-cell>
          <table:table-cell office:value-type="float" office:value="2.5567" calcext:value-type="float">
            <text:p>2.556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hk</text:p>
          </table:table-cell>
          <table:table-cell office:value-type="float" office:value="2.3582" calcext:value-type="float">
            <text:p>2.358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hk</text:p>
          </table:table-cell>
          <table:table-cell office:value-type="float" office:value="2.2797" calcext:value-type="float">
            <text:p>2.279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hk</text:p>
          </table:table-cell>
          <table:table-cell office:value-type="float" office:value="2.2021" calcext:value-type="float">
            <text:p>2.202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or</text:p>
          </table:table-cell>
          <table:table-cell office:value-type="float" office:value="5.1526" calcext:value-type="float">
            <text:p>5.152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or</text:p>
          </table:table-cell>
          <table:table-cell office:value-type="float" office:value="4.6057" calcext:value-type="float">
            <text:p>4.605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or</text:p>
          </table:table-cell>
          <table:table-cell office:value-type="float" office:value="3.5871" calcext:value-type="float">
            <text:p>3.587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or</text:p>
          </table:table-cell>
          <table:table-cell office:value-type="float" office:value="3.1832" calcext:value-type="float">
            <text:p>3.183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or</text:p>
          </table:table-cell>
          <table:table-cell office:value-type="float" office:value="2.694" calcext:value-type="float">
            <text:p>2.69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or</text:p>
          </table:table-cell>
          <table:table-cell office:value-type="float" office:value="2.8584" calcext:value-type="float">
            <text:p>2.858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j</text:p>
          </table:table-cell>
          <table:table-cell office:value-type="float" office:value="4.6827" calcext:value-type="float">
            <text:p>4.68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j</text:p>
          </table:table-cell>
          <table:table-cell office:value-type="float" office:value="3.7556" calcext:value-type="float">
            <text:p>3.755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j</text:p>
          </table:table-cell>
          <table:table-cell office:value-type="float" office:value="3.3629" calcext:value-type="float">
            <text:p>3.362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j</text:p>
          </table:table-cell>
          <table:table-cell office:value-type="float" office:value="2.9272" calcext:value-type="float">
            <text:p>2.927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j</text:p>
          </table:table-cell>
          <table:table-cell office:value-type="float" office:value="2.7054" calcext:value-type="float">
            <text:p>2.70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j</text:p>
          </table:table-cell>
          <table:table-cell office:value-type="float" office:value="2.5933" calcext:value-type="float">
            <text:p>2.593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g</text:p>
          </table:table-cell>
          <table:table-cell office:value-type="float" office:value="4.8773" calcext:value-type="float">
            <text:p>4.877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g</text:p>
          </table:table-cell>
          <table:table-cell office:value-type="float" office:value="3.996" calcext:value-type="float">
            <text:p>3.99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g</text:p>
          </table:table-cell>
          <table:table-cell office:value-type="float" office:value="3.3915" calcext:value-type="float">
            <text:p>3.391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g</text:p>
          </table:table-cell>
          <table:table-cell office:value-type="float" office:value="2.8322" calcext:value-type="float">
            <text:p>2.832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g</text:p>
          </table:table-cell>
          <table:table-cell office:value-type="float" office:value="2.5292" calcext:value-type="float">
            <text:p>2.529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g</text:p>
          </table:table-cell>
          <table:table-cell office:value-type="float" office:value="2.2878" calcext:value-type="float">
            <text:p>2.2878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g</text:p>
          </table:table-cell>
          <table:table-cell office:value-type="float" office:value="2.2076" calcext:value-type="float">
            <text:p>2.207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ph</text:p>
          </table:table-cell>
          <table:table-cell office:value-type="float" office:value="2.9743" calcext:value-type="float">
            <text:p>2.974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ph</text:p>
          </table:table-cell>
          <table:table-cell office:value-type="float" office:value="2.6104" calcext:value-type="float">
            <text:p>2.610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ph</text:p>
          </table:table-cell>
          <table:table-cell office:value-type="float" office:value="2.3521" calcext:value-type="float">
            <text:p>2.352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ph</text:p>
          </table:table-cell>
          <table:table-cell office:value-type="float" office:value="2.2136" calcext:value-type="float">
            <text:p>2.213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ph</text:p>
          </table:table-cell>
          <table:table-cell office:value-type="float" office:value="2.1408" calcext:value-type="float">
            <text:p>2.140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ph</text:p>
          </table:table-cell>
          <table:table-cell office:value-type="float" office:value="2.0833" calcext:value-type="float">
            <text:p>2.083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ph</text:p>
          </table:table-cell>
          <table:table-cell office:value-type="float" office:value="2.069" calcext:value-type="float">
            <text:p>2.06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ya</text:p>
          </table:table-cell>
          <table:table-cell office:value-type="float" office:value="3.5843" calcext:value-type="float">
            <text:p>3.584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ya</text:p>
          </table:table-cell>
          <table:table-cell office:value-type="float" office:value="3.218" calcext:value-type="float">
            <text:p>3.21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ya</text:p>
          </table:table-cell>
          <table:table-cell office:value-type="float" office:value="2.9079" calcext:value-type="float">
            <text:p>2.907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ya</text:p>
          </table:table-cell>
          <table:table-cell office:value-type="float" office:value="2.6031" calcext:value-type="float">
            <text:p>2.603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ya</text:p>
          </table:table-cell>
          <table:table-cell office:value-type="float" office:value="2.3619" calcext:value-type="float">
            <text:p>2.361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ya</text:p>
          </table:table-cell>
          <table:table-cell office:value-type="float" office:value="2.1376" calcext:value-type="float">
            <text:p>2.137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ya</text:p>
          </table:table-cell>
          <table:table-cell office:value-type="float" office:value="2.0152" calcext:value-type="float">
            <text:p>2.015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zh</text:p>
          </table:table-cell>
          <table:table-cell office:value-type="float" office:value="6.3033" calcext:value-type="float">
            <text:p>6.303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zh</text:p>
          </table:table-cell>
          <table:table-cell office:value-type="float" office:value="5.2544" calcext:value-type="float">
            <text:p>5.254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zh</text:p>
          </table:table-cell>
          <table:table-cell office:value-type="float" office:value="4.2925" calcext:value-type="float">
            <text:p>4.292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zh</text:p>
          </table:table-cell>
          <table:table-cell office:value-type="float" office:value="3.5041" calcext:value-type="float">
            <text:p>3.504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zh</text:p>
          </table:table-cell>
          <table:table-cell office:value-type="float" office:value="2.9958" calcext:value-type="float">
            <text:p>2.995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zh</text:p>
          </table:table-cell>
          <table:table-cell office:value-type="float" office:value="2.6064" calcext:value-type="float">
            <text:p>2.606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zh</text:p>
          </table:table-cell>
          <table:table-cell office:value-type="float" office:value="2.3666" calcext:value-type="float">
            <text:p>2.366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q</text:p>
          </table:table-cell>
          <table:table-cell office:value-type="float" office:value="3.847" calcext:value-type="float">
            <text:p>3.84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q</text:p>
          </table:table-cell>
          <table:table-cell office:value-type="float" office:value="3.3743" calcext:value-type="float">
            <text:p>3.374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q</text:p>
          </table:table-cell>
          <table:table-cell office:value-type="float" office:value="3.0058" calcext:value-type="float">
            <text:p>3.005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q</text:p>
          </table:table-cell>
          <table:table-cell office:value-type="float" office:value="2.781" calcext:value-type="float">
            <text:p>2.78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q</text:p>
          </table:table-cell>
          <table:table-cell office:value-type="float" office:value="2.6047" calcext:value-type="float">
            <text:p>2.604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q</text:p>
          </table:table-cell>
          <table:table-cell office:value-type="float" office:value="2.526" calcext:value-type="float">
            <text:p>2.52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q</text:p>
          </table:table-cell>
          <table:table-cell office:value-type="float" office:value="2.3649" calcext:value-type="float">
            <text:p>2.36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es</text:p>
          </table:table-cell>
          <table:table-cell office:value-type="float" office:value="3.827" calcext:value-type="float">
            <text:p>3.82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es</text:p>
          </table:table-cell>
          <table:table-cell office:value-type="float" office:value="3.3525" calcext:value-type="float">
            <text:p>3.352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es</text:p>
          </table:table-cell>
          <table:table-cell office:value-type="float" office:value="2.9955" calcext:value-type="float">
            <text:p>2.995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es</text:p>
          </table:table-cell>
          <table:table-cell office:value-type="float" office:value="2.6" calcext:value-type="float">
            <text:p>2.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es</text:p>
          </table:table-cell>
          <table:table-cell office:value-type="float" office:value="2.4872" calcext:value-type="float">
            <text:p>2.487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es</text:p>
          </table:table-cell>
          <table:table-cell office:value-type="float" office:value="2.4886" calcext:value-type="float">
            <text:p>2.488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lt</text:p>
          </table:table-cell>
          <table:table-cell office:value-type="float" office:value="6.4026" calcext:value-type="float">
            <text:p>6.402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lt</text:p>
          </table:table-cell>
          <table:table-cell office:value-type="float" office:value="5.1211" calcext:value-type="float">
            <text:p>5.121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lt</text:p>
          </table:table-cell>
          <table:table-cell office:value-type="float" office:value="3.9623" calcext:value-type="float">
            <text:p>3.962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lt</text:p>
          </table:table-cell>
          <table:table-cell office:value-type="float" office:value="3.1816" calcext:value-type="float">
            <text:p>3.181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lt</text:p>
          </table:table-cell>
          <table:table-cell office:value-type="float" office:value="2.7069" calcext:value-type="float">
            <text:p>2.706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lt</text:p>
          </table:table-cell>
          <table:table-cell office:value-type="float" office:value="2.4955" calcext:value-type="float">
            <text:p>2.495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lt</text:p>
          </table:table-cell>
          <table:table-cell office:value-type="float" office:value="2.3199" calcext:value-type="float">
            <text:p>2.319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qvi</text:p>
          </table:table-cell>
          <table:table-cell office:value-type="float" office:value="7.0236" calcext:value-type="float">
            <text:p>7.023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qvi</text:p>
          </table:table-cell>
          <table:table-cell office:value-type="float" office:value="5.6766" calcext:value-type="float">
            <text:p>5.676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qvi</text:p>
          </table:table-cell>
          <table:table-cell office:value-type="float" office:value="4.5255" calcext:value-type="float">
            <text:p>4.525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qvi</text:p>
          </table:table-cell>
          <table:table-cell office:value-type="float" office:value="3.4778" calcext:value-type="float">
            <text:p>3.477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qvi</text:p>
          </table:table-cell>
          <table:table-cell office:value-type="float" office:value="2.8118" calcext:value-type="float">
            <text:p>2.811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qvi</text:p>
          </table:table-cell>
          <table:table-cell office:value-type="float" office:value="2.3961" calcext:value-type="float">
            <text:p>2.3961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qvi</text:p>
          </table:table-cell>
          <table:table-cell office:value-type="float" office:value="2.1111" calcext:value-type="float">
            <text:p>2.111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us</text:p>
          </table:table-cell>
          <table:table-cell office:value-type="float" office:value="3.4709" calcext:value-type="float">
            <text:p>3.470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us</text:p>
          </table:table-cell>
          <table:table-cell office:value-type="float" office:value="3.1448" calcext:value-type="float">
            <text:p>3.144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us</text:p>
          </table:table-cell>
          <table:table-cell office:value-type="float" office:value="2.9066" calcext:value-type="float">
            <text:p>2.906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us</text:p>
          </table:table-cell>
          <table:table-cell office:value-type="float" office:value="2.6685" calcext:value-type="float">
            <text:p>2.668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us</text:p>
          </table:table-cell>
          <table:table-cell office:value-type="float" office:value="2.532" calcext:value-type="float">
            <text:p>2.53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us</text:p>
          </table:table-cell>
          <table:table-cell office:value-type="float" office:value="2.5" calcext:value-type="float">
            <text:p>2.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us</text:p>
          </table:table-cell>
          <table:table-cell office:value-type="float" office:value="2.5241" calcext:value-type="float">
            <text:p>2.524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g</text:p>
          </table:table-cell>
          <table:table-cell office:value-type="float" office:value="4.5869" calcext:value-type="float">
            <text:p>4.586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g</text:p>
          </table:table-cell>
          <table:table-cell office:value-type="float" office:value="3.8683" calcext:value-type="float">
            <text:p>3.868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g</text:p>
          </table:table-cell>
          <table:table-cell office:value-type="float" office:value="3.3223" calcext:value-type="float">
            <text:p>3.322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g</text:p>
          </table:table-cell>
          <table:table-cell office:value-type="float" office:value="2.8185" calcext:value-type="float">
            <text:p>2.818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g</text:p>
          </table:table-cell>
          <table:table-cell office:value-type="float" office:value="2.3691" calcext:value-type="float">
            <text:p>2.369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g</text:p>
          </table:table-cell>
          <table:table-cell office:value-type="float" office:value="2.2513" calcext:value-type="float">
            <text:p>2.251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g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a</text:p>
          </table:table-cell>
          <table:table-cell office:value-type="float" office:value="4.875" calcext:value-type="float">
            <text:p>4.8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a</text:p>
          </table:table-cell>
          <table:table-cell office:value-type="float" office:value="3.8646" calcext:value-type="float">
            <text:p>3.864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a</text:p>
          </table:table-cell>
          <table:table-cell office:value-type="float" office:value="3.2648" calcext:value-type="float">
            <text:p>3.264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a</text:p>
          </table:table-cell>
          <table:table-cell office:value-type="float" office:value="2.7905" calcext:value-type="float">
            <text:p>2.790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a</text:p>
          </table:table-cell>
          <table:table-cell office:value-type="float" office:value="2.5558" calcext:value-type="float">
            <text:p>2.555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a</text:p>
          </table:table-cell>
          <table:table-cell office:value-type="float" office:value="2.4383" calcext:value-type="float">
            <text:p>2.438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a</text:p>
          </table:table-cell>
          <table:table-cell office:value-type="float" office:value="2.2947" calcext:value-type="float">
            <text:p>2.294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wh</text:p>
          </table:table-cell>
          <table:table-cell office:value-type="float" office:value="4.0585" calcext:value-type="float">
            <text:p>4.058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wh</text:p>
          </table:table-cell>
          <table:table-cell office:value-type="float" office:value="3.3996" calcext:value-type="float">
            <text:p>3.399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wh</text:p>
          </table:table-cell>
          <table:table-cell office:value-type="float" office:value="2.9542" calcext:value-type="float">
            <text:p>2.954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wh</text:p>
          </table:table-cell>
          <table:table-cell office:value-type="float" office:value="2.5804" calcext:value-type="float">
            <text:p>2.580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wh</text:p>
          </table:table-cell>
          <table:table-cell office:value-type="float" office:value="2.3284" calcext:value-type="float">
            <text:p>2.328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wh</text:p>
          </table:table-cell>
          <table:table-cell office:value-type="float" office:value="2.3" calcext:value-type="float">
            <text:p>2.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wh</text:p>
          </table:table-cell>
          <table:table-cell office:value-type="float" office:value="2.1429" calcext:value-type="float">
            <text:p>2.142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gl</text:p>
          </table:table-cell>
          <table:table-cell office:value-type="float" office:value="4.1591" calcext:value-type="float">
            <text:p>4.159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gl</text:p>
          </table:table-cell>
          <table:table-cell office:value-type="float" office:value="3.4499" calcext:value-type="float">
            <text:p>3.449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gl</text:p>
          </table:table-cell>
          <table:table-cell office:value-type="float" office:value="2.8667" calcext:value-type="float">
            <text:p>2.866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gl</text:p>
          </table:table-cell>
          <table:table-cell office:value-type="float" office:value="2.4982" calcext:value-type="float">
            <text:p>2.49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gl</text:p>
          </table:table-cell>
          <table:table-cell office:value-type="float" office:value="2.2892" calcext:value-type="float">
            <text:p>2.289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gl</text:p>
          </table:table-cell>
          <table:table-cell office:value-type="float" office:value="2.1554" calcext:value-type="float">
            <text:p>2.155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gl</text:p>
          </table:table-cell>
          <table:table-cell office:value-type="float" office:value="2.1358" calcext:value-type="float">
            <text:p>2.135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a</text:p>
          </table:table-cell>
          <table:table-cell office:value-type="float" office:value="4.5148" calcext:value-type="float">
            <text:p>4.514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a</text:p>
          </table:table-cell>
          <table:table-cell office:value-type="float" office:value="4.2019" calcext:value-type="float">
            <text:p>4.201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a</text:p>
          </table:table-cell>
          <table:table-cell office:value-type="float" office:value="3.3934" calcext:value-type="float">
            <text:p>3.393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a</text:p>
          </table:table-cell>
          <table:table-cell office:value-type="float" office:value="3.3752" calcext:value-type="float">
            <text:p>3.375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a</text:p>
          </table:table-cell>
          <table:table-cell office:value-type="float" office:value="3.873" calcext:value-type="float">
            <text:p>3.87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a</text:p>
          </table:table-cell>
          <table:table-cell office:value-type="float" office:value="3.7184" calcext:value-type="float">
            <text:p>3.718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ur</text:p>
          </table:table-cell>
          <table:table-cell office:value-type="float" office:value="6.2058" calcext:value-type="float">
            <text:p>6.205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ur</text:p>
          </table:table-cell>
          <table:table-cell office:value-type="float" office:value="5.0551" calcext:value-type="float">
            <text:p>5.055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ur</text:p>
          </table:table-cell>
          <table:table-cell office:value-type="float" office:value="4.0669" calcext:value-type="float">
            <text:p>4.066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ur</text:p>
          </table:table-cell>
          <table:table-cell office:value-type="float" office:value="3.2807" calcext:value-type="float">
            <text:p>3.280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ur</text:p>
          </table:table-cell>
          <table:table-cell office:value-type="float" office:value="2.8047" calcext:value-type="float">
            <text:p>2.804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ur</text:p>
          </table:table-cell>
          <table:table-cell office:value-type="float" office:value="2.5531" calcext:value-type="float">
            <text:p>2.5531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ur</text:p>
          </table:table-cell>
          <table:table-cell office:value-type="float" office:value="2.359" calcext:value-type="float">
            <text:p>2.35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e</text:p>
          </table:table-cell>
          <table:table-cell office:value-type="float" office:value="5.2592" calcext:value-type="float">
            <text:p>5.259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e</text:p>
          </table:table-cell>
          <table:table-cell office:value-type="float" office:value="4.6218" calcext:value-type="float">
            <text:p>4.621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e</text:p>
          </table:table-cell>
          <table:table-cell office:value-type="float" office:value="3.772" calcext:value-type="float">
            <text:p>3.77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e</text:p>
          </table:table-cell>
          <table:table-cell office:value-type="float" office:value="3.1965" calcext:value-type="float">
            <text:p>3.196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e</text:p>
          </table:table-cell>
          <table:table-cell office:value-type="float" office:value="2.5767" calcext:value-type="float">
            <text:p>2.57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e</text:p>
          </table:table-cell>
          <table:table-cell office:value-type="float" office:value="2.2867" calcext:value-type="float">
            <text:p>2.286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e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su</text:p>
          </table:table-cell>
          <table:table-cell office:value-type="float" office:value="6.5032" calcext:value-type="float">
            <text:p>6.503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su</text:p>
          </table:table-cell>
          <table:table-cell office:value-type="float" office:value="5.3388" calcext:value-type="float">
            <text:p>5.338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su</text:p>
          </table:table-cell>
          <table:table-cell office:value-type="float" office:value="4.2648" calcext:value-type="float">
            <text:p>4.264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su</text:p>
          </table:table-cell>
          <table:table-cell office:value-type="float" office:value="3.2749" calcext:value-type="float">
            <text:p>3.274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su</text:p>
          </table:table-cell>
          <table:table-cell office:value-type="float" office:value="2.82" calcext:value-type="float">
            <text:p>2.8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su</text:p>
          </table:table-cell>
          <table:table-cell office:value-type="float" office:value="2.563" calcext:value-type="float">
            <text:p>2.56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su</text:p>
          </table:table-cell>
          <table:table-cell office:value-type="float" office:value="2.1949" calcext:value-type="float">
            <text:p>2.19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ad</text:p>
          </table:table-cell>
          <table:table-cell office:value-type="float" office:value="5.0019" calcext:value-type="float">
            <text:p>5.001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ad</text:p>
          </table:table-cell>
          <table:table-cell office:value-type="float" office:value="4.1391" calcext:value-type="float">
            <text:p>4.139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ad</text:p>
          </table:table-cell>
          <table:table-cell office:value-type="float" office:value="3.4702" calcext:value-type="float">
            <text:p>3.470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ad</text:p>
          </table:table-cell>
          <table:table-cell office:value-type="float" office:value="2.9513" calcext:value-type="float">
            <text:p>2.951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ad</text:p>
          </table:table-cell>
          <table:table-cell office:value-type="float" office:value="2.5667" calcext:value-type="float">
            <text:p>2.5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ad</text:p>
          </table:table-cell>
          <table:table-cell office:value-type="float" office:value="2.2848" calcext:value-type="float">
            <text:p>2.2848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ad</text:p>
          </table:table-cell>
          <table:table-cell office:value-type="float" office:value="2.1503" calcext:value-type="float">
            <text:p>2.150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aq</text:p>
          </table:table-cell>
          <table:table-cell office:value-type="float" office:value="6.1531" calcext:value-type="float">
            <text:p>6.153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aq</text:p>
          </table:table-cell>
          <table:table-cell office:value-type="float" office:value="5.1601" calcext:value-type="float">
            <text:p>5.160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aq</text:p>
          </table:table-cell>
          <table:table-cell office:value-type="float" office:value="4.272" calcext:value-type="float">
            <text:p>4.27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aq</text:p>
          </table:table-cell>
          <table:table-cell office:value-type="float" office:value="3.5022" calcext:value-type="float">
            <text:p>3.502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aq</text:p>
          </table:table-cell>
          <table:table-cell office:value-type="float" office:value="2.9591" calcext:value-type="float">
            <text:p>2.959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aq</text:p>
          </table:table-cell>
          <table:table-cell office:value-type="float" office:value="2.6256" calcext:value-type="float">
            <text:p>2.625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aq</text:p>
          </table:table-cell>
          <table:table-cell office:value-type="float" office:value="2.2808" calcext:value-type="float">
            <text:p>2.280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or</text:p>
          </table:table-cell>
          <table:table-cell office:value-type="float" office:value="4.8775" calcext:value-type="float">
            <text:p>4.87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or</text:p>
          </table:table-cell>
          <table:table-cell office:value-type="float" office:value="3.9043" calcext:value-type="float">
            <text:p>3.904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or</text:p>
          </table:table-cell>
          <table:table-cell office:value-type="float" office:value="3.272" calcext:value-type="float">
            <text:p>3.27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or</text:p>
          </table:table-cell>
          <table:table-cell office:value-type="float" office:value="2.7602" calcext:value-type="float">
            <text:p>2.760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or</text:p>
          </table:table-cell>
          <table:table-cell office:value-type="float" office:value="2.5349" calcext:value-type="float">
            <text:p>2.534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or</text:p>
          </table:table-cell>
          <table:table-cell office:value-type="float" office:value="2.4081" calcext:value-type="float">
            <text:p>2.4081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yor</text:p>
          </table:table-cell>
          <table:table-cell office:value-type="float" office:value="2.2715" calcext:value-type="float">
            <text:p>2.2715</text:p>
          </table:table-cell>
          <table:table-cell office:value-type="float" office:value="0.9" calcext:value-type="float">
            <text:p>0.9</text:p>
          </table:table-cell>
        </table:table-row>
      </table:table>
      <table:table table:name="Pivot Table_Top_10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5" table:default-cell-style-name="ce15"/>
        <table:table-column table:style-name="co1" table:default-cell-style-name="ce19"/>
        <table:table-column table:style-name="co1" table:default-cell-style-name="ce26"/>
        <table:table-row table:style-name="ro1">
          <table:table-cell table:style-name="ce1" office:value-type="string" calcext:value-type="string">
            <text:p>Average - Average_paradigm_size</text:p>
          </table:table-cell>
          <table:table-cell table:style-name="ce6" office:value-type="string" calcext:value-type="string">
            <text:p>Data</text:p>
          </table:table-cell>
          <table:table-cell table:style-name="ce12" table:number-columns-repeated="6"/>
          <table:table-cell table:style-name="ce23"/>
        </table:table-row>
        <table:table-row table:style-name="ro1">
          <table:table-cell table:style-name="ce2" office:value-type="string" calcext:value-type="string">
            <text:p>Dataset</text:p>
          </table:table-cell>
          <table:table-cell table:style-name="ce7" office:value-type="float" office:value="0.6" calcext:value-type="float">
            <text:p>0.6</text:p>
          </table:table-cell>
          <table:table-cell table:style-name="ce13" office:value-type="float" office:value="0.65" calcext:value-type="float">
            <text:p>0.65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85" calcext:value-type="float">
            <text:p>0.85</text:p>
          </table:table-cell>
          <table:table-cell table:style-name="ce13" office:value-type="float" office:value="0.9" calcext:value-type="float">
            <text:p>0.9</text:p>
          </table:table-cell>
          <table:table-cell table:style-name="ce24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aey</text:p>
          </table:table-cell>
          <table:table-cell table:style-name="ce8" office:value-type="float" office:value="5.5822" calcext:value-type="float">
            <text:p>5.5822</text:p>
          </table:table-cell>
          <table:table-cell table:style-name="ce14" office:value-type="float" office:value="4.5192" calcext:value-type="float">
            <text:p>4.5192</text:p>
          </table:table-cell>
          <table:table-cell table:style-name="ce14" office:value-type="float" office:value="3.7063" calcext:value-type="float">
            <text:p>3.7063</text:p>
          </table:table-cell>
          <table:table-cell table:style-name="ce14" office:value-type="float" office:value="2.9946" calcext:value-type="float">
            <text:p>2.9946</text:p>
          </table:table-cell>
          <table:table-cell table:style-name="ce14" office:value-type="float" office:value="2.6296" calcext:value-type="float">
            <text:p>2.6296</text:p>
          </table:table-cell>
          <table:table-cell table:style-name="ce14" office:value-type="float" office:value="2.4553" calcext:value-type="float">
            <text:p>2.4553</text:p>
          </table:table-cell>
          <table:table-cell table:style-name="ce18" office:value-type="float" office:value="2.2188" calcext:value-type="float">
            <text:p>2.2188</text:p>
          </table:table-cell>
          <table:table-cell table:style-name="ce25" office:value-type="float" office:value="3.44371428571429" calcext:value-type="float">
            <text:p>3.44371428571429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office:value-type="float" office:value="6.2043" calcext:value-type="float">
            <text:p>6.2043</text:p>
          </table:table-cell>
          <table:table-cell office:value-type="float" office:value="5.3622" calcext:value-type="float">
            <text:p>5.3622</text:p>
          </table:table-cell>
          <table:table-cell office:value-type="float" office:value="4.6276" calcext:value-type="float">
            <text:p>4.6276</text:p>
          </table:table-cell>
          <table:table-cell office:value-type="float" office:value="3.8694" calcext:value-type="float">
            <text:p>3.8694</text:p>
          </table:table-cell>
          <table:table-cell office:value-type="float" office:value="3.4492" calcext:value-type="float">
            <text:p>3.4492</text:p>
          </table:table-cell>
          <table:table-cell office:value-type="float" office:value="3.1297" calcext:value-type="float">
            <text:p>3.1297</text:p>
          </table:table-cell>
          <table:table-cell office:value-type="float" office:value="2.8501" calcext:value-type="float">
            <text:p>2.8501</text:p>
          </table:table-cell>
          <table:table-cell office:value-type="float" office:value="4.21321428571429" calcext:value-type="float">
            <text:p>4.21321428571429</text:p>
          </table:table-cell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6.1356" calcext:value-type="float">
            <text:p>6.1356</text:p>
          </table:table-cell>
          <table:table-cell office:value-type="float" office:value="5.2012" calcext:value-type="float">
            <text:p>5.2012</text:p>
          </table:table-cell>
          <table:table-cell office:value-type="float" office:value="4.3822" calcext:value-type="float">
            <text:p>4.3822</text:p>
          </table:table-cell>
          <table:table-cell office:value-type="float" office:value="3.6058" calcext:value-type="float">
            <text:p>3.6058</text:p>
          </table:table-cell>
          <table:table-cell office:value-type="float" office:value="3.1149" calcext:value-type="float">
            <text:p>3.1149</text:p>
          </table:table-cell>
          <table:table-cell office:value-type="float" office:value="2.759" calcext:value-type="float">
            <text:p>2.759</text:p>
          </table:table-cell>
          <table:table-cell office:value-type="float" office:value="2.6482" calcext:value-type="float">
            <text:p>2.6482</text:p>
          </table:table-cell>
          <table:table-cell office:value-type="float" office:value="3.97812857142857" calcext:value-type="float">
            <text:p>3.97812857142857</text:p>
          </table:table-cell>
        </table:table-row>
        <table:table-row table:style-name="ro1">
          <table:table-cell office:value-type="string" calcext:value-type="string">
            <text:p>apu</text:p>
          </table:table-cell>
          <table:table-cell office:value-type="float" office:value="6.4185" calcext:value-type="float">
            <text:p>6.4185</text:p>
          </table:table-cell>
          <table:table-cell office:value-type="float" office:value="5.3567" calcext:value-type="float">
            <text:p>5.3567</text:p>
          </table:table-cell>
          <table:table-cell office:value-type="float" office:value="4.5606" calcext:value-type="float">
            <text:p>4.5606</text:p>
          </table:table-cell>
          <table:table-cell office:value-type="float" office:value="3.8949" calcext:value-type="float">
            <text:p>3.8949</text:p>
          </table:table-cell>
          <table:table-cell office:value-type="float" office:value="3.4137" calcext:value-type="float">
            <text:p>3.4137</text:p>
          </table:table-cell>
          <table:table-cell office:value-type="float" office:value="2.963" calcext:value-type="float">
            <text:p>2.963</text:p>
          </table:table-cell>
          <table:table-cell office:value-type="float" office:value="2.7356" calcext:value-type="float">
            <text:p>2.7356</text:p>
          </table:table-cell>
          <table:table-cell office:value-type="float" office:value="4.19185714285714" calcext:value-type="float">
            <text:p>4.19185714285714</text:p>
          </table:table-cell>
        </table:table-row>
        <table:table-row table:style-name="ro1">
          <table:table-cell office:value-type="string" calcext:value-type="string">
            <text:p>arn</text:p>
          </table:table-cell>
          <table:table-cell office:value-type="float" office:value="5.2665" calcext:value-type="float">
            <text:p>5.2665</text:p>
          </table:table-cell>
          <table:table-cell office:value-type="float" office:value="4.4004" calcext:value-type="float">
            <text:p>4.4004</text:p>
          </table:table-cell>
          <table:table-cell office:value-type="float" office:value="3.7324" calcext:value-type="float">
            <text:p>3.7324</text:p>
          </table:table-cell>
          <table:table-cell office:value-type="float" office:value="3.1653" calcext:value-type="float">
            <text:p>3.1653</text:p>
          </table:table-cell>
          <table:table-cell office:value-type="float" office:value="2.716" calcext:value-type="float">
            <text:p>2.716</text:p>
          </table:table-cell>
          <table:table-cell office:value-type="float" office:value="2.3602" calcext:value-type="float">
            <text:p>2.3602</text:p>
          </table:table-cell>
          <table:table-cell office:value-type="float" office:value="2.1662" calcext:value-type="float">
            <text:p>2.1662</text:p>
          </table:table-cell>
          <table:table-cell office:value-type="float" office:value="3.401" calcext:value-type="float">
            <text:p>3.401</text:p>
          </table:table-cell>
        </table:table-row>
        <table:table-row table:style-name="ro1">
          <table:table-cell office:value-type="string" calcext:value-type="string">
            <text:p>arz</text:p>
          </table:table-cell>
          <table:table-cell office:value-type="float" office:value="5.814" calcext:value-type="float">
            <text:p>5.814</text:p>
          </table:table-cell>
          <table:table-cell office:value-type="float" office:value="4.5941" calcext:value-type="float">
            <text:p>4.5941</text:p>
          </table:table-cell>
          <table:table-cell office:value-type="float" office:value="3.7052" calcext:value-type="float">
            <text:p>3.7052</text:p>
          </table:table-cell>
          <table:table-cell office:value-type="float" office:value="3.0775" calcext:value-type="float">
            <text:p>3.0775</text:p>
          </table:table-cell>
          <table:table-cell office:value-type="float" office:value="2.6917" calcext:value-type="float">
            <text:p>2.6917</text:p>
          </table:table-cell>
          <table:table-cell office:value-type="float" office:value="2.4794" calcext:value-type="float">
            <text:p>2.4794</text:p>
          </table:table-cell>
          <table:table-cell office:value-type="float" office:value="2.3371" calcext:value-type="float">
            <text:p>2.3371</text:p>
          </table:table-cell>
          <table:table-cell office:value-type="float" office:value="3.52842857142857" calcext:value-type="float">
            <text:p>3.52842857142857</text:p>
          </table:table-cell>
        </table:table-row>
        <table:table-row table:style-name="ro1">
          <table:table-cell office:value-type="string" calcext:value-type="string">
            <text:p>bsn</text:p>
          </table:table-cell>
          <table:table-cell office:value-type="float" office:value="6.2886" calcext:value-type="float">
            <text:p>6.2886</text:p>
          </table:table-cell>
          <table:table-cell office:value-type="float" office:value="5.0858" calcext:value-type="float">
            <text:p>5.0858</text:p>
          </table:table-cell>
          <table:table-cell office:value-type="float" office:value="4.1089" calcext:value-type="float">
            <text:p>4.1089</text:p>
          </table:table-cell>
          <table:table-cell office:value-type="float" office:value="3.2788" calcext:value-type="float">
            <text:p>3.2788</text:p>
          </table:table-cell>
          <table:table-cell office:value-type="float" office:value="2.7505" calcext:value-type="float">
            <text:p>2.7505</text:p>
          </table:table-cell>
          <table:table-cell office:value-type="float" office:value="2.3816" calcext:value-type="float">
            <text:p>2.3816</text:p>
          </table:table-cell>
          <table:table-cell office:value-type="float" office:value="2.1489" calcext:value-type="float">
            <text:p>2.1489</text:p>
          </table:table-cell>
          <table:table-cell office:value-type="float" office:value="3.72044285714286" calcext:value-type="float">
            <text:p>3.72044285714286</text:p>
          </table:table-cell>
        </table:table-row>
        <table:table-row table:style-name="ro1">
          <table:table-cell office:value-type="string" calcext:value-type="string">
            <text:p>cha</text:p>
          </table:table-cell>
          <table:table-cell office:value-type="float" office:value="3.8167" calcext:value-type="float">
            <text:p>3.8167</text:p>
          </table:table-cell>
          <table:table-cell office:value-type="float" office:value="3.1029" calcext:value-type="float">
            <text:p>3.1029</text:p>
          </table:table-cell>
          <table:table-cell office:value-type="float" office:value="2.7089" calcext:value-type="float">
            <text:p>2.7089</text:p>
          </table:table-cell>
          <table:table-cell office:value-type="float" office:value="2.4191" calcext:value-type="float">
            <text:p>2.4191</text:p>
          </table:table-cell>
          <table:table-cell office:value-type="float" office:value="2.2403" calcext:value-type="float">
            <text:p>2.2403</text:p>
          </table:table-cell>
          <table:table-cell office:value-type="float" office:value="2.1059" calcext:value-type="float">
            <text:p>2.1059</text:p>
          </table:table-cell>
          <table:table-cell office:value-type="float" office:value="2.0667" calcext:value-type="float">
            <text:p>2.0667</text:p>
          </table:table-cell>
          <table:table-cell office:value-type="float" office:value="2.63721428571429" calcext:value-type="float">
            <text:p>2.63721428571429</text:p>
          </table:table-cell>
        </table:table-row>
        <table:table-row table:style-name="ro1">
          <table:table-cell office:value-type="string" calcext:value-type="string">
            <text:p>ckt</text:p>
          </table:table-cell>
          <table:table-cell office:value-type="float" office:value="3.9336" calcext:value-type="float">
            <text:p>3.9336</text:p>
          </table:table-cell>
          <table:table-cell office:value-type="float" office:value="3.4095" calcext:value-type="float">
            <text:p>3.4095</text:p>
          </table:table-cell>
          <table:table-cell office:value-type="float" office:value="3.0041" calcext:value-type="float">
            <text:p>3.0041</text:p>
          </table:table-cell>
          <table:table-cell office:value-type="float" office:value="2.6703" calcext:value-type="float">
            <text:p>2.6703</text:p>
          </table:table-cell>
          <table:table-cell office:value-type="float" office:value="2.4444" calcext:value-type="float">
            <text:p>2.4444</text:p>
          </table:table-cell>
          <table:table-cell office:value-type="float" office:value="2.3502" calcext:value-type="float">
            <text:p>2.3502</text:p>
          </table:table-cell>
          <table:table-cell office:value-type="float" office:value="2.2754" calcext:value-type="float">
            <text:p>2.2754</text:p>
          </table:table-cell>
          <table:table-cell office:value-type="float" office:value="2.86964285714286" calcext:value-type="float">
            <text:p>2.86964285714286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5.2711" calcext:value-type="float">
            <text:p>5.2711</text:p>
          </table:table-cell>
          <table:table-cell office:value-type="float" office:value="4.2696" calcext:value-type="float">
            <text:p>4.2696</text:p>
          </table:table-cell>
          <table:table-cell office:value-type="float" office:value="3.4658" calcext:value-type="float">
            <text:p>3.4658</text:p>
          </table:table-cell>
          <table:table-cell office:value-type="float" office:value="2.8916" calcext:value-type="float">
            <text:p>2.8916</text:p>
          </table:table-cell>
          <table:table-cell office:value-type="float" office:value="2.5869" calcext:value-type="float">
            <text:p>2.5869</text:p>
          </table:table-cell>
          <table:table-cell office:value-type="float" office:value="2.3976" calcext:value-type="float">
            <text:p>2.3976</text:p>
          </table:table-cell>
          <table:table-cell office:value-type="float" office:value="2.27" calcext:value-type="float">
            <text:p>2.27</text:p>
          </table:table-cell>
          <table:table-cell office:value-type="float" office:value="3.30751428571429" calcext:value-type="float">
            <text:p>3.30751428571429</text:p>
          </table:table-cell>
        </table:table-row>
        <table:table-row table:style-name="ro1">
          <table:table-cell office:value-type="string" calcext:value-type="string">
            <text:p>dgz</text:p>
          </table:table-cell>
          <table:table-cell office:value-type="float" office:value="6.2908" calcext:value-type="float">
            <text:p>6.2908</text:p>
          </table:table-cell>
          <table:table-cell office:value-type="float" office:value="5.3315" calcext:value-type="float">
            <text:p>5.3315</text:p>
          </table:table-cell>
          <table:table-cell office:value-type="float" office:value="4.4176" calcext:value-type="float">
            <text:p>4.4176</text:p>
          </table:table-cell>
          <table:table-cell office:value-type="float" office:value="3.5148" calcext:value-type="float">
            <text:p>3.5148</text:p>
          </table:table-cell>
          <table:table-cell office:value-type="float" office:value="3.0243" calcext:value-type="float">
            <text:p>3.0243</text:p>
          </table:table-cell>
          <table:table-cell office:value-type="float" office:value="2.7329" calcext:value-type="float">
            <text:p>2.7329</text:p>
          </table:table-cell>
          <table:table-cell office:value-type="float" office:value="2.4747" calcext:value-type="float">
            <text:p>2.4747</text:p>
          </table:table-cell>
          <table:table-cell office:value-type="float" office:value="3.96951428571429" calcext:value-type="float">
            <text:p>3.96951428571429</text:p>
          </table:table-cell>
        </table:table-row>
        <table:table-row table:style-name="ro1">
          <table:table-cell office:value-type="string" calcext:value-type="string">
            <text:p>ell</text:p>
          </table:table-cell>
          <table:table-cell office:value-type="float" office:value="4.7442" calcext:value-type="float">
            <text:p>4.7442</text:p>
          </table:table-cell>
          <table:table-cell office:value-type="float" office:value="3.7634" calcext:value-type="float">
            <text:p>3.7634</text:p>
          </table:table-cell>
          <table:table-cell office:value-type="float" office:value="3.0962" calcext:value-type="float">
            <text:p>3.0962</text:p>
          </table:table-cell>
          <table:table-cell office:value-type="float" office:value="2.6909" calcext:value-type="float">
            <text:p>2.6909</text:p>
          </table:table-cell>
          <table:table-cell office:value-type="float" office:value="2.4246" calcext:value-type="float">
            <text:p>2.4246</text:p>
          </table:table-cell>
          <table:table-cell office:value-type="float" office:value="2.2834" calcext:value-type="float">
            <text:p>2.2834</text:p>
          </table:table-cell>
          <table:table-cell office:value-type="float" office:value="2.1993" calcext:value-type="float">
            <text:p>2.1993</text:p>
          </table:table-cell>
          <table:table-cell office:value-type="float" office:value="3.02885714285714" calcext:value-type="float">
            <text:p>3.02885714285714</text:p>
          </table:table-cell>
        </table:table-row>
        <table:table-row table:style-name="ro1">
          <table:table-cell office:value-type="string" calcext:value-type="string">
            <text:p>eng</text:p>
          </table:table-cell>
          <table:table-cell office:value-type="float" office:value="4.4547" calcext:value-type="float">
            <text:p>4.4547</text:p>
          </table:table-cell>
          <table:table-cell office:value-type="float" office:value="3.6229" calcext:value-type="float">
            <text:p>3.6229</text:p>
          </table:table-cell>
          <table:table-cell office:value-type="float" office:value="3.0364" calcext:value-type="float">
            <text:p>3.0364</text:p>
          </table:table-cell>
          <table:table-cell office:value-type="float" office:value="2.5463" calcext:value-type="float">
            <text:p>2.5463</text:p>
          </table:table-cell>
          <table:table-cell office:value-type="float" office:value="2.3702" calcext:value-type="float">
            <text:p>2.3702</text:p>
          </table:table-cell>
          <table:table-cell office:value-type="float" office:value="2.2476" calcext:value-type="float">
            <text:p>2.2476</text:p>
          </table:table-cell>
          <table:table-cell office:value-type="float" office:value="2.0325" calcext:value-type="float">
            <text:p>2.0325</text:p>
          </table:table-cell>
          <table:table-cell office:value-type="float" office:value="2.90151428571429" calcext:value-type="float">
            <text:p>2.90151428571429</text:p>
          </table:table-cell>
        </table:table-row>
        <table:table-row table:style-name="ro1">
          <table:table-cell office:value-type="string" calcext:value-type="string">
            <text:p>eus</text:p>
          </table:table-cell>
          <table:table-cell office:value-type="float" office:value="3.4767" calcext:value-type="float">
            <text:p>3.4767</text:p>
          </table:table-cell>
          <table:table-cell office:value-type="float" office:value="3.0584" calcext:value-type="float">
            <text:p>3.0584</text:p>
          </table:table-cell>
          <table:table-cell office:value-type="float" office:value="2.7511" calcext:value-type="float">
            <text:p>2.7511</text:p>
          </table:table-cell>
          <table:table-cell office:value-type="float" office:value="2.4581" calcext:value-type="float">
            <text:p>2.4581</text:p>
          </table:table-cell>
          <table:table-cell office:value-type="float" office:value="2.2642" calcext:value-type="float">
            <text:p>2.2642</text:p>
          </table:table-cell>
          <table:table-cell office:value-type="float" office:value="2.1997" calcext:value-type="float">
            <text:p>2.1997</text:p>
          </table:table-cell>
          <table:table-cell office:value-type="float" office:value="2.0556" calcext:value-type="float">
            <text:p>2.0556</text:p>
          </table:table-cell>
          <table:table-cell office:value-type="float" office:value="2.60911428571429" calcext:value-type="float">
            <text:p>2.60911428571429</text:p>
          </table:table-cell>
        </table:table-row>
        <table:table-row table:style-name="ro1">
          <table:table-cell office:value-type="string" calcext:value-type="string">
            <text:p>fij</text:p>
          </table:table-cell>
          <table:table-cell office:value-type="float" office:value="4.5621" calcext:value-type="float">
            <text:p>4.5621</text:p>
          </table:table-cell>
          <table:table-cell office:value-type="float" office:value="3.7671" calcext:value-type="float">
            <text:p>3.7671</text:p>
          </table:table-cell>
          <table:table-cell office:value-type="float" office:value="2.9851" calcext:value-type="float">
            <text:p>2.9851</text:p>
          </table:table-cell>
          <table:table-cell office:value-type="float" office:value="2.56" calcext:value-type="float">
            <text:p>2.56</text:p>
          </table:table-cell>
          <table:table-cell office:value-type="float" office:value="2.2514" calcext:value-type="float">
            <text:p>2.2514</text:p>
          </table:table-cell>
          <table:table-cell office:value-type="float" office:value="2.1342" calcext:value-type="float">
            <text:p>2.1342</text:p>
          </table:table-cell>
          <table:table-cell office:value-type="float" office:value="2.0533" calcext:value-type="float">
            <text:p>2.0533</text:p>
          </table:table-cell>
          <table:table-cell office:value-type="float" office:value="2.90188571428571" calcext:value-type="float">
            <text:p>2.90188571428571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.0859" calcext:value-type="float">
            <text:p>5.0859</text:p>
          </table:table-cell>
          <table:table-cell office:value-type="float" office:value="4.0155" calcext:value-type="float">
            <text:p>4.0155</text:p>
          </table:table-cell>
          <table:table-cell office:value-type="float" office:value="3.2405" calcext:value-type="float">
            <text:p>3.2405</text:p>
          </table:table-cell>
          <table:table-cell office:value-type="float" office:value="2.72" calcext:value-type="float">
            <text:p>2.72</text:p>
          </table:table-cell>
          <table:table-cell office:value-type="float" office:value="2.465" calcext:value-type="float">
            <text:p>2.465</text:p>
          </table:table-cell>
          <table:table-cell office:value-type="float" office:value="2.3144" calcext:value-type="float">
            <text:p>2.3144</text:p>
          </table:table-cell>
          <table:table-cell office:value-type="float" office:value="2.2246" calcext:value-type="float">
            <text:p>2.2246</text:p>
          </table:table-cell>
          <table:table-cell office:value-type="float" office:value="3.15227142857143" calcext:value-type="float">
            <text:p>3.15227142857143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4.7856" calcext:value-type="float">
            <text:p>4.7856</text:p>
          </table:table-cell>
          <table:table-cell office:value-type="float" office:value="3.8411" calcext:value-type="float">
            <text:p>3.8411</text:p>
          </table:table-cell>
          <table:table-cell office:value-type="float" office:value="3.2025" calcext:value-type="float">
            <text:p>3.2025</text:p>
          </table:table-cell>
          <table:table-cell office:value-type="float" office:value="2.7606" calcext:value-type="float">
            <text:p>2.7606</text:p>
          </table:table-cell>
          <table:table-cell office:value-type="float" office:value="2.5122" calcext:value-type="float">
            <text:p>2.5122</text:p>
          </table:table-cell>
          <table:table-cell office:value-type="float" office:value="2.4279" calcext:value-type="float">
            <text:p>2.4279</text:p>
          </table:table-cell>
          <table:table-cell office:value-type="float" office:value="2.1053" calcext:value-type="float">
            <text:p>2.1053</text:p>
          </table:table-cell>
          <table:table-cell office:value-type="float" office:value="3.09074285714286" calcext:value-type="float">
            <text:p>3.09074285714286</text:p>
          </table:table-cell>
        </table:table-row>
        <table:table-row table:style-name="ro1">
          <table:table-cell office:value-type="string" calcext:value-type="string">
            <text:p>gug</text:p>
          </table:table-cell>
          <table:table-cell office:value-type="float" office:value="4.2167" calcext:value-type="float">
            <text:p>4.2167</text:p>
          </table:table-cell>
          <table:table-cell office:value-type="float" office:value="3.6985" calcext:value-type="float">
            <text:p>3.6985</text:p>
          </table:table-cell>
          <table:table-cell office:value-type="float" office:value="3.1921" calcext:value-type="float">
            <text:p>3.1921</text:p>
          </table:table-cell>
          <table:table-cell office:value-type="float" office:value="2.7096" calcext:value-type="float">
            <text:p>2.7096</text:p>
          </table:table-cell>
          <table:table-cell office:value-type="float" office:value="2.3974" calcext:value-type="float">
            <text:p>2.3974</text:p>
          </table:table-cell>
          <table:table-cell office:value-type="float" office:value="2.283" calcext:value-type="float">
            <text:p>2.283</text:p>
          </table:table-cell>
          <table:table-cell office:value-type="float" office:value="2.2" calcext:value-type="float">
            <text:p>2.2</text:p>
          </table:table-cell>
          <table:table-cell office:value-type="float" office:value="2.95675714285714" calcext:value-type="float">
            <text:p>2.95675714285714</text:p>
          </table:table-cell>
        </table:table-row>
        <table:table-row table:style-name="ro1">
          <table:table-cell office:value-type="string" calcext:value-type="string">
            <text:p>hae</text:p>
          </table:table-cell>
          <table:table-cell office:value-type="float" office:value="4.6851" calcext:value-type="float">
            <text:p>4.6851</text:p>
          </table:table-cell>
          <table:table-cell office:value-type="float" office:value="3.9197" calcext:value-type="float">
            <text:p>3.9197</text:p>
          </table:table-cell>
          <table:table-cell office:value-type="float" office:value="3.3635" calcext:value-type="float">
            <text:p>3.3635</text:p>
          </table:table-cell>
          <table:table-cell office:value-type="float" office:value="2.8869" calcext:value-type="float">
            <text:p>2.8869</text:p>
          </table:table-cell>
          <table:table-cell office:value-type="float" office:value="2.6237" calcext:value-type="float">
            <text:p>2.6237</text:p>
          </table:table-cell>
          <table:table-cell office:value-type="float" office:value="2.4964" calcext:value-type="float">
            <text:p>2.4964</text:p>
          </table:table-cell>
          <table:table-cell office:value-type="float" office:value="2.2546" calcext:value-type="float">
            <text:p>2.2546</text:p>
          </table:table-cell>
          <table:table-cell office:value-type="float" office:value="3.1757" calcext:value-type="float">
            <text:p>3.1757</text:p>
          </table:table-cell>
        </table:table-row>
        <table:table-row table:style-name="ro1">
          <table:table-cell office:value-type="string" calcext:value-type="string">
            <text:p>hau</text:p>
          </table:table-cell>
          <table:table-cell office:value-type="float" office:value="3.8182" calcext:value-type="float">
            <text:p>3.8182</text:p>
          </table:table-cell>
          <table:table-cell office:value-type="float" office:value="3.2927" calcext:value-type="float">
            <text:p>3.2927</text:p>
          </table:table-cell>
          <table:table-cell office:value-type="float" office:value="2.928" calcext:value-type="float">
            <text:p>2.928</text:p>
          </table:table-cell>
          <table:table-cell office:value-type="float" office:value="2.5505" calcext:value-type="float">
            <text:p>2.5505</text:p>
          </table:table-cell>
          <table:table-cell office:value-type="float" office:value="2.3607" calcext:value-type="float">
            <text:p>2.3607</text:p>
          </table:table-cell>
          <table:table-cell office:value-type="float" office:value="2.2355" calcext:value-type="float">
            <text:p>2.2355</text:p>
          </table:table-cell>
          <table:table-cell office:value-type="float" office:value="2.3214" calcext:value-type="float">
            <text:p>2.3214</text:p>
          </table:table-cell>
          <table:table-cell office:value-type="float" office:value="2.78671428571429" calcext:value-type="float">
            <text:p>2.78671428571429</text:p>
          </table:table-cell>
        </table:table-row>
        <table:table-row table:style-name="ro1">
          <table:table-cell office:value-type="string" calcext:value-type="string">
            <text:p>hin</text:p>
          </table:table-cell>
          <table:table-cell office:value-type="float" office:value="4.6764" calcext:value-type="float">
            <text:p>4.6764</text:p>
          </table:table-cell>
          <table:table-cell office:value-type="float" office:value="3.7244" calcext:value-type="float">
            <text:p>3.7244</text:p>
          </table:table-cell>
          <table:table-cell office:value-type="float" office:value="3.1509" calcext:value-type="float">
            <text:p>3.1509</text:p>
          </table:table-cell>
          <table:table-cell office:value-type="float" office:value="2.6393" calcext:value-type="float">
            <text:p>2.6393</text:p>
          </table:table-cell>
          <table:table-cell office:value-type="float" office:value="2.4401" calcext:value-type="float">
            <text:p>2.4401</text:p>
          </table:table-cell>
          <table:table-cell office:value-type="float" office:value="2.2569" calcext:value-type="float">
            <text:p>2.2569</text:p>
          </table:table-cell>
          <table:table-cell office:value-type="float" office:value="2.0862" calcext:value-type="float">
            <text:p>2.0862</text:p>
          </table:table-cell>
          <table:table-cell office:value-type="float" office:value="2.99631428571428" calcext:value-type="float">
            <text:p>2.99631428571428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5.9083" calcext:value-type="float">
            <text:p>5.9083</text:p>
          </table:table-cell>
          <table:table-cell office:value-type="float" office:value="4.6841" calcext:value-type="float">
            <text:p>4.6841</text:p>
          </table:table-cell>
          <table:table-cell office:value-type="float" office:value="3.6781" calcext:value-type="float">
            <text:p>3.6781</text:p>
          </table:table-cell>
          <table:table-cell office:value-type="float" office:value="2.9398" calcext:value-type="float">
            <text:p>2.9398</text:p>
          </table:table-cell>
          <table:table-cell office:value-type="float" office:value="2.5201" calcext:value-type="float">
            <text:p>2.5201</text:p>
          </table:table-cell>
          <table:table-cell office:value-type="float" office:value="2.2556" calcext:value-type="float">
            <text:p>2.2556</text:p>
          </table:table-cell>
          <table:table-cell office:value-type="float" office:value="2.1452" calcext:value-type="float">
            <text:p>2.1452</text:p>
          </table:table-cell>
          <table:table-cell office:value-type="float" office:value="3.44731428571429" calcext:value-type="float">
            <text:p>3.44731428571429</text:p>
          </table:table-cell>
        </table:table-row>
        <table:table-row table:style-name="ro1">
          <table:table-cell office:value-type="string" calcext:value-type="string">
            <text:p>jac</text:p>
          </table:table-cell>
          <table:table-cell office:value-type="float" office:value="5.2192" calcext:value-type="float">
            <text:p>5.2192</text:p>
          </table:table-cell>
          <table:table-cell office:value-type="float" office:value="4.2857" calcext:value-type="float">
            <text:p>4.2857</text:p>
          </table:table-cell>
          <table:table-cell office:value-type="float" office:value="3.4968" calcext:value-type="float">
            <text:p>3.4968</text:p>
          </table:table-cell>
          <table:table-cell office:value-type="float" office:value="2.8748" calcext:value-type="float">
            <text:p>2.8748</text:p>
          </table:table-cell>
          <table:table-cell office:value-type="float" office:value="2.4938" calcext:value-type="float">
            <text:p>2.4938</text:p>
          </table:table-cell>
          <table:table-cell office:value-type="float" office:value="2.3605" calcext:value-type="float">
            <text:p>2.3605</text:p>
          </table:table-cell>
          <table:table-cell office:value-type="float" office:value="2.2275" calcext:value-type="float">
            <text:p>2.2275</text:p>
          </table:table-cell>
          <table:table-cell office:value-type="float" office:value="3.27975714285714" calcext:value-type="float">
            <text:p>3.27975714285714</text:p>
          </table:table-cell>
        </table:table-row>
        <table:table-row table:style-name="ro1">
          <table:table-cell office:value-type="string" calcext:value-type="string">
            <text:p>kal</text:p>
          </table:table-cell>
          <table:table-cell office:value-type="float" office:value="2.8628" calcext:value-type="float">
            <text:p>2.8628</text:p>
          </table:table-cell>
          <table:table-cell office:value-type="float" office:value="2.6356" calcext:value-type="float">
            <text:p>2.6356</text:p>
          </table:table-cell>
          <table:table-cell office:value-type="float" office:value="2.4404" calcext:value-type="float">
            <text:p>2.4404</text:p>
          </table:table-cell>
          <table:table-cell office:value-type="float" office:value="2.3224" calcext:value-type="float">
            <text:p>2.3224</text:p>
          </table:table-cell>
          <table:table-cell office:value-type="float" office:value="2.2323" calcext:value-type="float">
            <text:p>2.2323</text:p>
          </table:table-cell>
          <table:table-cell office:value-type="float" office:value="2.1514" calcext:value-type="float">
            <text:p>2.1514</text:p>
          </table:table-cell>
          <table:table-cell office:value-type="float" office:value="2.0741" calcext:value-type="float">
            <text:p>2.0741</text:p>
          </table:table-cell>
          <table:table-cell office:value-type="float" office:value="2.38842857142857" calcext:value-type="float">
            <text:p>2.38842857142857</text:p>
          </table:table-cell>
        </table:table-row>
        <table:table-row table:style-name="ro1">
          <table:table-cell office:value-type="string" calcext:value-type="string">
            <text:p>kat</text:p>
          </table:table-cell>
          <table:table-cell office:value-type="float" office:value="2.9706" calcext:value-type="float">
            <text:p>2.9706</text:p>
          </table:table-cell>
          <table:table-cell office:value-type="float" office:value="2.7088" calcext:value-type="float">
            <text:p>2.7088</text:p>
          </table:table-cell>
          <table:table-cell office:value-type="float" office:value="2.4649" calcext:value-type="float">
            <text:p>2.4649</text:p>
          </table:table-cell>
          <table:table-cell office:value-type="float" office:value="2.3333" calcext:value-type="float">
            <text:p>2.3333</text:p>
          </table:table-cell>
          <table:table-cell office:value-type="float" office:value="2.2734" calcext:value-type="float">
            <text:p>2.2734</text:p>
          </table:table-cell>
          <table:table-cell office:value-type="float" office:value="2.1935" calcext:value-type="float">
            <text:p>2.1935</text:p>
          </table:table-cell>
          <table:table-cell office:value-type="float" office:value="2.3333" calcext:value-type="float">
            <text:p>2.3333</text:p>
          </table:table-cell>
          <table:table-cell office:value-type="float" office:value="2.46825714285714" calcext:value-type="float">
            <text:p>2.46825714285714</text:p>
          </table:table-cell>
        </table:table-row>
        <table:table-row table:style-name="ro1">
          <table:table-cell office:value-type="string" calcext:value-type="string">
            <text:p>kew</text:p>
          </table:table-cell>
          <table:table-cell office:value-type="float" office:value="6.7009" calcext:value-type="float">
            <text:p>6.7009</text:p>
          </table:table-cell>
          <table:table-cell office:value-type="float" office:value="5.5106" calcext:value-type="float">
            <text:p>5.5106</text:p>
          </table:table-cell>
          <table:table-cell office:value-type="float" office:value="4.4208" calcext:value-type="float">
            <text:p>4.4208</text:p>
          </table:table-cell>
          <table:table-cell office:value-type="float" office:value="3.4273" calcext:value-type="float">
            <text:p>3.4273</text:p>
          </table:table-cell>
          <table:table-cell office:value-type="float" office:value="2.8557" calcext:value-type="float">
            <text:p>2.8557</text:p>
          </table:table-cell>
          <table:table-cell office:value-type="float" office:value="2.5715" calcext:value-type="float">
            <text:p>2.5715</text:p>
          </table:table-cell>
          <table:table-cell office:value-type="float" office:value="2.2661" calcext:value-type="float">
            <text:p>2.2661</text:p>
          </table:table-cell>
          <table:table-cell office:value-type="float" office:value="3.9647" calcext:value-type="float">
            <text:p>3.9647</text:p>
          </table:table-cell>
        </table:table-row>
        <table:table-row table:style-name="ro1">
          <table:table-cell office:value-type="string" calcext:value-type="string">
            <text:p>khk</text:p>
          </table:table-cell>
          <table:table-cell office:value-type="float" office:value="3.7716" calcext:value-type="float">
            <text:p>3.7716</text:p>
          </table:table-cell>
          <table:table-cell office:value-type="float" office:value="3.31" calcext:value-type="float">
            <text:p>3.31</text:p>
          </table:table-cell>
          <table:table-cell office:value-type="float" office:value="2.8869" calcext:value-type="float">
            <text:p>2.8869</text:p>
          </table:table-cell>
          <table:table-cell office:value-type="float" office:value="2.5567" calcext:value-type="float">
            <text:p>2.5567</text:p>
          </table:table-cell>
          <table:table-cell office:value-type="float" office:value="2.3582" calcext:value-type="float">
            <text:p>2.3582</text:p>
          </table:table-cell>
          <table:table-cell office:value-type="float" office:value="2.2797" calcext:value-type="float">
            <text:p>2.2797</text:p>
          </table:table-cell>
          <table:table-cell office:value-type="float" office:value="2.2021" calcext:value-type="float">
            <text:p>2.2021</text:p>
          </table:table-cell>
          <table:table-cell office:value-type="float" office:value="2.76645714285714" calcext:value-type="float">
            <text:p>2.76645714285714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5.1526" calcext:value-type="float">
            <text:p>5.1526</text:p>
          </table:table-cell>
          <table:table-cell office:value-type="float" office:value="4.6057" calcext:value-type="float">
            <text:p>4.6057</text:p>
          </table:table-cell>
          <table:table-cell office:value-type="float" office:value="3.5871" calcext:value-type="float">
            <text:p>3.5871</text:p>
          </table:table-cell>
          <table:table-cell office:value-type="float" office:value="3.1832" calcext:value-type="float">
            <text:p>3.1832</text:p>
          </table:table-cell>
          <table:table-cell office:value-type="float" office:value="2.694" calcext:value-type="float">
            <text:p>2.694</text:p>
          </table:table-cell>
          <table:table-cell office:value-type="float" office:value="2.8584" calcext:value-type="float">
            <text:p>2.8584</text:p>
          </table:table-cell>
          <table:table-cell table:style-name="ce20"/>
          <table:table-cell office:value-type="float" office:value="3.68016666666667" calcext:value-type="float">
            <text:p>3.68016666666667</text:p>
          </table:table-cell>
        </table:table-row>
        <table:table-row table:style-name="ro1">
          <table:table-cell office:value-type="string" calcext:value-type="string">
            <text:p>laj</text:p>
          </table:table-cell>
          <table:table-cell office:value-type="float" office:value="4.6827" calcext:value-type="float">
            <text:p>4.6827</text:p>
          </table:table-cell>
          <table:table-cell office:value-type="float" office:value="3.7556" calcext:value-type="float">
            <text:p>3.7556</text:p>
          </table:table-cell>
          <table:table-cell office:value-type="float" office:value="3.3629" calcext:value-type="float">
            <text:p>3.3629</text:p>
          </table:table-cell>
          <table:table-cell office:value-type="float" office:value="2.9272" calcext:value-type="float">
            <text:p>2.9272</text:p>
          </table:table-cell>
          <table:table-cell office:value-type="float" office:value="2.7054" calcext:value-type="float">
            <text:p>2.7054</text:p>
          </table:table-cell>
          <table:table-cell office:value-type="float" office:value="2.5933" calcext:value-type="float">
            <text:p>2.5933</text:p>
          </table:table-cell>
          <table:table-cell table:style-name="ce20"/>
          <table:table-cell office:value-type="float" office:value="3.33785" calcext:value-type="float">
            <text:p>3.33785</text:p>
          </table:table-cell>
        </table:table-row>
        <table:table-row table:style-name="ro1">
          <table:table-cell office:value-type="string" calcext:value-type="string">
            <text:p>mig</text:p>
          </table:table-cell>
          <table:table-cell office:value-type="float" office:value="4.8773" calcext:value-type="float">
            <text:p>4.8773</text:p>
          </table:table-cell>
          <table:table-cell office:value-type="float" office:value="3.996" calcext:value-type="float">
            <text:p>3.996</text:p>
          </table:table-cell>
          <table:table-cell office:value-type="float" office:value="3.3915" calcext:value-type="float">
            <text:p>3.3915</text:p>
          </table:table-cell>
          <table:table-cell office:value-type="float" office:value="2.8322" calcext:value-type="float">
            <text:p>2.8322</text:p>
          </table:table-cell>
          <table:table-cell office:value-type="float" office:value="2.5292" calcext:value-type="float">
            <text:p>2.5292</text:p>
          </table:table-cell>
          <table:table-cell office:value-type="float" office:value="2.2878" calcext:value-type="float">
            <text:p>2.2878</text:p>
          </table:table-cell>
          <table:table-cell office:value-type="float" office:value="2.2076" calcext:value-type="float">
            <text:p>2.2076</text:p>
          </table:table-cell>
          <table:table-cell office:value-type="float" office:value="3.16022857142857" calcext:value-type="float">
            <text:p>3.16022857142857</text:p>
          </table:table-cell>
        </table:table-row>
        <table:table-row table:style-name="ro1">
          <table:table-cell office:value-type="string" calcext:value-type="string">
            <text:p>mph</text:p>
          </table:table-cell>
          <table:table-cell office:value-type="float" office:value="2.9743" calcext:value-type="float">
            <text:p>2.9743</text:p>
          </table:table-cell>
          <table:table-cell office:value-type="float" office:value="2.6104" calcext:value-type="float">
            <text:p>2.6104</text:p>
          </table:table-cell>
          <table:table-cell office:value-type="float" office:value="2.3521" calcext:value-type="float">
            <text:p>2.3521</text:p>
          </table:table-cell>
          <table:table-cell office:value-type="float" office:value="2.2136" calcext:value-type="float">
            <text:p>2.2136</text:p>
          </table:table-cell>
          <table:table-cell office:value-type="float" office:value="2.1408" calcext:value-type="float">
            <text:p>2.1408</text:p>
          </table:table-cell>
          <table:table-cell office:value-type="float" office:value="2.0833" calcext:value-type="float">
            <text:p>2.0833</text:p>
          </table:table-cell>
          <table:table-cell office:value-type="float" office:value="2.069" calcext:value-type="float">
            <text:p>2.069</text:p>
          </table:table-cell>
          <table:table-cell office:value-type="float" office:value="2.34907142857143" calcext:value-type="float">
            <text:p>2.34907142857143</text:p>
          </table:table-cell>
        </table:table-row>
        <table:table-row table:style-name="ro1">
          <table:table-cell office:value-type="string" calcext:value-type="string">
            <text:p>mya</text:p>
          </table:table-cell>
          <table:table-cell office:value-type="float" office:value="3.5843" calcext:value-type="float">
            <text:p>3.5843</text:p>
          </table:table-cell>
          <table:table-cell office:value-type="float" office:value="3.218" calcext:value-type="float">
            <text:p>3.218</text:p>
          </table:table-cell>
          <table:table-cell office:value-type="float" office:value="2.9079" calcext:value-type="float">
            <text:p>2.9079</text:p>
          </table:table-cell>
          <table:table-cell office:value-type="float" office:value="2.6031" calcext:value-type="float">
            <text:p>2.6031</text:p>
          </table:table-cell>
          <table:table-cell office:value-type="float" office:value="2.3619" calcext:value-type="float">
            <text:p>2.3619</text:p>
          </table:table-cell>
          <table:table-cell office:value-type="float" office:value="2.1376" calcext:value-type="float">
            <text:p>2.1376</text:p>
          </table:table-cell>
          <table:table-cell office:value-type="float" office:value="2.0152" calcext:value-type="float">
            <text:p>2.0152</text:p>
          </table:table-cell>
          <table:table-cell office:value-type="float" office:value="2.68971428571429" calcext:value-type="float">
            <text:p>2.68971428571429</text:p>
          </table:table-cell>
        </table:table-row>
        <table:table-row table:style-name="ro1">
          <table:table-cell office:value-type="string" calcext:value-type="string">
            <text:p>mzh</text:p>
          </table:table-cell>
          <table:table-cell office:value-type="float" office:value="6.3033" calcext:value-type="float">
            <text:p>6.3033</text:p>
          </table:table-cell>
          <table:table-cell office:value-type="float" office:value="5.2544" calcext:value-type="float">
            <text:p>5.2544</text:p>
          </table:table-cell>
          <table:table-cell office:value-type="float" office:value="4.2925" calcext:value-type="float">
            <text:p>4.2925</text:p>
          </table:table-cell>
          <table:table-cell office:value-type="float" office:value="3.5041" calcext:value-type="float">
            <text:p>3.5041</text:p>
          </table:table-cell>
          <table:table-cell office:value-type="float" office:value="2.9958" calcext:value-type="float">
            <text:p>2.9958</text:p>
          </table:table-cell>
          <table:table-cell office:value-type="float" office:value="2.6064" calcext:value-type="float">
            <text:p>2.6064</text:p>
          </table:table-cell>
          <table:table-cell office:value-type="float" office:value="2.3666" calcext:value-type="float">
            <text:p>2.3666</text:p>
          </table:table-cell>
          <table:table-cell office:value-type="float" office:value="3.9033" calcext:value-type="float">
            <text:p>3.9033</text:p>
          </table:table-cell>
        </table:table-row>
        <table:table-row table:style-name="ro1">
          <table:table-cell office:value-type="string" calcext:value-type="string">
            <text:p>naq</text:p>
          </table:table-cell>
          <table:table-cell office:value-type="float" office:value="3.847" calcext:value-type="float">
            <text:p>3.847</text:p>
          </table:table-cell>
          <table:table-cell office:value-type="float" office:value="3.3743" calcext:value-type="float">
            <text:p>3.3743</text:p>
          </table:table-cell>
          <table:table-cell office:value-type="float" office:value="3.0058" calcext:value-type="float">
            <text:p>3.0058</text:p>
          </table:table-cell>
          <table:table-cell office:value-type="float" office:value="2.781" calcext:value-type="float">
            <text:p>2.781</text:p>
          </table:table-cell>
          <table:table-cell office:value-type="float" office:value="2.6047" calcext:value-type="float">
            <text:p>2.6047</text:p>
          </table:table-cell>
          <table:table-cell office:value-type="float" office:value="2.526" calcext:value-type="float">
            <text:p>2.526</text:p>
          </table:table-cell>
          <table:table-cell office:value-type="float" office:value="2.3649" calcext:value-type="float">
            <text:p>2.3649</text:p>
          </table:table-cell>
          <table:table-cell office:value-type="float" office:value="2.9291" calcext:value-type="float">
            <text:p>2.9291</text:p>
          </table:table-cell>
        </table:table-row>
        <table:table-row table:style-name="ro1">
          <table:table-cell office:value-type="string" calcext:value-type="string">
            <text:p>pes</text:p>
          </table:table-cell>
          <table:table-cell office:value-type="float" office:value="3.827" calcext:value-type="float">
            <text:p>3.827</text:p>
          </table:table-cell>
          <table:table-cell office:value-type="float" office:value="3.3525" calcext:value-type="float">
            <text:p>3.3525</text:p>
          </table:table-cell>
          <table:table-cell office:value-type="float" office:value="2.9955" calcext:value-type="float">
            <text:p>2.9955</text:p>
          </table:table-cell>
          <table:table-cell office:value-type="float" office:value="2.6" calcext:value-type="float">
            <text:p>2.6</text:p>
          </table:table-cell>
          <table:table-cell office:value-type="float" office:value="2.4872" calcext:value-type="float">
            <text:p>2.4872</text:p>
          </table:table-cell>
          <table:table-cell office:value-type="float" office:value="2.4886" calcext:value-type="float">
            <text:p>2.4886</text:p>
          </table:table-cell>
          <table:table-cell table:style-name="ce20"/>
          <table:table-cell office:value-type="float" office:value="2.95846666666667" calcext:value-type="float">
            <text:p>2.95846666666667</text:p>
          </table:table-cell>
        </table:table-row>
        <table:table-row table:style-name="ro1">
          <table:table-cell office:value-type="string" calcext:value-type="string">
            <text:p>plt</text:p>
          </table:table-cell>
          <table:table-cell office:value-type="float" office:value="6.4026" calcext:value-type="float">
            <text:p>6.4026</text:p>
          </table:table-cell>
          <table:table-cell office:value-type="float" office:value="5.1211" calcext:value-type="float">
            <text:p>5.1211</text:p>
          </table:table-cell>
          <table:table-cell office:value-type="float" office:value="3.9623" calcext:value-type="float">
            <text:p>3.9623</text:p>
          </table:table-cell>
          <table:table-cell office:value-type="float" office:value="3.1816" calcext:value-type="float">
            <text:p>3.1816</text:p>
          </table:table-cell>
          <table:table-cell office:value-type="float" office:value="2.7069" calcext:value-type="float">
            <text:p>2.7069</text:p>
          </table:table-cell>
          <table:table-cell office:value-type="float" office:value="2.4955" calcext:value-type="float">
            <text:p>2.4955</text:p>
          </table:table-cell>
          <table:table-cell office:value-type="float" office:value="2.3199" calcext:value-type="float">
            <text:p>2.3199</text:p>
          </table:table-cell>
          <table:table-cell office:value-type="float" office:value="3.74141428571429" calcext:value-type="float">
            <text:p>3.74141428571429</text:p>
          </table:table-cell>
        </table:table-row>
        <table:table-row table:style-name="ro1">
          <table:table-cell office:value-type="string" calcext:value-type="string">
            <text:p>qvi</text:p>
          </table:table-cell>
          <table:table-cell office:value-type="float" office:value="7.0236" calcext:value-type="float">
            <text:p>7.0236</text:p>
          </table:table-cell>
          <table:table-cell office:value-type="float" office:value="5.6766" calcext:value-type="float">
            <text:p>5.6766</text:p>
          </table:table-cell>
          <table:table-cell office:value-type="float" office:value="4.5255" calcext:value-type="float">
            <text:p>4.5255</text:p>
          </table:table-cell>
          <table:table-cell office:value-type="float" office:value="3.4778" calcext:value-type="float">
            <text:p>3.4778</text:p>
          </table:table-cell>
          <table:table-cell office:value-type="float" office:value="2.8118" calcext:value-type="float">
            <text:p>2.8118</text:p>
          </table:table-cell>
          <table:table-cell office:value-type="float" office:value="2.3961" calcext:value-type="float">
            <text:p>2.3961</text:p>
          </table:table-cell>
          <table:table-cell office:value-type="float" office:value="2.1111" calcext:value-type="float">
            <text:p>2.1111</text:p>
          </table:table-cell>
          <table:table-cell office:value-type="float" office:value="4.00321428571429" calcext:value-type="float">
            <text:p>4.00321428571429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3.4709" calcext:value-type="float">
            <text:p>3.4709</text:p>
          </table:table-cell>
          <table:table-cell office:value-type="float" office:value="3.1448" calcext:value-type="float">
            <text:p>3.1448</text:p>
          </table:table-cell>
          <table:table-cell office:value-type="float" office:value="2.9066" calcext:value-type="float">
            <text:p>2.9066</text:p>
          </table:table-cell>
          <table:table-cell office:value-type="float" office:value="2.6685" calcext:value-type="float">
            <text:p>2.6685</text:p>
          </table:table-cell>
          <table:table-cell office:value-type="float" office:value="2.532" calcext:value-type="float">
            <text:p>2.532</text:p>
          </table:table-cell>
          <table:table-cell office:value-type="float" office:value="2.5" calcext:value-type="float">
            <text:p>2.5</text:p>
          </table:table-cell>
          <table:table-cell office:value-type="float" office:value="2.5241" calcext:value-type="float">
            <text:p>2.5241</text:p>
          </table:table-cell>
          <table:table-cell office:value-type="float" office:value="2.82098571428571" calcext:value-type="float">
            <text:p>2.82098571428571</text:p>
          </table:table-cell>
        </table:table-row>
        <table:table-row table:style-name="ro1">
          <table:table-cell office:value-type="string" calcext:value-type="string">
            <text:p>sag</text:p>
          </table:table-cell>
          <table:table-cell office:value-type="float" office:value="4.5869" calcext:value-type="float">
            <text:p>4.5869</text:p>
          </table:table-cell>
          <table:table-cell office:value-type="float" office:value="3.8683" calcext:value-type="float">
            <text:p>3.8683</text:p>
          </table:table-cell>
          <table:table-cell office:value-type="float" office:value="3.3223" calcext:value-type="float">
            <text:p>3.3223</text:p>
          </table:table-cell>
          <table:table-cell office:value-type="float" office:value="2.8185" calcext:value-type="float">
            <text:p>2.8185</text:p>
          </table:table-cell>
          <table:table-cell office:value-type="float" office:value="2.3691" calcext:value-type="float">
            <text:p>2.3691</text:p>
          </table:table-cell>
          <table:table-cell office:value-type="float" office:value="2.2513" calcext:value-type="float">
            <text:p>2.2513</text:p>
          </table:table-cell>
          <table:table-cell office:value-type="float" office:value="2" calcext:value-type="float">
            <text:p>2</text:p>
          </table:table-cell>
          <table:table-cell office:value-type="float" office:value="3.03091428571429" calcext:value-type="float">
            <text:p>3.03091428571429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float" office:value="4.875" calcext:value-type="float">
            <text:p>4.875</text:p>
          </table:table-cell>
          <table:table-cell office:value-type="float" office:value="3.8646" calcext:value-type="float">
            <text:p>3.8646</text:p>
          </table:table-cell>
          <table:table-cell office:value-type="float" office:value="3.2648" calcext:value-type="float">
            <text:p>3.2648</text:p>
          </table:table-cell>
          <table:table-cell office:value-type="float" office:value="2.7905" calcext:value-type="float">
            <text:p>2.7905</text:p>
          </table:table-cell>
          <table:table-cell office:value-type="float" office:value="2.5558" calcext:value-type="float">
            <text:p>2.5558</text:p>
          </table:table-cell>
          <table:table-cell office:value-type="float" office:value="2.4383" calcext:value-type="float">
            <text:p>2.4383</text:p>
          </table:table-cell>
          <table:table-cell office:value-type="float" office:value="2.2947" calcext:value-type="float">
            <text:p>2.2947</text:p>
          </table:table-cell>
          <table:table-cell office:value-type="float" office:value="3.15481428571429" calcext:value-type="float">
            <text:p>3.15481428571429</text:p>
          </table:table-cell>
        </table:table-row>
        <table:table-row table:style-name="ro1">
          <table:table-cell office:value-type="string" calcext:value-type="string">
            <text:p>swh</text:p>
          </table:table-cell>
          <table:table-cell office:value-type="float" office:value="4.0585" calcext:value-type="float">
            <text:p>4.0585</text:p>
          </table:table-cell>
          <table:table-cell office:value-type="float" office:value="3.3996" calcext:value-type="float">
            <text:p>3.3996</text:p>
          </table:table-cell>
          <table:table-cell office:value-type="float" office:value="2.9542" calcext:value-type="float">
            <text:p>2.9542</text:p>
          </table:table-cell>
          <table:table-cell office:value-type="float" office:value="2.5804" calcext:value-type="float">
            <text:p>2.5804</text:p>
          </table:table-cell>
          <table:table-cell office:value-type="float" office:value="2.3284" calcext:value-type="float">
            <text:p>2.3284</text:p>
          </table:table-cell>
          <table:table-cell office:value-type="float" office:value="2.3" calcext:value-type="float">
            <text:p>2.3</text:p>
          </table:table-cell>
          <table:table-cell office:value-type="float" office:value="2.1429" calcext:value-type="float">
            <text:p>2.1429</text:p>
          </table:table-cell>
          <table:table-cell office:value-type="float" office:value="2.82342857142857" calcext:value-type="float">
            <text:p>2.82342857142857</text:p>
          </table:table-cell>
        </table:table-row>
        <table:table-row table:style-name="ro1">
          <table:table-cell office:value-type="string" calcext:value-type="string">
            <text:p>tgl</text:p>
          </table:table-cell>
          <table:table-cell office:value-type="float" office:value="4.1591" calcext:value-type="float">
            <text:p>4.1591</text:p>
          </table:table-cell>
          <table:table-cell office:value-type="float" office:value="3.4499" calcext:value-type="float">
            <text:p>3.4499</text:p>
          </table:table-cell>
          <table:table-cell office:value-type="float" office:value="2.8667" calcext:value-type="float">
            <text:p>2.8667</text:p>
          </table:table-cell>
          <table:table-cell office:value-type="float" office:value="2.4982" calcext:value-type="float">
            <text:p>2.4982</text:p>
          </table:table-cell>
          <table:table-cell office:value-type="float" office:value="2.2892" calcext:value-type="float">
            <text:p>2.2892</text:p>
          </table:table-cell>
          <table:table-cell office:value-type="float" office:value="2.1554" calcext:value-type="float">
            <text:p>2.1554</text:p>
          </table:table-cell>
          <table:table-cell office:value-type="float" office:value="2.1358" calcext:value-type="float">
            <text:p>2.1358</text:p>
          </table:table-cell>
          <table:table-cell office:value-type="float" office:value="2.79347142857143" calcext:value-type="float">
            <text:p>2.79347142857143</text:p>
          </table:table-cell>
        </table:table-row>
        <table:table-row table:style-name="ro1">
          <table:table-cell office:value-type="string" calcext:value-type="string">
            <text:p>tha</text:p>
          </table:table-cell>
          <table:table-cell office:value-type="float" office:value="4.5148" calcext:value-type="float">
            <text:p>4.5148</text:p>
          </table:table-cell>
          <table:table-cell office:value-type="float" office:value="4.2019" calcext:value-type="float">
            <text:p>4.2019</text:p>
          </table:table-cell>
          <table:table-cell office:value-type="float" office:value="3.3934" calcext:value-type="float">
            <text:p>3.3934</text:p>
          </table:table-cell>
          <table:table-cell office:value-type="float" office:value="3.3752" calcext:value-type="float">
            <text:p>3.3752</text:p>
          </table:table-cell>
          <table:table-cell office:value-type="float" office:value="3.873" calcext:value-type="float">
            <text:p>3.873</text:p>
          </table:table-cell>
          <table:table-cell office:value-type="float" office:value="3.7184" calcext:value-type="float">
            <text:p>3.7184</text:p>
          </table:table-cell>
          <table:table-cell table:style-name="ce20"/>
          <table:table-cell office:value-type="float" office:value="3.84611666666667" calcext:value-type="float">
            <text:p>3.84611666666667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6.2058" calcext:value-type="float">
            <text:p>6.2058</text:p>
          </table:table-cell>
          <table:table-cell office:value-type="float" office:value="5.0551" calcext:value-type="float">
            <text:p>5.0551</text:p>
          </table:table-cell>
          <table:table-cell office:value-type="float" office:value="4.0669" calcext:value-type="float">
            <text:p>4.0669</text:p>
          </table:table-cell>
          <table:table-cell office:value-type="float" office:value="3.2807" calcext:value-type="float">
            <text:p>3.2807</text:p>
          </table:table-cell>
          <table:table-cell office:value-type="float" office:value="2.8047" calcext:value-type="float">
            <text:p>2.8047</text:p>
          </table:table-cell>
          <table:table-cell office:value-type="float" office:value="2.5531" calcext:value-type="float">
            <text:p>2.5531</text:p>
          </table:table-cell>
          <table:table-cell office:value-type="float" office:value="2.359" calcext:value-type="float">
            <text:p>2.359</text:p>
          </table:table-cell>
          <table:table-cell office:value-type="float" office:value="3.76075714285714" calcext:value-type="float">
            <text:p>3.76075714285714</text:p>
          </table:table-cell>
        </table:table-row>
        <table:table-row table:style-name="ro1">
          <table:table-cell office:value-type="string" calcext:value-type="string">
            <text:p>vie</text:p>
          </table:table-cell>
          <table:table-cell office:value-type="float" office:value="5.2592" calcext:value-type="float">
            <text:p>5.2592</text:p>
          </table:table-cell>
          <table:table-cell office:value-type="float" office:value="4.6218" calcext:value-type="float">
            <text:p>4.6218</text:p>
          </table:table-cell>
          <table:table-cell office:value-type="float" office:value="3.772" calcext:value-type="float">
            <text:p>3.772</text:p>
          </table:table-cell>
          <table:table-cell office:value-type="float" office:value="3.1965" calcext:value-type="float">
            <text:p>3.1965</text:p>
          </table:table-cell>
          <table:table-cell office:value-type="float" office:value="2.5767" calcext:value-type="float">
            <text:p>2.5767</text:p>
          </table:table-cell>
          <table:table-cell office:value-type="float" office:value="2.2867" calcext:value-type="float">
            <text:p>2.2867</text:p>
          </table:table-cell>
          <table:table-cell office:value-type="float" office:value="2" calcext:value-type="float">
            <text:p>2</text:p>
          </table:table-cell>
          <table:table-cell office:value-type="float" office:value="3.38755714285714" calcext:value-type="float">
            <text:p>3.38755714285714</text:p>
          </table:table-cell>
        </table:table-row>
        <table:table-row table:style-name="ro1">
          <table:table-cell office:value-type="string" calcext:value-type="string">
            <text:p>xsu</text:p>
          </table:table-cell>
          <table:table-cell office:value-type="float" office:value="6.5032" calcext:value-type="float">
            <text:p>6.5032</text:p>
          </table:table-cell>
          <table:table-cell office:value-type="float" office:value="5.3388" calcext:value-type="float">
            <text:p>5.3388</text:p>
          </table:table-cell>
          <table:table-cell office:value-type="float" office:value="4.2648" calcext:value-type="float">
            <text:p>4.2648</text:p>
          </table:table-cell>
          <table:table-cell office:value-type="float" office:value="3.2749" calcext:value-type="float">
            <text:p>3.2749</text:p>
          </table:table-cell>
          <table:table-cell office:value-type="float" office:value="2.82" calcext:value-type="float">
            <text:p>2.82</text:p>
          </table:table-cell>
          <table:table-cell office:value-type="float" office:value="2.563" calcext:value-type="float">
            <text:p>2.563</text:p>
          </table:table-cell>
          <table:table-cell office:value-type="float" office:value="2.1949" calcext:value-type="float">
            <text:p>2.1949</text:p>
          </table:table-cell>
          <table:table-cell office:value-type="float" office:value="3.85137142857143" calcext:value-type="float">
            <text:p>3.85137142857143</text:p>
          </table:table-cell>
        </table:table-row>
        <table:table-row table:style-name="ro1">
          <table:table-cell office:value-type="string" calcext:value-type="string">
            <text:p>yad</text:p>
          </table:table-cell>
          <table:table-cell office:value-type="float" office:value="5.0019" calcext:value-type="float">
            <text:p>5.0019</text:p>
          </table:table-cell>
          <table:table-cell office:value-type="float" office:value="4.1391" calcext:value-type="float">
            <text:p>4.1391</text:p>
          </table:table-cell>
          <table:table-cell office:value-type="float" office:value="3.4702" calcext:value-type="float">
            <text:p>3.4702</text:p>
          </table:table-cell>
          <table:table-cell office:value-type="float" office:value="2.9513" calcext:value-type="float">
            <text:p>2.9513</text:p>
          </table:table-cell>
          <table:table-cell office:value-type="float" office:value="2.5667" calcext:value-type="float">
            <text:p>2.5667</text:p>
          </table:table-cell>
          <table:table-cell office:value-type="float" office:value="2.2848" calcext:value-type="float">
            <text:p>2.2848</text:p>
          </table:table-cell>
          <table:table-cell office:value-type="float" office:value="2.1503" calcext:value-type="float">
            <text:p>2.1503</text:p>
          </table:table-cell>
          <table:table-cell office:value-type="float" office:value="3.22347142857143" calcext:value-type="float">
            <text:p>3.22347142857143</text:p>
          </table:table-cell>
        </table:table-row>
        <table:table-row table:style-name="ro1">
          <table:table-cell office:value-type="string" calcext:value-type="string">
            <text:p>yaq</text:p>
          </table:table-cell>
          <table:table-cell office:value-type="float" office:value="6.1531" calcext:value-type="float">
            <text:p>6.1531</text:p>
          </table:table-cell>
          <table:table-cell office:value-type="float" office:value="5.1601" calcext:value-type="float">
            <text:p>5.1601</text:p>
          </table:table-cell>
          <table:table-cell office:value-type="float" office:value="4.272" calcext:value-type="float">
            <text:p>4.272</text:p>
          </table:table-cell>
          <table:table-cell office:value-type="float" office:value="3.5022" calcext:value-type="float">
            <text:p>3.5022</text:p>
          </table:table-cell>
          <table:table-cell office:value-type="float" office:value="2.9591" calcext:value-type="float">
            <text:p>2.9591</text:p>
          </table:table-cell>
          <table:table-cell office:value-type="float" office:value="2.6256" calcext:value-type="float">
            <text:p>2.6256</text:p>
          </table:table-cell>
          <table:table-cell office:value-type="float" office:value="2.2808" calcext:value-type="float">
            <text:p>2.2808</text:p>
          </table:table-cell>
          <table:table-cell office:value-type="float" office:value="3.85041428571429" calcext:value-type="float">
            <text:p>3.85041428571429</text:p>
          </table:table-cell>
        </table:table-row>
        <table:table-row table:style-name="ro1">
          <table:table-cell office:value-type="string" calcext:value-type="string">
            <text:p>yor</text:p>
          </table:table-cell>
          <table:table-cell table:style-name="ce10" office:value-type="float" office:value="4.8775" calcext:value-type="float">
            <text:p>4.8775</text:p>
          </table:table-cell>
          <table:table-cell table:style-name="ce16" office:value-type="float" office:value="3.9043" calcext:value-type="float">
            <text:p>3.9043</text:p>
          </table:table-cell>
          <table:table-cell table:style-name="ce16" office:value-type="float" office:value="3.272" calcext:value-type="float">
            <text:p>3.272</text:p>
          </table:table-cell>
          <table:table-cell table:style-name="ce16" office:value-type="float" office:value="2.7602" calcext:value-type="float">
            <text:p>2.7602</text:p>
          </table:table-cell>
          <table:table-cell table:style-name="ce16" office:value-type="float" office:value="2.5349" calcext:value-type="float">
            <text:p>2.5349</text:p>
          </table:table-cell>
          <table:table-cell table:style-name="ce16" office:value-type="float" office:value="2.4081" calcext:value-type="float">
            <text:p>2.4081</text:p>
          </table:table-cell>
          <table:table-cell table:style-name="ce21" office:value-type="float" office:value="2.2715" calcext:value-type="float">
            <text:p>2.2715</text:p>
          </table:table-cell>
          <table:table-cell table:style-name="ce27" office:value-type="float" office:value="3.14692857142857" calcext:value-type="float">
            <text:p>3.14692857142857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4.92452040816327" calcext:value-type="float">
            <text:p>4.92452040816327</text:p>
          </table:table-cell>
          <table:table-cell table:style-name="ce17" office:value-type="float" office:value="4.1139693877551" calcext:value-type="float">
            <text:p>4.1139693877551</text:p>
          </table:table-cell>
          <table:table-cell table:style-name="ce17" office:value-type="float" office:value="3.44822040816326" calcext:value-type="float">
            <text:p>3.44822040816326</text:p>
          </table:table-cell>
          <table:table-cell table:style-name="ce17" office:value-type="float" office:value="2.92570408163265" calcext:value-type="float">
            <text:p>2.92570408163265</text:p>
          </table:table-cell>
          <table:table-cell table:style-name="ce17" office:value-type="float" office:value="2.61534285714286" calcext:value-type="float">
            <text:p>2.61534285714286</text:p>
          </table:table-cell>
          <table:table-cell table:style-name="ce17" office:value-type="float" office:value="2.43599387755102" calcext:value-type="float">
            <text:p>2.43599387755102</text:p>
          </table:table-cell>
          <table:table-cell table:style-name="ce22" office:value-type="float" office:value="2.23958" calcext:value-type="float">
            <text:p>2.23958</text:p>
          </table:table-cell>
          <table:table-cell table:style-name="ce28" office:value-type="float" office:value="3.25517669616519" calcext:value-type="float">
            <text:p>3.25517669616519</text:p>
          </table:table-cell>
        </table:table-row>
      </table:table>
      <table:table table:name="TTR vs Average regularity" table:style-name="ta1">
        <table:table-column table:style-name="co1" table:number-columns-repeated="13" table:default-cell-style-name="Default"/>
        <table:table-column table:style-name="co1" table:default-cell-style-name="ce30"/>
        <table:table-column table:style-name="co1" table:default-cell-style-name="ce33"/>
        <table:table-column table:style-name="co1" table:number-columns-repeated="2" table:default-cell-style-name="Default"/>
        <table:table-row table:style-name="ro1">
          <table:table-cell table:number-columns-repeated="1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ISO</text:p>
          </table:table-cell>
          <table:table-cell office:value-type="string" calcext:value-type="string">
            <text:p>Nr. Types</text:p>
          </table:table-cell>
          <table:table-cell office:value-type="string" calcext:value-type="string">
            <text:p>Nr. Tokens</text:p>
          </table:table-cell>
          <table:table-cell office:value-type="string" calcext:value-type="string">
            <text:p>TTR</text:p>
          </table:table-cell>
          <table:table-cell table:number-columns-repeated="3"/>
          <table:table-cell table:style-name="Default" office:value-type="string" calcext:value-type="string">
            <text:p>ISO code</text:p>
          </table:table-cell>
          <table:table-cell table:style-name="Default" office:value-type="string" calcext:value-type="string">
            <text:p>Average regularity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ey</text:p>
          </table:table-cell>
          <table:table-cell office:value-type="float" office:value="14173" calcext:value-type="float">
            <text:p>14173</text:p>
          </table:table-cell>
          <table:table-cell office:value-type="float" office:value="272641" calcext:value-type="float">
            <text:p>272641</text:p>
          </table:table-cell>
          <table:table-cell office:value-type="float" office:value="19.2366" calcext:value-type="float">
            <text:p>19.2366</text:p>
          </table:table-cell>
          <table:table-cell table:number-columns-repeated="3"/>
          <table:table-cell table:style-name="ce29" office:value-type="string" calcext:value-type="string">
            <text:p>aey</text:p>
          </table:table-cell>
          <table:table-cell table:style-name="ce32" office:value-type="float" office:value="3.44371428571429" calcext:value-type="float">
            <text:p>3.44371428571429</text:p>
          </table:table-cell>
          <table:table-cell/>
          <table:table-cell table:formula="of:=CORREL([.J3:.J51];[.O3:.O51])" office:value-type="float" office:value="0.0742513288702792" calcext:value-type="float">
            <text:p>0.07425132887027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mp</text:p>
          </table:table-cell>
          <table:table-cell office:value-type="float" office:value="25728" calcext:value-type="float">
            <text:p>25728</text:p>
          </table:table-cell>
          <table:table-cell office:value-type="float" office:value="268933" calcext:value-type="float">
            <text:p>268933</text:p>
          </table:table-cell>
          <table:table-cell office:value-type="float" office:value="10.4529" calcext:value-type="float">
            <text:p>10.4529</text:p>
          </table:table-cell>
          <table:table-cell table:number-columns-repeated="3"/>
          <table:table-cell office:value-type="string" calcext:value-type="string">
            <text:p>amp</text:p>
          </table:table-cell>
          <table:table-cell office:value-type="float" office:value="4.21321428571429" calcext:value-type="float">
            <text:p>4.213214285714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e</text:p>
          </table:table-cell>
          <table:table-cell office:value-type="float" office:value="15119" calcext:value-type="float">
            <text:p>15119</text:p>
          </table:table-cell>
          <table:table-cell office:value-type="float" office:value="305611" calcext:value-type="float">
            <text:p>305611</text:p>
          </table:table-cell>
          <table:table-cell office:value-type="float" office:value="20.2137" calcext:value-type="float">
            <text:p>20.2137</text:p>
          </table:table-cell>
          <table:table-cell table:number-columns-repeated="3"/>
          <table:table-cell office:value-type="string" calcext:value-type="string">
            <text:p>ape</text:p>
          </table:table-cell>
          <table:table-cell office:value-type="float" office:value="3.97812857142857" calcext:value-type="float">
            <text:p>3.978128571428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pu</text:p>
          </table:table-cell>
          <table:table-cell office:value-type="float" office:value="14712" calcext:value-type="float">
            <text:p>14712</text:p>
          </table:table-cell>
          <table:table-cell office:value-type="float" office:value="208147" calcext:value-type="float">
            <text:p>208147</text:p>
          </table:table-cell>
          <table:table-cell office:value-type="float" office:value="14.1481" calcext:value-type="float">
            <text:p>14.1481</text:p>
          </table:table-cell>
          <table:table-cell table:number-columns-repeated="3"/>
          <table:table-cell office:value-type="string" calcext:value-type="string">
            <text:p>apu</text:p>
          </table:table-cell>
          <table:table-cell office:value-type="float" office:value="4.19185714285714" calcext:value-type="float">
            <text:p>4.1918571428571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rn</text:p>
          </table:table-cell>
          <table:table-cell office:value-type="float" office:value="16648" calcext:value-type="float">
            <text:p>16648</text:p>
          </table:table-cell>
          <table:table-cell office:value-type="float" office:value="226063" calcext:value-type="float">
            <text:p>226063</text:p>
          </table:table-cell>
          <table:table-cell office:value-type="float" office:value="13.579" calcext:value-type="float">
            <text:p>13.579</text:p>
          </table:table-cell>
          <table:table-cell table:number-columns-repeated="3"/>
          <table:table-cell office:value-type="string" calcext:value-type="string">
            <text:p>arn</text:p>
          </table:table-cell>
          <table:table-cell office:value-type="float" office:value="3.401" calcext:value-type="float">
            <text:p>3.4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rz</text:p>
          </table:table-cell>
          <table:table-cell office:value-type="float" office:value="74275" calcext:value-type="float">
            <text:p>74275</text:p>
          </table:table-cell>
          <table:table-cell office:value-type="float" office:value="528637" calcext:value-type="float">
            <text:p>528637</text:p>
          </table:table-cell>
          <table:table-cell office:value-type="float" office:value="7.1173" calcext:value-type="float">
            <text:p>7.1173</text:p>
          </table:table-cell>
          <table:table-cell table:number-columns-repeated="3"/>
          <table:table-cell office:value-type="string" calcext:value-type="string">
            <text:p>arz</text:p>
          </table:table-cell>
          <table:table-cell office:value-type="float" office:value="3.52842857142857" calcext:value-type="float">
            <text:p>3.528428571428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bsn</text:p>
          </table:table-cell>
          <table:table-cell office:value-type="float" office:value="17104" calcext:value-type="float">
            <text:p>17104</text:p>
          </table:table-cell>
          <table:table-cell office:value-type="float" office:value="293923" calcext:value-type="float">
            <text:p>293923</text:p>
          </table:table-cell>
          <table:table-cell office:value-type="float" office:value="17.1845" calcext:value-type="float">
            <text:p>17.1845</text:p>
          </table:table-cell>
          <table:table-cell table:number-columns-repeated="3"/>
          <table:table-cell office:value-type="string" calcext:value-type="string">
            <text:p>bsn</text:p>
          </table:table-cell>
          <table:table-cell office:value-type="float" office:value="3.72044285714286" calcext:value-type="float">
            <text:p>3.7204428571428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ha</text:p>
          </table:table-cell>
          <table:table-cell office:value-type="float" office:value="11317" calcext:value-type="float">
            <text:p>11317</text:p>
          </table:table-cell>
          <table:table-cell office:value-type="float" office:value="221464" calcext:value-type="float">
            <text:p>221464</text:p>
          </table:table-cell>
          <table:table-cell office:value-type="float" office:value="19.5691" calcext:value-type="float">
            <text:p>19.5691</text:p>
          </table:table-cell>
          <table:table-cell table:number-columns-repeated="3"/>
          <table:table-cell office:value-type="string" calcext:value-type="string">
            <text:p>cha</text:p>
          </table:table-cell>
          <table:table-cell office:value-type="float" office:value="2.63721428571429" calcext:value-type="float">
            <text:p>2.637214285714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kt</text:p>
          </table:table-cell>
          <table:table-cell office:value-type="float" office:value="5325" calcext:value-type="float">
            <text:p>5325</text:p>
          </table:table-cell>
          <table:table-cell office:value-type="float" office:value="21526" calcext:value-type="float">
            <text:p>21526</text:p>
          </table:table-cell>
          <table:table-cell office:value-type="float" office:value="4.0424" calcext:value-type="float">
            <text:p>4.0424</text:p>
          </table:table-cell>
          <table:table-cell table:number-columns-repeated="3"/>
          <table:table-cell office:value-type="string" calcext:value-type="string">
            <text:p>ckt</text:p>
          </table:table-cell>
          <table:table-cell office:value-type="float" office:value="2.86964285714286" calcext:value-type="float">
            <text:p>2.8696428571428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eu</text:p>
          </table:table-cell>
          <table:table-cell office:value-type="float" office:value="27535" calcext:value-type="float">
            <text:p>27535</text:p>
          </table:table-cell>
          <table:table-cell office:value-type="float" office:value="810763" calcext:value-type="float">
            <text:p>810763</text:p>
          </table:table-cell>
          <table:table-cell office:value-type="float" office:value="29.4448" calcext:value-type="float">
            <text:p>29.4448</text:p>
          </table:table-cell>
          <table:table-cell table:number-columns-repeated="3"/>
          <table:table-cell office:value-type="string" calcext:value-type="string">
            <text:p>deu</text:p>
          </table:table-cell>
          <table:table-cell office:value-type="float" office:value="3.30751428571429" calcext:value-type="float">
            <text:p>3.307514285714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gz</text:p>
          </table:table-cell>
          <table:table-cell office:value-type="float" office:value="7849" calcext:value-type="float">
            <text:p>7849</text:p>
          </table:table-cell>
          <table:table-cell office:value-type="float" office:value="244867" calcext:value-type="float">
            <text:p>244867</text:p>
          </table:table-cell>
          <table:table-cell office:value-type="float" office:value="31.1972" calcext:value-type="float">
            <text:p>31.1972</text:p>
          </table:table-cell>
          <table:table-cell table:number-columns-repeated="3"/>
          <table:table-cell office:value-type="string" calcext:value-type="string">
            <text:p>dgz</text:p>
          </table:table-cell>
          <table:table-cell office:value-type="float" office:value="3.96951428571429" calcext:value-type="float">
            <text:p>3.969514285714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ell</text:p>
          </table:table-cell>
          <table:table-cell office:value-type="float" office:value="36859" calcext:value-type="float">
            <text:p>36859</text:p>
          </table:table-cell>
          <table:table-cell office:value-type="float" office:value="817404" calcext:value-type="float">
            <text:p>817404</text:p>
          </table:table-cell>
          <table:table-cell office:value-type="float" office:value="22.1765" calcext:value-type="float">
            <text:p>22.1765</text:p>
          </table:table-cell>
          <table:table-cell table:number-columns-repeated="3"/>
          <table:table-cell office:value-type="string" calcext:value-type="string">
            <text:p>ell</text:p>
          </table:table-cell>
          <table:table-cell office:value-type="float" office:value="3.02885714285714" calcext:value-type="float">
            <text:p>3.0288571428571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eng</text:p>
          </table:table-cell>
          <table:table-cell office:value-type="float" office:value="14593" calcext:value-type="float">
            <text:p>14593</text:p>
          </table:table-cell>
          <table:table-cell office:value-type="float" office:value="1080890" calcext:value-type="float">
            <text:p>1080890</text:p>
          </table:table-cell>
          <table:table-cell office:value-type="float" office:value="74.0691" calcext:value-type="float">
            <text:p>74.0691</text:p>
          </table:table-cell>
          <table:table-cell table:number-columns-repeated="3"/>
          <table:table-cell office:value-type="string" calcext:value-type="string">
            <text:p>eng</text:p>
          </table:table-cell>
          <table:table-cell office:value-type="float" office:value="2.90151428571429" calcext:value-type="float">
            <text:p>2.901514285714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eus</text:p>
          </table:table-cell>
          <table:table-cell office:value-type="float" office:value="14164" calcext:value-type="float">
            <text:p>14164</text:p>
          </table:table-cell>
          <table:table-cell office:value-type="float" office:value="153205" calcext:value-type="float">
            <text:p>153205</text:p>
          </table:table-cell>
          <table:table-cell office:value-type="float" office:value="10.8165" calcext:value-type="float">
            <text:p>10.8165</text:p>
          </table:table-cell>
          <table:table-cell table:number-columns-repeated="3"/>
          <table:table-cell office:value-type="string" calcext:value-type="string">
            <text:p>eus</text:p>
          </table:table-cell>
          <table:table-cell office:value-type="float" office:value="2.60911428571429" calcext:value-type="float">
            <text:p>2.609114285714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fij</text:p>
          </table:table-cell>
          <table:table-cell office:value-type="float" office:value="3764" calcext:value-type="float">
            <text:p>3764</text:p>
          </table:table-cell>
          <table:table-cell office:value-type="float" office:value="256404" calcext:value-type="float">
            <text:p>256404</text:p>
          </table:table-cell>
          <table:table-cell office:value-type="float" office:value="68.1201" calcext:value-type="float">
            <text:p>68.1201</text:p>
          </table:table-cell>
          <table:table-cell table:number-columns-repeated="3"/>
          <table:table-cell office:value-type="string" calcext:value-type="string">
            <text:p>fij</text:p>
          </table:table-cell>
          <table:table-cell office:value-type="float" office:value="2.90188571428571" calcext:value-type="float">
            <text:p>2.9018857142857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fin</text:p>
          </table:table-cell>
          <table:table-cell office:value-type="float" office:value="53217" calcext:value-type="float">
            <text:p>53217</text:p>
          </table:table-cell>
          <table:table-cell office:value-type="float" office:value="647750" calcext:value-type="float">
            <text:p>647750</text:p>
          </table:table-cell>
          <table:table-cell office:value-type="float" office:value="12.1719" calcext:value-type="float">
            <text:p>12.1719</text:p>
          </table:table-cell>
          <table:table-cell table:number-columns-repeated="3"/>
          <table:table-cell office:value-type="string" calcext:value-type="string">
            <text:p>fin</text:p>
          </table:table-cell>
          <table:table-cell office:value-type="float" office:value="3.15227142857143" calcext:value-type="float">
            <text:p>3.152271428571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fra</text:p>
          </table:table-cell>
          <table:table-cell office:value-type="float" office:value="30223" calcext:value-type="float">
            <text:p>30223</text:p>
          </table:table-cell>
          <table:table-cell office:value-type="float" office:value="864521" calcext:value-type="float">
            <text:p>864521</text:p>
          </table:table-cell>
          <table:table-cell office:value-type="float" office:value="28.6047" calcext:value-type="float">
            <text:p>28.6047</text:p>
          </table:table-cell>
          <table:table-cell table:number-columns-repeated="3"/>
          <table:table-cell office:value-type="string" calcext:value-type="string">
            <text:p>fra</text:p>
          </table:table-cell>
          <table:table-cell office:value-type="float" office:value="3.09074285714286" calcext:value-type="float">
            <text:p>3.0907428571428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gug</text:p>
          </table:table-cell>
          <table:table-cell office:value-type="float" office:value="13304" calcext:value-type="float">
            <text:p>13304</text:p>
          </table:table-cell>
          <table:table-cell office:value-type="float" office:value="170175" calcext:value-type="float">
            <text:p>170175</text:p>
          </table:table-cell>
          <table:table-cell office:value-type="float" office:value="12.7913" calcext:value-type="float">
            <text:p>12.7913</text:p>
          </table:table-cell>
          <table:table-cell table:number-columns-repeated="3"/>
          <table:table-cell office:value-type="string" calcext:value-type="string">
            <text:p>gug</text:p>
          </table:table-cell>
          <table:table-cell office:value-type="float" office:value="2.95675714285714" calcext:value-type="float">
            <text:p>2.9567571428571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hae</text:p>
          </table:table-cell>
          <table:table-cell office:value-type="float" office:value="16043" calcext:value-type="float">
            <text:p>16043</text:p>
          </table:table-cell>
          <table:table-cell office:value-type="float" office:value="197918" calcext:value-type="float">
            <text:p>197918</text:p>
          </table:table-cell>
          <table:table-cell office:value-type="float" office:value="12.3367" calcext:value-type="float">
            <text:p>12.3367</text:p>
          </table:table-cell>
          <table:table-cell table:number-columns-repeated="3"/>
          <table:table-cell office:value-type="string" calcext:value-type="string">
            <text:p>hae</text:p>
          </table:table-cell>
          <table:table-cell office:value-type="float" office:value="3.1757" calcext:value-type="float">
            <text:p>3.17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hau</text:p>
          </table:table-cell>
          <table:table-cell office:value-type="float" office:value="6895" calcext:value-type="float">
            <text:p>6895</text:p>
          </table:table-cell>
          <table:table-cell office:value-type="float" office:value="212717" calcext:value-type="float">
            <text:p>212717</text:p>
          </table:table-cell>
          <table:table-cell office:value-type="float" office:value="30.8509" calcext:value-type="float">
            <text:p>30.8509</text:p>
          </table:table-cell>
          <table:table-cell table:number-columns-repeated="3"/>
          <table:table-cell office:value-type="string" calcext:value-type="string">
            <text:p>hau</text:p>
          </table:table-cell>
          <table:table-cell office:value-type="float" office:value="2.78671428571429" calcext:value-type="float">
            <text:p>2.786714285714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hin</text:p>
          </table:table-cell>
          <table:table-cell office:value-type="float" office:value="18194" calcext:value-type="float">
            <text:p>18194</text:p>
          </table:table-cell>
          <table:table-cell office:value-type="float" office:value="894193" calcext:value-type="float">
            <text:p>894193</text:p>
          </table:table-cell>
          <table:table-cell office:value-type="float" office:value="49.1477" calcext:value-type="float">
            <text:p>49.1477</text:p>
          </table:table-cell>
          <table:table-cell table:number-columns-repeated="3"/>
          <table:table-cell office:value-type="string" calcext:value-type="string">
            <text:p>hin</text:p>
          </table:table-cell>
          <table:table-cell office:value-type="float" office:value="2.99631428571428" calcext:value-type="float">
            <text:p>2.9963142857142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 office:value-type="float" office:value="19480" calcext:value-type="float">
            <text:p>19480</text:p>
          </table:table-cell>
          <table:table-cell office:value-type="float" office:value="781812" calcext:value-type="float">
            <text:p>781812</text:p>
          </table:table-cell>
          <table:table-cell office:value-type="float" office:value="40.1341" calcext:value-type="float">
            <text:p>40.1341</text:p>
          </table:table-cell>
          <table:table-cell table:number-columns-repeated="3"/>
          <table:table-cell office:value-type="string" calcext:value-type="string">
            <text:p>ind</text:p>
          </table:table-cell>
          <table:table-cell office:value-type="float" office:value="3.44731428571429" calcext:value-type="float">
            <text:p>3.447314285714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jac</text:p>
          </table:table-cell>
          <table:table-cell office:value-type="float" office:value="11892" calcext:value-type="float">
            <text:p>11892</text:p>
          </table:table-cell>
          <table:table-cell office:value-type="float" office:value="257368" calcext:value-type="float">
            <text:p>257368</text:p>
          </table:table-cell>
          <table:table-cell office:value-type="float" office:value="21.6421" calcext:value-type="float">
            <text:p>21.6421</text:p>
          </table:table-cell>
          <table:table-cell table:number-columns-repeated="3"/>
          <table:table-cell office:value-type="string" calcext:value-type="string">
            <text:p>jac</text:p>
          </table:table-cell>
          <table:table-cell office:value-type="float" office:value="3.27975714285714" calcext:value-type="float">
            <text:p>3.2797571428571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kal</text:p>
          </table:table-cell>
          <table:table-cell office:value-type="float" office:value="27076" calcext:value-type="float">
            <text:p>27076</text:p>
          </table:table-cell>
          <table:table-cell office:value-type="float" office:value="79703" calcext:value-type="float">
            <text:p>79703</text:p>
          </table:table-cell>
          <table:table-cell office:value-type="float" office:value="2.9437" calcext:value-type="float">
            <text:p>2.9437</text:p>
          </table:table-cell>
          <table:table-cell table:number-columns-repeated="3"/>
          <table:table-cell office:value-type="string" calcext:value-type="string">
            <text:p>kal</text:p>
          </table:table-cell>
          <table:table-cell office:value-type="float" office:value="2.38842857142857" calcext:value-type="float">
            <text:p>2.388428571428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kat</text:p>
          </table:table-cell>
          <table:table-cell office:value-type="float" office:value="11831" calcext:value-type="float">
            <text:p>11831</text:p>
          </table:table-cell>
          <table:table-cell office:value-type="float" office:value="93555" calcext:value-type="float">
            <text:p>93555</text:p>
          </table:table-cell>
          <table:table-cell office:value-type="float" office:value="7.9076" calcext:value-type="float">
            <text:p>7.9076</text:p>
          </table:table-cell>
          <table:table-cell table:number-columns-repeated="3"/>
          <table:table-cell office:value-type="string" calcext:value-type="string">
            <text:p>kat</text:p>
          </table:table-cell>
          <table:table-cell office:value-type="float" office:value="2.46825714285714" calcext:value-type="float">
            <text:p>2.4682571428571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kew</text:p>
          </table:table-cell>
          <table:table-cell office:value-type="float" office:value="13549" calcext:value-type="float">
            <text:p>13549</text:p>
          </table:table-cell>
          <table:table-cell office:value-type="float" office:value="272925" calcext:value-type="float">
            <text:p>272925</text:p>
          </table:table-cell>
          <table:table-cell office:value-type="float" office:value="20.1436" calcext:value-type="float">
            <text:p>20.1436</text:p>
          </table:table-cell>
          <table:table-cell table:number-columns-repeated="3"/>
          <table:table-cell office:value-type="string" calcext:value-type="string">
            <text:p>kew</text:p>
          </table:table-cell>
          <table:table-cell office:value-type="float" office:value="3.9647" calcext:value-type="float">
            <text:p>3.964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khk</text:p>
          </table:table-cell>
          <table:table-cell office:value-type="float" office:value="15964" calcext:value-type="float">
            <text:p>15964</text:p>
          </table:table-cell>
          <table:table-cell office:value-type="float" office:value="161518" calcext:value-type="float">
            <text:p>161518</text:p>
          </table:table-cell>
          <table:table-cell office:value-type="float" office:value="10.1176" calcext:value-type="float">
            <text:p>10.1176</text:p>
          </table:table-cell>
          <table:table-cell table:number-columns-repeated="3"/>
          <table:table-cell office:value-type="string" calcext:value-type="string">
            <text:p>khk</text:p>
          </table:table-cell>
          <table:table-cell office:value-type="float" office:value="2.76645714285714" calcext:value-type="float">
            <text:p>2.7664571428571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kor</text:p>
          </table:table-cell>
          <table:table-cell office:value-type="float" office:value="62863" calcext:value-type="float">
            <text:p>62863</text:p>
          </table:table-cell>
          <table:table-cell office:value-type="float" office:value="471573" calcext:value-type="float">
            <text:p>471573</text:p>
          </table:table-cell>
          <table:table-cell office:value-type="float" office:value="7.5016" calcext:value-type="float">
            <text:p>7.5016</text:p>
          </table:table-cell>
          <table:table-cell table:number-columns-repeated="3"/>
          <table:table-cell office:value-type="string" calcext:value-type="string">
            <text:p>kor</text:p>
          </table:table-cell>
          <table:table-cell office:value-type="float" office:value="3.68016666666667" calcext:value-type="float">
            <text:p>3.6801666666666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aj</text:p>
          </table:table-cell>
          <table:table-cell office:value-type="float" office:value="7739" calcext:value-type="float">
            <text:p>7739</text:p>
          </table:table-cell>
          <table:table-cell office:value-type="float" office:value="206006" calcext:value-type="float">
            <text:p>206006</text:p>
          </table:table-cell>
          <table:table-cell office:value-type="float" office:value="26.6192" calcext:value-type="float">
            <text:p>26.6192</text:p>
          </table:table-cell>
          <table:table-cell table:number-columns-repeated="3"/>
          <table:table-cell office:value-type="string" calcext:value-type="string">
            <text:p>laj</text:p>
          </table:table-cell>
          <table:table-cell office:value-type="float" office:value="3.33785" calcext:value-type="float">
            <text:p>3.337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ig</text:p>
          </table:table-cell>
          <table:table-cell office:value-type="float" office:value="10574" calcext:value-type="float">
            <text:p>10574</text:p>
          </table:table-cell>
          <table:table-cell office:value-type="float" office:value="215835" calcext:value-type="float">
            <text:p>215835</text:p>
          </table:table-cell>
          <table:table-cell office:value-type="float" office:value="20.4119" calcext:value-type="float">
            <text:p>20.4119</text:p>
          </table:table-cell>
          <table:table-cell table:number-columns-repeated="3"/>
          <table:table-cell office:value-type="string" calcext:value-type="string">
            <text:p>mig</text:p>
          </table:table-cell>
          <table:table-cell office:value-type="float" office:value="3.16022857142857" calcext:value-type="float">
            <text:p>3.160228571428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ph</text:p>
          </table:table-cell>
          <table:table-cell office:value-type="float" office:value="2584" calcext:value-type="float">
            <text:p>2584</text:p>
          </table:table-cell>
          <table:table-cell office:value-type="float" office:value="25501" calcext:value-type="float">
            <text:p>25501</text:p>
          </table:table-cell>
          <table:table-cell office:value-type="float" office:value="9.8688" calcext:value-type="float">
            <text:p>9.8688</text:p>
          </table:table-cell>
          <table:table-cell table:number-columns-repeated="3"/>
          <table:table-cell office:value-type="string" calcext:value-type="string">
            <text:p>mph</text:p>
          </table:table-cell>
          <table:table-cell office:value-type="float" office:value="2.34907142857143" calcext:value-type="float">
            <text:p>2.349071428571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ya</text:p>
          </table:table-cell>
          <table:table-cell office:value-type="float" office:value="40011" calcext:value-type="float">
            <text:p>40011</text:p>
          </table:table-cell>
          <table:table-cell office:value-type="float" office:value="75542" calcext:value-type="float">
            <text:p>75542</text:p>
          </table:table-cell>
          <table:table-cell office:value-type="float" office:value="1.888" calcext:value-type="float">
            <text:p>1.888</text:p>
          </table:table-cell>
          <table:table-cell table:number-columns-repeated="3"/>
          <table:table-cell office:value-type="string" calcext:value-type="string">
            <text:p>mya</text:p>
          </table:table-cell>
          <table:table-cell office:value-type="float" office:value="2.68971428571429" calcext:value-type="float">
            <text:p>2.689714285714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zh</text:p>
          </table:table-cell>
          <table:table-cell office:value-type="float" office:value="24413" calcext:value-type="float">
            <text:p>24413</text:p>
          </table:table-cell>
          <table:table-cell office:value-type="float" office:value="853136" calcext:value-type="float">
            <text:p>853136</text:p>
          </table:table-cell>
          <table:table-cell office:value-type="float" office:value="34.946" calcext:value-type="float">
            <text:p>34.946</text:p>
          </table:table-cell>
          <table:table-cell table:number-columns-repeated="3"/>
          <table:table-cell office:value-type="string" calcext:value-type="string">
            <text:p>mzh</text:p>
          </table:table-cell>
          <table:table-cell office:value-type="float" office:value="3.9033" calcext:value-type="float">
            <text:p>3.90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naq</text:p>
          </table:table-cell>
          <table:table-cell office:value-type="float" office:value="11322" calcext:value-type="float">
            <text:p>11322</text:p>
          </table:table-cell>
          <table:table-cell office:value-type="float" office:value="201484" calcext:value-type="float">
            <text:p>201484</text:p>
          </table:table-cell>
          <table:table-cell office:value-type="float" office:value="17.7958" calcext:value-type="float">
            <text:p>17.7958</text:p>
          </table:table-cell>
          <table:table-cell table:number-columns-repeated="3"/>
          <table:table-cell office:value-type="string" calcext:value-type="string">
            <text:p>naq</text:p>
          </table:table-cell>
          <table:table-cell office:value-type="float" office:value="2.9291" calcext:value-type="float">
            <text:p>2.92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es</text:p>
          </table:table-cell>
          <table:table-cell office:value-type="float" office:value="10293" calcext:value-type="float">
            <text:p>10293</text:p>
          </table:table-cell>
          <table:table-cell office:value-type="float" office:value="197538" calcext:value-type="float">
            <text:p>197538</text:p>
          </table:table-cell>
          <table:table-cell office:value-type="float" office:value="19.1915" calcext:value-type="float">
            <text:p>19.1915</text:p>
          </table:table-cell>
          <table:table-cell table:number-columns-repeated="3"/>
          <table:table-cell office:value-type="string" calcext:value-type="string">
            <text:p>pes</text:p>
          </table:table-cell>
          <table:table-cell office:value-type="float" office:value="2.95846666666667" calcext:value-type="float">
            <text:p>2.9584666666666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lt</text:p>
          </table:table-cell>
          <table:table-cell office:value-type="float" office:value="33006" calcext:value-type="float">
            <text:p>33006</text:p>
          </table:table-cell>
          <table:table-cell office:value-type="float" office:value="783147" calcext:value-type="float">
            <text:p>783147</text:p>
          </table:table-cell>
          <table:table-cell office:value-type="float" office:value="23.7274" calcext:value-type="float">
            <text:p>23.7274</text:p>
          </table:table-cell>
          <table:table-cell table:number-columns-repeated="3"/>
          <table:table-cell office:value-type="string" calcext:value-type="string">
            <text:p>plt</text:p>
          </table:table-cell>
          <table:table-cell office:value-type="float" office:value="3.74141428571429" calcext:value-type="float">
            <text:p>3.741414285714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qvi</text:p>
          </table:table-cell>
          <table:table-cell office:value-type="float" office:value="18302" calcext:value-type="float">
            <text:p>18302</text:p>
          </table:table-cell>
          <table:table-cell office:value-type="float" office:value="191056" calcext:value-type="float">
            <text:p>191056</text:p>
          </table:table-cell>
          <table:table-cell office:value-type="float" office:value="10.4391" calcext:value-type="float">
            <text:p>10.4391</text:p>
          </table:table-cell>
          <table:table-cell table:number-columns-repeated="3"/>
          <table:table-cell office:value-type="string" calcext:value-type="string">
            <text:p>qvi</text:p>
          </table:table-cell>
          <table:table-cell office:value-type="float" office:value="4.00321428571429" calcext:value-type="float">
            <text:p>4.003214285714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us</text:p>
          </table:table-cell>
          <table:table-cell office:value-type="float" office:value="18325" calcext:value-type="float">
            <text:p>18325</text:p>
          </table:table-cell>
          <table:table-cell office:value-type="float" office:value="185075" calcext:value-type="float">
            <text:p>185075</text:p>
          </table:table-cell>
          <table:table-cell office:value-type="float" office:value="10.0996" calcext:value-type="float">
            <text:p>10.0996</text:p>
          </table:table-cell>
          <table:table-cell table:number-columns-repeated="3"/>
          <table:table-cell office:value-type="string" calcext:value-type="string">
            <text:p>rus</text:p>
          </table:table-cell>
          <table:table-cell office:value-type="float" office:value="2.82098571428571" calcext:value-type="float">
            <text:p>2.8209857142857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ag</text:p>
          </table:table-cell>
          <table:table-cell office:value-type="float" office:value="1785" calcext:value-type="float">
            <text:p>1785</text:p>
          </table:table-cell>
          <table:table-cell office:value-type="float" office:value="300000" calcext:value-type="float">
            <text:p>300000</text:p>
          </table:table-cell>
          <table:table-cell office:value-type="float" office:value="168.0672" calcext:value-type="float">
            <text:p>168.0672</text:p>
          </table:table-cell>
          <table:table-cell table:number-columns-repeated="3"/>
          <table:table-cell office:value-type="string" calcext:value-type="string">
            <text:p>sag</text:p>
          </table:table-cell>
          <table:table-cell office:value-type="float" office:value="3.03091428571429" calcext:value-type="float">
            <text:p>3.030914285714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pa</text:p>
          </table:table-cell>
          <table:table-cell office:value-type="float" office:value="26539" calcext:value-type="float">
            <text:p>26539</text:p>
          </table:table-cell>
          <table:table-cell office:value-type="float" office:value="863086" calcext:value-type="float">
            <text:p>863086</text:p>
          </table:table-cell>
          <table:table-cell office:value-type="float" office:value="32.5214" calcext:value-type="float">
            <text:p>32.5214</text:p>
          </table:table-cell>
          <table:table-cell table:number-columns-repeated="3"/>
          <table:table-cell office:value-type="string" calcext:value-type="string">
            <text:p>spa</text:p>
          </table:table-cell>
          <table:table-cell office:value-type="float" office:value="3.15481428571429" calcext:value-type="float">
            <text:p>3.154814285714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wh</text:p>
          </table:table-cell>
          <table:table-cell office:value-type="float" office:value="15905" calcext:value-type="float">
            <text:p>15905</text:p>
          </table:table-cell>
          <table:table-cell office:value-type="float" office:value="153081" calcext:value-type="float">
            <text:p>153081</text:p>
          </table:table-cell>
          <table:table-cell office:value-type="float" office:value="9.6247" calcext:value-type="float">
            <text:p>9.6247</text:p>
          </table:table-cell>
          <table:table-cell table:number-columns-repeated="3"/>
          <table:table-cell office:value-type="string" calcext:value-type="string">
            <text:p>swh</text:p>
          </table:table-cell>
          <table:table-cell office:value-type="float" office:value="2.82342857142857" calcext:value-type="float">
            <text:p>2.823428571428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gl</text:p>
          </table:table-cell>
          <table:table-cell office:value-type="float" office:value="9491" calcext:value-type="float">
            <text:p>9491</text:p>
          </table:table-cell>
          <table:table-cell office:value-type="float" office:value="209834" calcext:value-type="float">
            <text:p>209834</text:p>
          </table:table-cell>
          <table:table-cell office:value-type="float" office:value="22.1087" calcext:value-type="float">
            <text:p>22.1087</text:p>
          </table:table-cell>
          <table:table-cell table:number-columns-repeated="3"/>
          <table:table-cell office:value-type="string" calcext:value-type="string">
            <text:p>tgl</text:p>
          </table:table-cell>
          <table:table-cell office:value-type="float" office:value="2.79347142857143" calcext:value-type="float">
            <text:p>2.793471428571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ha</text:p>
          </table:table-cell>
          <table:table-cell office:value-type="float" office:value="10153" calcext:value-type="float">
            <text:p>10153</text:p>
          </table:table-cell>
          <table:table-cell office:value-type="float" office:value="1023898" calcext:value-type="float">
            <text:p>1023898</text:p>
          </table:table-cell>
          <table:table-cell office:value-type="float" office:value="100.8468" calcext:value-type="float">
            <text:p>100.8468</text:p>
          </table:table-cell>
          <table:table-cell table:number-columns-repeated="3"/>
          <table:table-cell office:value-type="string" calcext:value-type="string">
            <text:p>tha</text:p>
          </table:table-cell>
          <table:table-cell office:value-type="float" office:value="3.84611666666667" calcext:value-type="float">
            <text:p>3.8461166666666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ur</text:p>
          </table:table-cell>
          <table:table-cell office:value-type="float" office:value="52275" calcext:value-type="float">
            <text:p>52275</text:p>
          </table:table-cell>
          <table:table-cell office:value-type="float" office:value="566920" calcext:value-type="float">
            <text:p>566920</text:p>
          </table:table-cell>
          <table:table-cell office:value-type="float" office:value="10.845" calcext:value-type="float">
            <text:p>10.845</text:p>
          </table:table-cell>
          <table:table-cell table:number-columns-repeated="3"/>
          <table:table-cell office:value-type="string" calcext:value-type="string">
            <text:p>tur</text:p>
          </table:table-cell>
          <table:table-cell office:value-type="float" office:value="3.76075714285714" calcext:value-type="float">
            <text:p>3.7607571428571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ie</text:p>
          </table:table-cell>
          <table:table-cell office:value-type="float" office:value="7826" calcext:value-type="float">
            <text:p>7826</text:p>
          </table:table-cell>
          <table:table-cell office:value-type="float" office:value="938182" calcext:value-type="float">
            <text:p>938182</text:p>
          </table:table-cell>
          <table:table-cell office:value-type="float" office:value="119.8801" calcext:value-type="float">
            <text:p>119.8801</text:p>
          </table:table-cell>
          <table:table-cell table:number-columns-repeated="3"/>
          <table:table-cell office:value-type="string" calcext:value-type="string">
            <text:p>vie</text:p>
          </table:table-cell>
          <table:table-cell office:value-type="float" office:value="3.38755714285714" calcext:value-type="float">
            <text:p>3.3875571428571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su</text:p>
          </table:table-cell>
          <table:table-cell office:value-type="float" office:value="7995" calcext:value-type="float">
            <text:p>7995</text:p>
          </table:table-cell>
          <table:table-cell office:value-type="float" office:value="492569" calcext:value-type="float">
            <text:p>492569</text:p>
          </table:table-cell>
          <table:table-cell office:value-type="float" office:value="61.6096" calcext:value-type="float">
            <text:p>61.6096</text:p>
          </table:table-cell>
          <table:table-cell table:number-columns-repeated="3"/>
          <table:table-cell office:value-type="string" calcext:value-type="string">
            <text:p>xsu</text:p>
          </table:table-cell>
          <table:table-cell office:value-type="float" office:value="3.85137142857143" calcext:value-type="float">
            <text:p>3.851371428571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yad</text:p>
          </table:table-cell>
          <table:table-cell office:value-type="float" office:value="21844" calcext:value-type="float">
            <text:p>21844</text:p>
          </table:table-cell>
          <table:table-cell office:value-type="float" office:value="183828" calcext:value-type="float">
            <text:p>183828</text:p>
          </table:table-cell>
          <table:table-cell office:value-type="float" office:value="8.4155" calcext:value-type="float">
            <text:p>8.4155</text:p>
          </table:table-cell>
          <table:table-cell table:number-columns-repeated="3"/>
          <table:table-cell office:value-type="string" calcext:value-type="string">
            <text:p>yad</text:p>
          </table:table-cell>
          <table:table-cell office:value-type="float" office:value="3.22347142857143" calcext:value-type="float">
            <text:p>3.223471428571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yaq</text:p>
          </table:table-cell>
          <table:table-cell office:value-type="float" office:value="14429" calcext:value-type="float">
            <text:p>14429</text:p>
          </table:table-cell>
          <table:table-cell office:value-type="float" office:value="298082" calcext:value-type="float">
            <text:p>298082</text:p>
          </table:table-cell>
          <table:table-cell office:value-type="float" office:value="20.6585" calcext:value-type="float">
            <text:p>20.6585</text:p>
          </table:table-cell>
          <table:table-cell table:number-columns-repeated="3"/>
          <table:table-cell office:value-type="string" calcext:value-type="string">
            <text:p>yaq</text:p>
          </table:table-cell>
          <table:table-cell office:value-type="float" office:value="3.85041428571429" calcext:value-type="float">
            <text:p>3.8504142857142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yor</text:p>
          </table:table-cell>
          <table:table-cell office:value-type="float" office:value="14002" calcext:value-type="float">
            <text:p>14002</text:p>
          </table:table-cell>
          <table:table-cell office:value-type="float" office:value="906677" calcext:value-type="float">
            <text:p>906677</text:p>
          </table:table-cell>
          <table:table-cell office:value-type="float" office:value="64.7534" calcext:value-type="float">
            <text:p>64.7534</text:p>
          </table:table-cell>
          <table:table-cell table:number-columns-repeated="3"/>
          <table:table-cell office:value-type="string" calcext:value-type="string">
            <text:p>yor</text:p>
          </table:table-cell>
          <table:table-cell table:style-name="ce34" office:value-type="float" office:value="3.14692857142857" calcext:value-type="float">
            <text:p>3.14692857142857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31" office:value-type="string" calcext:value-type="string">
            <text:p>Total Result</text:p>
          </table:table-cell>
          <table:table-cell table:style-name="ce35" office:value-type="float" office:value="3.25517669616519" calcext:value-type="float">
            <text:p>3.25517669616519</text:p>
          </table:table-cell>
          <table:table-cell table:number-columns-repeated="2"/>
        </table:table-row>
      </table:table>
      <table:table table:name="Top 20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Average_paradigm_size</text:p>
          </table:table-cell>
          <table:table-cell office:value-type="string" calcext:value-type="string">
            <text:p>LCS_threshold</text:p>
          </table:table-cell>
        </table:table-row>
        <table:table-row table:style-name="ro1">
          <table:table-cell/>
          <table:table-cell office:value-type="string" calcext:value-type="string">
            <text:p>aey</text:p>
          </table:table-cell>
          <table:table-cell office:value-type="float" office:value="5.9994" calcext:value-type="float">
            <text:p>5.999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aey</text:p>
          </table:table-cell>
          <table:table-cell office:value-type="float" office:value="4.5184" calcext:value-type="float">
            <text:p>4.518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aey</text:p>
          </table:table-cell>
          <table:table-cell office:value-type="float" office:value="3.3483" calcext:value-type="float">
            <text:p>3.348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aey</text:p>
          </table:table-cell>
          <table:table-cell office:value-type="float" office:value="2.8355" calcext:value-type="float">
            <text:p>2.835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aey</text:p>
          </table:table-cell>
          <table:table-cell office:value-type="float" office:value="2.5835" calcext:value-type="float">
            <text:p>2.583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aey</text:p>
          </table:table-cell>
          <table:table-cell office:value-type="float" office:value="2.2051" calcext:value-type="float">
            <text:p>2.205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amp</text:p>
          </table:table-cell>
          <table:table-cell office:value-type="float" office:value="7.3527" calcext:value-type="float">
            <text:p>7.352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amp</text:p>
          </table:table-cell>
          <table:table-cell office:value-type="float" office:value="5.8605" calcext:value-type="float">
            <text:p>5.860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amp</text:p>
          </table:table-cell>
          <table:table-cell office:value-type="float" office:value="4.5275" calcext:value-type="float">
            <text:p>4.527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amp</text:p>
          </table:table-cell>
          <table:table-cell office:value-type="float" office:value="3.8549" calcext:value-type="float">
            <text:p>3.854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amp</text:p>
          </table:table-cell>
          <table:table-cell office:value-type="float" office:value="3.4111" calcext:value-type="float">
            <text:p>3.4111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amp</text:p>
          </table:table-cell>
          <table:table-cell office:value-type="float" office:value="2.9666" calcext:value-type="float">
            <text:p>2.966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ape</text:p>
          </table:table-cell>
          <table:table-cell office:value-type="float" office:value="7.0586" calcext:value-type="float">
            <text:p>7.058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ape</text:p>
          </table:table-cell>
          <table:table-cell office:value-type="float" office:value="5.5163" calcext:value-type="float">
            <text:p>5.516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ape</text:p>
          </table:table-cell>
          <table:table-cell office:value-type="float" office:value="4.2471" calcext:value-type="float">
            <text:p>4.247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ape</text:p>
          </table:table-cell>
          <table:table-cell office:value-type="float" office:value="3.5176" calcext:value-type="float">
            <text:p>3.517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ape</text:p>
          </table:table-cell>
          <table:table-cell office:value-type="float" office:value="3.0019" calcext:value-type="float">
            <text:p>3.001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ape</text:p>
          </table:table-cell>
          <table:table-cell office:value-type="float" office:value="2.8547" calcext:value-type="float">
            <text:p>2.854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office:value-type="float" office:value="7.4075" calcext:value-type="float">
            <text:p>7.407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office:value-type="float" office:value="5.8209" calcext:value-type="float">
            <text:p>5.820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office:value-type="float" office:value="4.5781" calcext:value-type="float">
            <text:p>4.578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office:value-type="float" office:value="3.7806" calcext:value-type="float">
            <text:p>3.780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office:value-type="float" office:value="3.1319" calcext:value-type="float">
            <text:p>3.131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office:value-type="float" office:value="2.8028" calcext:value-type="float">
            <text:p>2.80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office:value-type="float" office:value="5.6496" calcext:value-type="float">
            <text:p>5.649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office:value-type="float" office:value="4.4587" calcext:value-type="float">
            <text:p>4.458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office:value-type="float" office:value="3.5459" calcext:value-type="float">
            <text:p>3.545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office:value-type="float" office:value="2.8801" calcext:value-type="float">
            <text:p>2.880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office:value-type="float" office:value="2.4442" calcext:value-type="float">
            <text:p>2.444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office:value-type="float" office:value="2.1952" calcext:value-type="float">
            <text:p>2.195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arz</text:p>
          </table:table-cell>
          <table:table-cell office:value-type="float" office:value="6.1157" calcext:value-type="float">
            <text:p>6.115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arz</text:p>
          </table:table-cell>
          <table:table-cell office:value-type="float" office:value="4.4743" calcext:value-type="float">
            <text:p>4.474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arz</text:p>
          </table:table-cell>
          <table:table-cell office:value-type="float" office:value="3.427" calcext:value-type="float">
            <text:p>3.42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arz</text:p>
          </table:table-cell>
          <table:table-cell office:value-type="float" office:value="2.839" calcext:value-type="float">
            <text:p>2.83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arz</text:p>
          </table:table-cell>
          <table:table-cell office:value-type="float" office:value="2.544" calcext:value-type="float">
            <text:p>2.54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arz</text:p>
          </table:table-cell>
          <table:table-cell office:value-type="float" office:value="2.3627" calcext:value-type="float">
            <text:p>2.362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bsn</text:p>
          </table:table-cell>
          <table:table-cell office:value-type="float" office:value="6.9923" calcext:value-type="float">
            <text:p>6.992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bsn</text:p>
          </table:table-cell>
          <table:table-cell office:value-type="float" office:value="5.243" calcext:value-type="float">
            <text:p>5.24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bsn</text:p>
          </table:table-cell>
          <table:table-cell office:value-type="float" office:value="3.8343" calcext:value-type="float">
            <text:p>3.834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bsn</text:p>
          </table:table-cell>
          <table:table-cell office:value-type="float" office:value="3.0137" calcext:value-type="float">
            <text:p>3.013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bsn</text:p>
          </table:table-cell>
          <table:table-cell office:value-type="float" office:value="2.504" calcext:value-type="float">
            <text:p>2.50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bsn</text:p>
          </table:table-cell>
          <table:table-cell office:value-type="float" office:value="2.1926" calcext:value-type="float">
            <text:p>2.192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cha</text:p>
          </table:table-cell>
          <table:table-cell office:value-type="float" office:value="3.5289" calcext:value-type="float">
            <text:p>3.528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cha</text:p>
          </table:table-cell>
          <table:table-cell office:value-type="float" office:value="2.9186" calcext:value-type="float">
            <text:p>2.918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cha</text:p>
          </table:table-cell>
          <table:table-cell office:value-type="float" office:value="2.503" calcext:value-type="float">
            <text:p>2.50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cha</text:p>
          </table:table-cell>
          <table:table-cell office:value-type="float" office:value="2.274" calcext:value-type="float">
            <text:p>2.27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cha</text:p>
          </table:table-cell>
          <table:table-cell office:value-type="float" office:value="2.115" calcext:value-type="float">
            <text:p>2.11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cha</text:p>
          </table:table-cell>
          <table:table-cell office:value-type="float" office:value="2.0721" calcext:value-type="float">
            <text:p>2.072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ckt</text:p>
          </table:table-cell>
          <table:table-cell office:value-type="float" office:value="3.75" calcext:value-type="float">
            <text:p>3.7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ckt</text:p>
          </table:table-cell>
          <table:table-cell office:value-type="float" office:value="3.171" calcext:value-type="float">
            <text:p>3.17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ckt</text:p>
          </table:table-cell>
          <table:table-cell office:value-type="float" office:value="2.73" calcext:value-type="float">
            <text:p>2.7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ckt</text:p>
          </table:table-cell>
          <table:table-cell office:value-type="float" office:value="2.4476" calcext:value-type="float">
            <text:p>2.447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ckt</text:p>
          </table:table-cell>
          <table:table-cell office:value-type="float" office:value="2.3512" calcext:value-type="float">
            <text:p>2.351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ckt</text:p>
          </table:table-cell>
          <table:table-cell office:value-type="float" office:value="2.2714" calcext:value-type="float">
            <text:p>2.271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float" office:value="5.473" calcext:value-type="float">
            <text:p>5.47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float" office:value="4.0583" calcext:value-type="float">
            <text:p>4.058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float" office:value="3.175" calcext:value-type="float">
            <text:p>3.17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float" office:value="2.7487" calcext:value-type="float">
            <text:p>2.748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float" office:value="2.5052" calcext:value-type="float">
            <text:p>2.505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float" office:value="2.3113" calcext:value-type="float">
            <text:p>2.311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dgz</text:p>
          </table:table-cell>
          <table:table-cell office:value-type="float" office:value="7.435" calcext:value-type="float">
            <text:p>7.43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dgz</text:p>
          </table:table-cell>
          <table:table-cell office:value-type="float" office:value="5.7341" calcext:value-type="float">
            <text:p>5.734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dgz</text:p>
          </table:table-cell>
          <table:table-cell office:value-type="float" office:value="4.1872" calcext:value-type="float">
            <text:p>4.187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dgz</text:p>
          </table:table-cell>
          <table:table-cell office:value-type="float" office:value="3.4297" calcext:value-type="float">
            <text:p>3.429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dgz</text:p>
          </table:table-cell>
          <table:table-cell office:value-type="float" office:value="2.9706" calcext:value-type="float">
            <text:p>2.970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dgz</text:p>
          </table:table-cell>
          <table:table-cell office:value-type="float" office:value="2.5843" calcext:value-type="float">
            <text:p>2.584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ell</text:p>
          </table:table-cell>
          <table:table-cell office:value-type="float" office:value="4.65" calcext:value-type="float">
            <text:p>4.6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ell</text:p>
          </table:table-cell>
          <table:table-cell office:value-type="float" office:value="3.5111" calcext:value-type="float">
            <text:p>3.511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ell</text:p>
          </table:table-cell>
          <table:table-cell office:value-type="float" office:value="2.8885" calcext:value-type="float">
            <text:p>2.888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ell</text:p>
          </table:table-cell>
          <table:table-cell office:value-type="float" office:value="2.5164" calcext:value-type="float">
            <text:p>2.516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ell</text:p>
          </table:table-cell>
          <table:table-cell office:value-type="float" office:value="2.336" calcext:value-type="float">
            <text:p>2.33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ell</text:p>
          </table:table-cell>
          <table:table-cell office:value-type="float" office:value="2.2393" calcext:value-type="float">
            <text:p>2.239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float" office:value="4.2824" calcext:value-type="float">
            <text:p>4.282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float" office:value="3.3836" calcext:value-type="float">
            <text:p>3.383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float" office:value="2.6631" calcext:value-type="float">
            <text:p>2.663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float" office:value="2.4322" calcext:value-type="float">
            <text:p>2.432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float" office:value="2.2919" calcext:value-type="float">
            <text:p>2.291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float" office:value="2.0351" calcext:value-type="float">
            <text:p>2.035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eus</text:p>
          </table:table-cell>
          <table:table-cell office:value-type="float" office:value="3.5937" calcext:value-type="float">
            <text:p>3.593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eus</text:p>
          </table:table-cell>
          <table:table-cell office:value-type="float" office:value="3.0333" calcext:value-type="float">
            <text:p>3.033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eus</text:p>
          </table:table-cell>
          <table:table-cell office:value-type="float" office:value="2.601" calcext:value-type="float">
            <text:p>2.60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eus</text:p>
          </table:table-cell>
          <table:table-cell office:value-type="float" office:value="2.3436" calcext:value-type="float">
            <text:p>2.343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eus</text:p>
          </table:table-cell>
          <table:table-cell office:value-type="float" office:value="2.2466" calcext:value-type="float">
            <text:p>2.246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eus</text:p>
          </table:table-cell>
          <table:table-cell office:value-type="float" office:value="2.0485" calcext:value-type="float">
            <text:p>2.048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fij</text:p>
          </table:table-cell>
          <table:table-cell office:value-type="float" office:value="4.6268" calcext:value-type="float">
            <text:p>4.626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fij</text:p>
          </table:table-cell>
          <table:table-cell office:value-type="float" office:value="3.4187" calcext:value-type="float">
            <text:p>3.418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fij</text:p>
          </table:table-cell>
          <table:table-cell office:value-type="float" office:value="2.7764" calcext:value-type="float">
            <text:p>2.776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fij</text:p>
          </table:table-cell>
          <table:table-cell office:value-type="float" office:value="2.311" calcext:value-type="float">
            <text:p>2.31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fij</text:p>
          </table:table-cell>
          <table:table-cell office:value-type="float" office:value="2.1845" calcext:value-type="float">
            <text:p>2.184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fij</text:p>
          </table:table-cell>
          <table:table-cell office:value-type="float" office:value="2.093" calcext:value-type="float">
            <text:p>2.09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float" office:value="5.1895" calcext:value-type="float">
            <text:p>5.189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float" office:value="3.8292" calcext:value-type="float">
            <text:p>3.829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float" office:value="2.9778" calcext:value-type="float">
            <text:p>2.977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float" office:value="2.5893" calcext:value-type="float">
            <text:p>2.589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float" office:value="2.389" calcext:value-type="float">
            <text:p>2.38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float" office:value="2.2593" calcext:value-type="float">
            <text:p>2.259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float" office:value="4.7012" calcext:value-type="float">
            <text:p>4.701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float" office:value="3.6298" calcext:value-type="float">
            <text:p>3.629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float" office:value="2.9546" calcext:value-type="float">
            <text:p>2.954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float" office:value="2.6196" calcext:value-type="float">
            <text:p>2.619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float" office:value="2.4981" calcext:value-type="float">
            <text:p>2.4981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float" office:value="2.1349" calcext:value-type="float">
            <text:p>2.13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gug</text:p>
          </table:table-cell>
          <table:table-cell office:value-type="float" office:value="4.3734" calcext:value-type="float">
            <text:p>4.373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gug</text:p>
          </table:table-cell>
          <table:table-cell office:value-type="float" office:value="3.6137" calcext:value-type="float">
            <text:p>3.613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gug</text:p>
          </table:table-cell>
          <table:table-cell office:value-type="float" office:value="2.9274" calcext:value-type="float">
            <text:p>2.927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gug</text:p>
          </table:table-cell>
          <table:table-cell office:value-type="float" office:value="2.5373" calcext:value-type="float">
            <text:p>2.537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gug</text:p>
          </table:table-cell>
          <table:table-cell office:value-type="float" office:value="2.3611" calcext:value-type="float">
            <text:p>2.3611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gug</text:p>
          </table:table-cell>
          <table:table-cell office:value-type="float" office:value="2.2093" calcext:value-type="float">
            <text:p>2.209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hae</text:p>
          </table:table-cell>
          <table:table-cell office:value-type="float" office:value="4.9143" calcext:value-type="float">
            <text:p>4.914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hae</text:p>
          </table:table-cell>
          <table:table-cell office:value-type="float" office:value="3.9246" calcext:value-type="float">
            <text:p>3.924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hae</text:p>
          </table:table-cell>
          <table:table-cell office:value-type="float" office:value="3.1492" calcext:value-type="float">
            <text:p>3.149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hae</text:p>
          </table:table-cell>
          <table:table-cell office:value-type="float" office:value="2.7769" calcext:value-type="float">
            <text:p>2.776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hae</text:p>
          </table:table-cell>
          <table:table-cell office:value-type="float" office:value="2.6124" calcext:value-type="float">
            <text:p>2.612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hae</text:p>
          </table:table-cell>
          <table:table-cell office:value-type="float" office:value="2.2778" calcext:value-type="float">
            <text:p>2.27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hau</text:p>
          </table:table-cell>
          <table:table-cell office:value-type="float" office:value="3.8934" calcext:value-type="float">
            <text:p>3.893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hau</text:p>
          </table:table-cell>
          <table:table-cell office:value-type="float" office:value="3.2803" calcext:value-type="float">
            <text:p>3.280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hau</text:p>
          </table:table-cell>
          <table:table-cell office:value-type="float" office:value="2.7079" calcext:value-type="float">
            <text:p>2.707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hau</text:p>
          </table:table-cell>
          <table:table-cell office:value-type="float" office:value="2.4583" calcext:value-type="float">
            <text:p>2.458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hau</text:p>
          </table:table-cell>
          <table:table-cell office:value-type="float" office:value="2.2959" calcext:value-type="float">
            <text:p>2.295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hau</text:p>
          </table:table-cell>
          <table:table-cell office:value-type="float" office:value="2.4262" calcext:value-type="float">
            <text:p>2.426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hin</text:p>
          </table:table-cell>
          <table:table-cell office:value-type="float" office:value="4.498" calcext:value-type="float">
            <text:p>4.49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hin</text:p>
          </table:table-cell>
          <table:table-cell office:value-type="float" office:value="3.5851" calcext:value-type="float">
            <text:p>3.585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hin</text:p>
          </table:table-cell>
          <table:table-cell office:value-type="float" office:value="2.8174" calcext:value-type="float">
            <text:p>2.817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hin</text:p>
          </table:table-cell>
          <table:table-cell office:value-type="float" office:value="2.5465" calcext:value-type="float">
            <text:p>2.546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hin</text:p>
          </table:table-cell>
          <table:table-cell office:value-type="float" office:value="2.3293" calcext:value-type="float">
            <text:p>2.329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hin</text:p>
          </table:table-cell>
          <table:table-cell office:value-type="float" office:value="2.0833" calcext:value-type="float">
            <text:p>2.083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ind</text:p>
          </table:table-cell>
          <table:table-cell office:value-type="float" office:value="6.3812" calcext:value-type="float">
            <text:p>6.381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ind</text:p>
          </table:table-cell>
          <table:table-cell office:value-type="float" office:value="4.5441" calcext:value-type="float">
            <text:p>4.544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ind</text:p>
          </table:table-cell>
          <table:table-cell office:value-type="float" office:value="3.2866" calcext:value-type="float">
            <text:p>3.286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ind</text:p>
          </table:table-cell>
          <table:table-cell office:value-type="float" office:value="2.6465" calcext:value-type="float">
            <text:p>2.646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ind</text:p>
          </table:table-cell>
          <table:table-cell office:value-type="float" office:value="2.2921" calcext:value-type="float">
            <text:p>2.2921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ind</text:p>
          </table:table-cell>
          <table:table-cell office:value-type="float" office:value="2.1567" calcext:value-type="float">
            <text:p>2.156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jac</text:p>
          </table:table-cell>
          <table:table-cell office:value-type="float" office:value="5.3394" calcext:value-type="float">
            <text:p>5.339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jac</text:p>
          </table:table-cell>
          <table:table-cell office:value-type="float" office:value="4.0468" calcext:value-type="float">
            <text:p>4.046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jac</text:p>
          </table:table-cell>
          <table:table-cell office:value-type="float" office:value="3.1228" calcext:value-type="float">
            <text:p>3.122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jac</text:p>
          </table:table-cell>
          <table:table-cell office:value-type="float" office:value="2.6087" calcext:value-type="float">
            <text:p>2.608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jac</text:p>
          </table:table-cell>
          <table:table-cell office:value-type="float" office:value="2.4182" calcext:value-type="float">
            <text:p>2.418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jac</text:p>
          </table:table-cell>
          <table:table-cell office:value-type="float" office:value="2.2644" calcext:value-type="float">
            <text:p>2.264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kal</text:p>
          </table:table-cell>
          <table:table-cell office:value-type="float" office:value="2.8163" calcext:value-type="float">
            <text:p>2.816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kal</text:p>
          </table:table-cell>
          <table:table-cell office:value-type="float" office:value="2.5551" calcext:value-type="float">
            <text:p>2.555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kal</text:p>
          </table:table-cell>
          <table:table-cell office:value-type="float" office:value="2.4046" calcext:value-type="float">
            <text:p>2.404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kal</text:p>
          </table:table-cell>
          <table:table-cell office:value-type="float" office:value="2.2705" calcext:value-type="float">
            <text:p>2.270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kal</text:p>
          </table:table-cell>
          <table:table-cell office:value-type="float" office:value="2.1753" calcext:value-type="float">
            <text:p>2.175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kal</text:p>
          </table:table-cell>
          <table:table-cell office:value-type="float" office:value="2.0755" calcext:value-type="float">
            <text:p>2.075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kat</text:p>
          </table:table-cell>
          <table:table-cell office:value-type="float" office:value="3.0447" calcext:value-type="float">
            <text:p>3.044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kat</text:p>
          </table:table-cell>
          <table:table-cell office:value-type="float" office:value="2.6639" calcext:value-type="float">
            <text:p>2.663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kat</text:p>
          </table:table-cell>
          <table:table-cell office:value-type="float" office:value="2.4616" calcext:value-type="float">
            <text:p>2.461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kat</text:p>
          </table:table-cell>
          <table:table-cell office:value-type="float" office:value="2.3361" calcext:value-type="float">
            <text:p>2.336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kat</text:p>
          </table:table-cell>
          <table:table-cell office:value-type="float" office:value="2.234" calcext:value-type="float">
            <text:p>2.23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kat</text:p>
          </table:table-cell>
          <table:table-cell office:value-type="float" office:value="2.2963" calcext:value-type="float">
            <text:p>2.296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kew</text:p>
          </table:table-cell>
          <table:table-cell office:value-type="float" office:value="7.8872" calcext:value-type="float">
            <text:p>7.887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kew</text:p>
          </table:table-cell>
          <table:table-cell office:value-type="float" office:value="5.7584" calcext:value-type="float">
            <text:p>5.758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kew</text:p>
          </table:table-cell>
          <table:table-cell office:value-type="float" office:value="4.0809" calcext:value-type="float">
            <text:p>4.080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kew</text:p>
          </table:table-cell>
          <table:table-cell office:value-type="float" office:value="3.1969" calcext:value-type="float">
            <text:p>3.196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kew</text:p>
          </table:table-cell>
          <table:table-cell office:value-type="float" office:value="2.7856" calcext:value-type="float">
            <text:p>2.785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kew</text:p>
          </table:table-cell>
          <table:table-cell office:value-type="float" office:value="2.4153" calcext:value-type="float">
            <text:p>2.415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khk</text:p>
          </table:table-cell>
          <table:table-cell office:value-type="float" office:value="3.9449" calcext:value-type="float">
            <text:p>3.944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khk</text:p>
          </table:table-cell>
          <table:table-cell office:value-type="float" office:value="3.2431" calcext:value-type="float">
            <text:p>3.243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khk</text:p>
          </table:table-cell>
          <table:table-cell office:value-type="float" office:value="2.7161" calcext:value-type="float">
            <text:p>2.716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khk</text:p>
          </table:table-cell>
          <table:table-cell office:value-type="float" office:value="2.4603" calcext:value-type="float">
            <text:p>2.460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khk</text:p>
          </table:table-cell>
          <table:table-cell office:value-type="float" office:value="2.3245" calcext:value-type="float">
            <text:p>2.324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khk</text:p>
          </table:table-cell>
          <table:table-cell office:value-type="float" office:value="2.2523" calcext:value-type="float">
            <text:p>2.252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kor</text:p>
          </table:table-cell>
          <table:table-cell office:value-type="float" office:value="5.693" calcext:value-type="float">
            <text:p>5.69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kor</text:p>
          </table:table-cell>
          <table:table-cell office:value-type="float" office:value="4.0544" calcext:value-type="float">
            <text:p>4.054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kor</text:p>
          </table:table-cell>
          <table:table-cell office:value-type="float" office:value="3.4659" calcext:value-type="float">
            <text:p>3.465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kor</text:p>
          </table:table-cell>
          <table:table-cell office:value-type="float" office:value="2.8003" calcext:value-type="float">
            <text:p>2.800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kor</text:p>
          </table:table-cell>
          <table:table-cell office:value-type="float" office:value="2.8976" calcext:value-type="float">
            <text:p>2.897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laj</text:p>
          </table:table-cell>
          <table:table-cell office:value-type="float" office:value="4.5813" calcext:value-type="float">
            <text:p>4.581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laj</text:p>
          </table:table-cell>
          <table:table-cell office:value-type="float" office:value="3.9207" calcext:value-type="float">
            <text:p>3.920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laj</text:p>
          </table:table-cell>
          <table:table-cell office:value-type="float" office:value="3.2113" calcext:value-type="float">
            <text:p>3.211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laj</text:p>
          </table:table-cell>
          <table:table-cell office:value-type="float" office:value="2.8517" calcext:value-type="float">
            <text:p>2.851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laj</text:p>
          </table:table-cell>
          <table:table-cell office:value-type="float" office:value="2.6749" calcext:value-type="float">
            <text:p>2.674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mig</text:p>
          </table:table-cell>
          <table:table-cell office:value-type="float" office:value="4.9272" calcext:value-type="float">
            <text:p>4.927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mig</text:p>
          </table:table-cell>
          <table:table-cell office:value-type="float" office:value="3.9081" calcext:value-type="float">
            <text:p>3.908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mig</text:p>
          </table:table-cell>
          <table:table-cell office:value-type="float" office:value="3.0595" calcext:value-type="float">
            <text:p>3.059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mig</text:p>
          </table:table-cell>
          <table:table-cell office:value-type="float" office:value="2.6443" calcext:value-type="float">
            <text:p>2.644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mig</text:p>
          </table:table-cell>
          <table:table-cell office:value-type="float" office:value="2.3569" calcext:value-type="float">
            <text:p>2.356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mig</text:p>
          </table:table-cell>
          <table:table-cell office:value-type="float" office:value="2.2685" calcext:value-type="float">
            <text:p>2.268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mph</text:p>
          </table:table-cell>
          <table:table-cell office:value-type="float" office:value="2.9487" calcext:value-type="float">
            <text:p>2.948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mph</text:p>
          </table:table-cell>
          <table:table-cell office:value-type="float" office:value="2.5759" calcext:value-type="float">
            <text:p>2.575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mph</text:p>
          </table:table-cell>
          <table:table-cell office:value-type="float" office:value="2.3583" calcext:value-type="float">
            <text:p>2.358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mph</text:p>
          </table:table-cell>
          <table:table-cell office:value-type="float" office:value="2.1977" calcext:value-type="float">
            <text:p>2.197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mph</text:p>
          </table:table-cell>
          <table:table-cell office:value-type="float" office:value="2.0909" calcext:value-type="float">
            <text:p>2.090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mph</text:p>
          </table:table-cell>
          <table:table-cell office:value-type="float" office:value="2.05" calcext:value-type="float">
            <text:p>2.0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mya</text:p>
          </table:table-cell>
          <table:table-cell office:value-type="float" office:value="3.6813" calcext:value-type="float">
            <text:p>3.681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mya</text:p>
          </table:table-cell>
          <table:table-cell office:value-type="float" office:value="3.1875" calcext:value-type="float">
            <text:p>3.187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mya</text:p>
          </table:table-cell>
          <table:table-cell office:value-type="float" office:value="2.7857" calcext:value-type="float">
            <text:p>2.785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mya</text:p>
          </table:table-cell>
          <table:table-cell office:value-type="float" office:value="2.4314" calcext:value-type="float">
            <text:p>2.431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mya</text:p>
          </table:table-cell>
          <table:table-cell office:value-type="float" office:value="2.1546" calcext:value-type="float">
            <text:p>2.154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mya</text:p>
          </table:table-cell>
          <table:table-cell office:value-type="float" office:value="2.0448" calcext:value-type="float">
            <text:p>2.044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mzh</text:p>
          </table:table-cell>
          <table:table-cell office:value-type="float" office:value="6.9241" calcext:value-type="float">
            <text:p>6.924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mzh</text:p>
          </table:table-cell>
          <table:table-cell office:value-type="float" office:value="5.2256" calcext:value-type="float">
            <text:p>5.225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mzh</text:p>
          </table:table-cell>
          <table:table-cell office:value-type="float" office:value="3.9493" calcext:value-type="float">
            <text:p>3.949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mzh</text:p>
          </table:table-cell>
          <table:table-cell office:value-type="float" office:value="3.2106" calcext:value-type="float">
            <text:p>3.210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mzh</text:p>
          </table:table-cell>
          <table:table-cell office:value-type="float" office:value="2.7234" calcext:value-type="float">
            <text:p>2.723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mzh</text:p>
          </table:table-cell>
          <table:table-cell office:value-type="float" office:value="2.4107" calcext:value-type="float">
            <text:p>2.410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naq</text:p>
          </table:table-cell>
          <table:table-cell office:value-type="float" office:value="3.9651" calcext:value-type="float">
            <text:p>3.965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naq</text:p>
          </table:table-cell>
          <table:table-cell office:value-type="float" office:value="3.3561" calcext:value-type="float">
            <text:p>3.356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naq</text:p>
          </table:table-cell>
          <table:table-cell office:value-type="float" office:value="3.0018" calcext:value-type="float">
            <text:p>3.001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naq</text:p>
          </table:table-cell>
          <table:table-cell office:value-type="float" office:value="2.7503" calcext:value-type="float">
            <text:p>2.750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naq</text:p>
          </table:table-cell>
          <table:table-cell office:value-type="float" office:value="2.5813" calcext:value-type="float">
            <text:p>2.581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naq</text:p>
          </table:table-cell>
          <table:table-cell office:value-type="float" office:value="2.3631" calcext:value-type="float">
            <text:p>2.363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pes</text:p>
          </table:table-cell>
          <table:table-cell office:value-type="float" office:value="4.1028" calcext:value-type="float">
            <text:p>4.102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pes</text:p>
          </table:table-cell>
          <table:table-cell office:value-type="float" office:value="3.466" calcext:value-type="float">
            <text:p>3.46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pes</text:p>
          </table:table-cell>
          <table:table-cell office:value-type="float" office:value="2.8188" calcext:value-type="float">
            <text:p>2.818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pes</text:p>
          </table:table-cell>
          <table:table-cell office:value-type="float" office:value="2.6381" calcext:value-type="float">
            <text:p>2.638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pes</text:p>
          </table:table-cell>
          <table:table-cell office:value-type="float" office:value="2.6413" calcext:value-type="float">
            <text:p>2.641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plt</text:p>
          </table:table-cell>
          <table:table-cell office:value-type="float" office:value="7.2617" calcext:value-type="float">
            <text:p>7.261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plt</text:p>
          </table:table-cell>
          <table:table-cell office:value-type="float" office:value="5.0394" calcext:value-type="float">
            <text:p>5.039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plt</text:p>
          </table:table-cell>
          <table:table-cell office:value-type="float" office:value="3.6843" calcext:value-type="float">
            <text:p>3.684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plt</text:p>
          </table:table-cell>
          <table:table-cell office:value-type="float" office:value="2.9317" calcext:value-type="float">
            <text:p>2.931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plt</text:p>
          </table:table-cell>
          <table:table-cell office:value-type="float" office:value="2.6299" calcext:value-type="float">
            <text:p>2.629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plt</text:p>
          </table:table-cell>
          <table:table-cell office:value-type="float" office:value="2.3588" calcext:value-type="float">
            <text:p>2.358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qvi</text:p>
          </table:table-cell>
          <table:table-cell office:value-type="float" office:value="8.2544" calcext:value-type="float">
            <text:p>8.254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qvi</text:p>
          </table:table-cell>
          <table:table-cell office:value-type="float" office:value="5.9867" calcext:value-type="float">
            <text:p>5.986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qvi</text:p>
          </table:table-cell>
          <table:table-cell office:value-type="float" office:value="4.167" calcext:value-type="float">
            <text:p>4.16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qvi</text:p>
          </table:table-cell>
          <table:table-cell office:value-type="float" office:value="3.1143" calcext:value-type="float">
            <text:p>3.114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qvi</text:p>
          </table:table-cell>
          <table:table-cell office:value-type="float" office:value="2.4945" calcext:value-type="float">
            <text:p>2.494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qvi</text:p>
          </table:table-cell>
          <table:table-cell office:value-type="float" office:value="2.1298" calcext:value-type="float">
            <text:p>2.129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office:value-type="float" office:value="3.5611" calcext:value-type="float">
            <text:p>3.561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office:value-type="float" office:value="3.1489" calcext:value-type="float">
            <text:p>3.148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office:value-type="float" office:value="2.7865" calcext:value-type="float">
            <text:p>2.786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office:value-type="float" office:value="2.6042" calcext:value-type="float">
            <text:p>2.604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office:value-type="float" office:value="2.5516" calcext:value-type="float">
            <text:p>2.551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office:value-type="float" office:value="2.5132" calcext:value-type="float">
            <text:p>2.51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4.6138" calcext:value-type="float">
            <text:p>4.613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3.7392" calcext:value-type="float">
            <text:p>3.739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3.0617" calcext:value-type="float">
            <text:p>3.061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2.4409" calcext:value-type="float">
            <text:p>2.440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2.2663" calcext:value-type="float">
            <text:p>2.266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float" office:value="4.8064" calcext:value-type="float">
            <text:p>4.806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float" office:value="3.7637" calcext:value-type="float">
            <text:p>3.763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float" office:value="3.0086" calcext:value-type="float">
            <text:p>3.008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float" office:value="2.677" calcext:value-type="float">
            <text:p>2.67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float" office:value="2.5277" calcext:value-type="float">
            <text:p>2.527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float" office:value="2.2971" calcext:value-type="float">
            <text:p>2.297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swh</text:p>
          </table:table-cell>
          <table:table-cell office:value-type="float" office:value="4.2111" calcext:value-type="float">
            <text:p>4.211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swh</text:p>
          </table:table-cell>
          <table:table-cell office:value-type="float" office:value="3.4412" calcext:value-type="float">
            <text:p>3.441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swh</text:p>
          </table:table-cell>
          <table:table-cell office:value-type="float" office:value="2.811" calcext:value-type="float">
            <text:p>2.81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swh</text:p>
          </table:table-cell>
          <table:table-cell office:value-type="float" office:value="2.4371" calcext:value-type="float">
            <text:p>2.437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swh</text:p>
          </table:table-cell>
          <table:table-cell office:value-type="float" office:value="2.3792" calcext:value-type="float">
            <text:p>2.379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swh</text:p>
          </table:table-cell>
          <table:table-cell office:value-type="float" office:value="2.1429" calcext:value-type="float">
            <text:p>2.142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tgl</text:p>
          </table:table-cell>
          <table:table-cell office:value-type="float" office:value="4.211" calcext:value-type="float">
            <text:p>4.21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tgl</text:p>
          </table:table-cell>
          <table:table-cell office:value-type="float" office:value="3.2222" calcext:value-type="float">
            <text:p>3.222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tgl</text:p>
          </table:table-cell>
          <table:table-cell office:value-type="float" office:value="2.6531" calcext:value-type="float">
            <text:p>2.653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tgl</text:p>
          </table:table-cell>
          <table:table-cell office:value-type="float" office:value="2.3732" calcext:value-type="float">
            <text:p>2.373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tgl</text:p>
          </table:table-cell>
          <table:table-cell office:value-type="float" office:value="2.1926" calcext:value-type="float">
            <text:p>2.192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tgl</text:p>
          </table:table-cell>
          <table:table-cell office:value-type="float" office:value="2.1667" calcext:value-type="float">
            <text:p>2.166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tha</text:p>
          </table:table-cell>
          <table:table-cell office:value-type="float" office:value="5.2601" calcext:value-type="float">
            <text:p>5.260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tha</text:p>
          </table:table-cell>
          <table:table-cell office:value-type="float" office:value="3.8814" calcext:value-type="float">
            <text:p>3.881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tha</text:p>
          </table:table-cell>
          <table:table-cell office:value-type="float" office:value="3.8109" calcext:value-type="float">
            <text:p>3.810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tha</text:p>
          </table:table-cell>
          <table:table-cell office:value-type="float" office:value="4.5336" calcext:value-type="float">
            <text:p>4.533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tha</text:p>
          </table:table-cell>
          <table:table-cell office:value-type="float" office:value="4.3956" calcext:value-type="float">
            <text:p>4.395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float" office:value="7.0108" calcext:value-type="float">
            <text:p>7.010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float" office:value="5.1592" calcext:value-type="float">
            <text:p>5.159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float" office:value="3.808" calcext:value-type="float">
            <text:p>3.80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float" office:value="3.0566" calcext:value-type="float">
            <text:p>3.056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float" office:value="2.7017" calcext:value-type="float">
            <text:p>2.701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float" office:value="2.4001" calcext:value-type="float">
            <text:p>2.400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float" office:value="5.7084" calcext:value-type="float">
            <text:p>5.708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float" office:value="4.4166" calcext:value-type="float">
            <text:p>4.416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float" office:value="3.5619" calcext:value-type="float">
            <text:p>3.561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float" office:value="2.7281" calcext:value-type="float">
            <text:p>2.728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float" office:value="2.3657" calcext:value-type="float">
            <text:p>2.365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xsu</text:p>
          </table:table-cell>
          <table:table-cell office:value-type="float" office:value="7.3162" calcext:value-type="float">
            <text:p>7.316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xsu</text:p>
          </table:table-cell>
          <table:table-cell office:value-type="float" office:value="5.3578" calcext:value-type="float">
            <text:p>5.357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xsu</text:p>
          </table:table-cell>
          <table:table-cell office:value-type="float" office:value="3.737" calcext:value-type="float">
            <text:p>3.73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xsu</text:p>
          </table:table-cell>
          <table:table-cell office:value-type="float" office:value="3.0792" calcext:value-type="float">
            <text:p>3.079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xsu</text:p>
          </table:table-cell>
          <table:table-cell office:value-type="float" office:value="2.7328" calcext:value-type="float">
            <text:p>2.7328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xsu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yad</text:p>
          </table:table-cell>
          <table:table-cell office:value-type="float" office:value="5.3887" calcext:value-type="float">
            <text:p>5.388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yad</text:p>
          </table:table-cell>
          <table:table-cell office:value-type="float" office:value="4.1895" calcext:value-type="float">
            <text:p>4.189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yad</text:p>
          </table:table-cell>
          <table:table-cell office:value-type="float" office:value="3.3255" calcext:value-type="float">
            <text:p>3.325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yad</text:p>
          </table:table-cell>
          <table:table-cell office:value-type="float" office:value="2.7634" calcext:value-type="float">
            <text:p>2.763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yad</text:p>
          </table:table-cell>
          <table:table-cell office:value-type="float" office:value="2.3679" calcext:value-type="float">
            <text:p>2.367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yad</text:p>
          </table:table-cell>
          <table:table-cell office:value-type="float" office:value="2.1785" calcext:value-type="float">
            <text:p>2.178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yaq</text:p>
          </table:table-cell>
          <table:table-cell office:value-type="float" office:value="7.0493" calcext:value-type="float">
            <text:p>7.049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yaq</text:p>
          </table:table-cell>
          <table:table-cell office:value-type="float" office:value="5.3567" calcext:value-type="float">
            <text:p>5.356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yaq</text:p>
          </table:table-cell>
          <table:table-cell office:value-type="float" office:value="4.0792" calcext:value-type="float">
            <text:p>4.079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yaq</text:p>
          </table:table-cell>
          <table:table-cell office:value-type="float" office:value="3.2385" calcext:value-type="float">
            <text:p>3.238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yaq</text:p>
          </table:table-cell>
          <table:table-cell office:value-type="float" office:value="2.7766" calcext:value-type="float">
            <text:p>2.776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yaq</text:p>
          </table:table-cell>
          <table:table-cell office:value-type="float" office:value="2.334" calcext:value-type="float">
            <text:p>2.33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yor</text:p>
          </table:table-cell>
          <table:table-cell office:value-type="float" office:value="4.7241" calcext:value-type="float">
            <text:p>4.724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yor</text:p>
          </table:table-cell>
          <table:table-cell office:value-type="float" office:value="3.6995" calcext:value-type="float">
            <text:p>3.699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yor</text:p>
          </table:table-cell>
          <table:table-cell office:value-type="float" office:value="2.9298" calcext:value-type="float">
            <text:p>2.929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yor</text:p>
          </table:table-cell>
          <table:table-cell office:value-type="float" office:value="2.6137" calcext:value-type="float">
            <text:p>2.613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yor</text:p>
          </table:table-cell>
          <table:table-cell office:value-type="float" office:value="2.4504" calcext:value-type="float">
            <text:p>2.450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yor</text:p>
          </table:table-cell>
          <table:table-cell office:value-type="float" office:value="2.2792" calcext:value-type="float">
            <text:p>2.2792</text:p>
          </table:table-cell>
          <table:table-cell office:value-type="float" office:value="0.9" calcext:value-type="float">
            <text:p>0.9</text:p>
          </table:table-cell>
        </table:table-row>
      </table:table>
      <table:table table:name="Pivot Table_Top_20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4" table:default-cell-style-name="ce15"/>
        <table:table-column table:style-name="co1" table:default-cell-style-name="ce19"/>
        <table:table-column table:style-name="co1" table:default-cell-style-name="ce26"/>
        <table:table-row table:style-name="ro1">
          <table:table-cell table:style-name="ce1" office:value-type="string" calcext:value-type="string">
            <text:p>Average - Average_paradigm_size</text:p>
          </table:table-cell>
          <table:table-cell table:style-name="ce6" office:value-type="string" calcext:value-type="string">
            <text:p>Data</text:p>
          </table:table-cell>
          <table:table-cell table:style-name="ce12" table:number-columns-repeated="5"/>
          <table:table-cell table:style-name="ce23"/>
        </table:table-row>
        <table:table-row table:style-name="ro1">
          <table:table-cell table:style-name="ce2" office:value-type="string" calcext:value-type="string">
            <text:p>Dataset</text:p>
          </table:table-cell>
          <table:table-cell table:style-name="ce7" office:value-type="float" office:value="0.65" calcext:value-type="float">
            <text:p>0.65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85" calcext:value-type="float">
            <text:p>0.85</text:p>
          </table:table-cell>
          <table:table-cell table:style-name="ce13" office:value-type="float" office:value="0.9" calcext:value-type="float">
            <text:p>0.9</text:p>
          </table:table-cell>
          <table:table-cell table:style-name="ce24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aey</text:p>
          </table:table-cell>
          <table:table-cell table:style-name="ce8" office:value-type="float" office:value="5.9994" calcext:value-type="float">
            <text:p>5.9994</text:p>
          </table:table-cell>
          <table:table-cell table:style-name="ce14" office:value-type="float" office:value="4.5184" calcext:value-type="float">
            <text:p>4.5184</text:p>
          </table:table-cell>
          <table:table-cell table:style-name="ce14" office:value-type="float" office:value="3.3483" calcext:value-type="float">
            <text:p>3.3483</text:p>
          </table:table-cell>
          <table:table-cell table:style-name="ce14" office:value-type="float" office:value="2.8355" calcext:value-type="float">
            <text:p>2.8355</text:p>
          </table:table-cell>
          <table:table-cell table:style-name="ce14" office:value-type="float" office:value="2.5835" calcext:value-type="float">
            <text:p>2.5835</text:p>
          </table:table-cell>
          <table:table-cell table:style-name="ce18" office:value-type="float" office:value="2.2051" calcext:value-type="float">
            <text:p>2.2051</text:p>
          </table:table-cell>
          <table:table-cell table:style-name="ce25" office:value-type="float" office:value="3.5817" calcext:value-type="float">
            <text:p>3.5817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office:value-type="float" office:value="7.3527" calcext:value-type="float">
            <text:p>7.3527</text:p>
          </table:table-cell>
          <table:table-cell office:value-type="float" office:value="5.8605" calcext:value-type="float">
            <text:p>5.8605</text:p>
          </table:table-cell>
          <table:table-cell office:value-type="float" office:value="4.5275" calcext:value-type="float">
            <text:p>4.5275</text:p>
          </table:table-cell>
          <table:table-cell office:value-type="float" office:value="3.8549" calcext:value-type="float">
            <text:p>3.8549</text:p>
          </table:table-cell>
          <table:table-cell office:value-type="float" office:value="3.4111" calcext:value-type="float">
            <text:p>3.4111</text:p>
          </table:table-cell>
          <table:table-cell office:value-type="float" office:value="2.9666" calcext:value-type="float">
            <text:p>2.9666</text:p>
          </table:table-cell>
          <table:table-cell office:value-type="float" office:value="4.66221666666667" calcext:value-type="float">
            <text:p>4.66221666666667</text:p>
          </table:table-cell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7.0586" calcext:value-type="float">
            <text:p>7.0586</text:p>
          </table:table-cell>
          <table:table-cell office:value-type="float" office:value="5.5163" calcext:value-type="float">
            <text:p>5.5163</text:p>
          </table:table-cell>
          <table:table-cell office:value-type="float" office:value="4.2471" calcext:value-type="float">
            <text:p>4.2471</text:p>
          </table:table-cell>
          <table:table-cell office:value-type="float" office:value="3.5176" calcext:value-type="float">
            <text:p>3.5176</text:p>
          </table:table-cell>
          <table:table-cell office:value-type="float" office:value="3.0019" calcext:value-type="float">
            <text:p>3.0019</text:p>
          </table:table-cell>
          <table:table-cell office:value-type="float" office:value="2.8547" calcext:value-type="float">
            <text:p>2.8547</text:p>
          </table:table-cell>
          <table:table-cell office:value-type="float" office:value="4.36603333333333" calcext:value-type="float">
            <text:p>4.36603333333333</text:p>
          </table:table-cell>
        </table:table-row>
        <table:table-row table:style-name="ro1">
          <table:table-cell office:value-type="string" calcext:value-type="string">
            <text:p>apu</text:p>
          </table:table-cell>
          <table:table-cell office:value-type="float" office:value="7.4075" calcext:value-type="float">
            <text:p>7.4075</text:p>
          </table:table-cell>
          <table:table-cell office:value-type="float" office:value="5.8209" calcext:value-type="float">
            <text:p>5.8209</text:p>
          </table:table-cell>
          <table:table-cell office:value-type="float" office:value="4.5781" calcext:value-type="float">
            <text:p>4.5781</text:p>
          </table:table-cell>
          <table:table-cell office:value-type="float" office:value="3.7806" calcext:value-type="float">
            <text:p>3.7806</text:p>
          </table:table-cell>
          <table:table-cell office:value-type="float" office:value="3.1319" calcext:value-type="float">
            <text:p>3.1319</text:p>
          </table:table-cell>
          <table:table-cell office:value-type="float" office:value="2.8028" calcext:value-type="float">
            <text:p>2.8028</text:p>
          </table:table-cell>
          <table:table-cell office:value-type="float" office:value="4.58696666666667" calcext:value-type="float">
            <text:p>4.58696666666667</text:p>
          </table:table-cell>
        </table:table-row>
        <table:table-row table:style-name="ro1">
          <table:table-cell office:value-type="string" calcext:value-type="string">
            <text:p>arn</text:p>
          </table:table-cell>
          <table:table-cell office:value-type="float" office:value="5.6496" calcext:value-type="float">
            <text:p>5.6496</text:p>
          </table:table-cell>
          <table:table-cell office:value-type="float" office:value="4.4587" calcext:value-type="float">
            <text:p>4.4587</text:p>
          </table:table-cell>
          <table:table-cell office:value-type="float" office:value="3.5459" calcext:value-type="float">
            <text:p>3.5459</text:p>
          </table:table-cell>
          <table:table-cell office:value-type="float" office:value="2.8801" calcext:value-type="float">
            <text:p>2.8801</text:p>
          </table:table-cell>
          <table:table-cell office:value-type="float" office:value="2.4442" calcext:value-type="float">
            <text:p>2.4442</text:p>
          </table:table-cell>
          <table:table-cell office:value-type="float" office:value="2.1952" calcext:value-type="float">
            <text:p>2.1952</text:p>
          </table:table-cell>
          <table:table-cell office:value-type="float" office:value="3.52895" calcext:value-type="float">
            <text:p>3.52895</text:p>
          </table:table-cell>
        </table:table-row>
        <table:table-row table:style-name="ro1">
          <table:table-cell office:value-type="string" calcext:value-type="string">
            <text:p>arz</text:p>
          </table:table-cell>
          <table:table-cell office:value-type="float" office:value="6.1157" calcext:value-type="float">
            <text:p>6.1157</text:p>
          </table:table-cell>
          <table:table-cell office:value-type="float" office:value="4.4743" calcext:value-type="float">
            <text:p>4.4743</text:p>
          </table:table-cell>
          <table:table-cell office:value-type="float" office:value="3.427" calcext:value-type="float">
            <text:p>3.427</text:p>
          </table:table-cell>
          <table:table-cell office:value-type="float" office:value="2.839" calcext:value-type="float">
            <text:p>2.839</text:p>
          </table:table-cell>
          <table:table-cell office:value-type="float" office:value="2.544" calcext:value-type="float">
            <text:p>2.544</text:p>
          </table:table-cell>
          <table:table-cell office:value-type="float" office:value="2.3627" calcext:value-type="float">
            <text:p>2.3627</text:p>
          </table:table-cell>
          <table:table-cell office:value-type="float" office:value="3.62711666666667" calcext:value-type="float">
            <text:p>3.62711666666667</text:p>
          </table:table-cell>
        </table:table-row>
        <table:table-row table:style-name="ro1">
          <table:table-cell office:value-type="string" calcext:value-type="string">
            <text:p>bsn</text:p>
          </table:table-cell>
          <table:table-cell office:value-type="float" office:value="6.9923" calcext:value-type="float">
            <text:p>6.9923</text:p>
          </table:table-cell>
          <table:table-cell office:value-type="float" office:value="5.243" calcext:value-type="float">
            <text:p>5.243</text:p>
          </table:table-cell>
          <table:table-cell office:value-type="float" office:value="3.8343" calcext:value-type="float">
            <text:p>3.8343</text:p>
          </table:table-cell>
          <table:table-cell office:value-type="float" office:value="3.0137" calcext:value-type="float">
            <text:p>3.0137</text:p>
          </table:table-cell>
          <table:table-cell office:value-type="float" office:value="2.504" calcext:value-type="float">
            <text:p>2.504</text:p>
          </table:table-cell>
          <table:table-cell office:value-type="float" office:value="2.1926" calcext:value-type="float">
            <text:p>2.1926</text:p>
          </table:table-cell>
          <table:table-cell office:value-type="float" office:value="3.96331666666667" calcext:value-type="float">
            <text:p>3.96331666666667</text:p>
          </table:table-cell>
        </table:table-row>
        <table:table-row table:style-name="ro1">
          <table:table-cell office:value-type="string" calcext:value-type="string">
            <text:p>cha</text:p>
          </table:table-cell>
          <table:table-cell office:value-type="float" office:value="3.5289" calcext:value-type="float">
            <text:p>3.5289</text:p>
          </table:table-cell>
          <table:table-cell office:value-type="float" office:value="2.9186" calcext:value-type="float">
            <text:p>2.9186</text:p>
          </table:table-cell>
          <table:table-cell office:value-type="float" office:value="2.503" calcext:value-type="float">
            <text:p>2.503</text:p>
          </table:table-cell>
          <table:table-cell office:value-type="float" office:value="2.274" calcext:value-type="float">
            <text:p>2.274</text:p>
          </table:table-cell>
          <table:table-cell office:value-type="float" office:value="2.115" calcext:value-type="float">
            <text:p>2.115</text:p>
          </table:table-cell>
          <table:table-cell office:value-type="float" office:value="2.0721" calcext:value-type="float">
            <text:p>2.0721</text:p>
          </table:table-cell>
          <table:table-cell office:value-type="float" office:value="2.5686" calcext:value-type="float">
            <text:p>2.5686</text:p>
          </table:table-cell>
        </table:table-row>
        <table:table-row table:style-name="ro1">
          <table:table-cell office:value-type="string" calcext:value-type="string">
            <text:p>ckt</text:p>
          </table:table-cell>
          <table:table-cell office:value-type="float" office:value="3.75" calcext:value-type="float">
            <text:p>3.75</text:p>
          </table:table-cell>
          <table:table-cell office:value-type="float" office:value="3.171" calcext:value-type="float">
            <text:p>3.171</text:p>
          </table:table-cell>
          <table:table-cell office:value-type="float" office:value="2.73" calcext:value-type="float">
            <text:p>2.73</text:p>
          </table:table-cell>
          <table:table-cell office:value-type="float" office:value="2.4476" calcext:value-type="float">
            <text:p>2.4476</text:p>
          </table:table-cell>
          <table:table-cell office:value-type="float" office:value="2.3512" calcext:value-type="float">
            <text:p>2.3512</text:p>
          </table:table-cell>
          <table:table-cell office:value-type="float" office:value="2.2714" calcext:value-type="float">
            <text:p>2.2714</text:p>
          </table:table-cell>
          <table:table-cell office:value-type="float" office:value="2.78686666666667" calcext:value-type="float">
            <text:p>2.78686666666667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5.473" calcext:value-type="float">
            <text:p>5.473</text:p>
          </table:table-cell>
          <table:table-cell office:value-type="float" office:value="4.0583" calcext:value-type="float">
            <text:p>4.0583</text:p>
          </table:table-cell>
          <table:table-cell office:value-type="float" office:value="3.175" calcext:value-type="float">
            <text:p>3.175</text:p>
          </table:table-cell>
          <table:table-cell office:value-type="float" office:value="2.7487" calcext:value-type="float">
            <text:p>2.7487</text:p>
          </table:table-cell>
          <table:table-cell office:value-type="float" office:value="2.5052" calcext:value-type="float">
            <text:p>2.5052</text:p>
          </table:table-cell>
          <table:table-cell office:value-type="float" office:value="2.3113" calcext:value-type="float">
            <text:p>2.3113</text:p>
          </table:table-cell>
          <table:table-cell office:value-type="float" office:value="3.37858333333333" calcext:value-type="float">
            <text:p>3.37858333333333</text:p>
          </table:table-cell>
        </table:table-row>
        <table:table-row table:style-name="ro1">
          <table:table-cell office:value-type="string" calcext:value-type="string">
            <text:p>dgz</text:p>
          </table:table-cell>
          <table:table-cell office:value-type="float" office:value="7.435" calcext:value-type="float">
            <text:p>7.435</text:p>
          </table:table-cell>
          <table:table-cell office:value-type="float" office:value="5.7341" calcext:value-type="float">
            <text:p>5.7341</text:p>
          </table:table-cell>
          <table:table-cell office:value-type="float" office:value="4.1872" calcext:value-type="float">
            <text:p>4.1872</text:p>
          </table:table-cell>
          <table:table-cell office:value-type="float" office:value="3.4297" calcext:value-type="float">
            <text:p>3.4297</text:p>
          </table:table-cell>
          <table:table-cell office:value-type="float" office:value="2.9706" calcext:value-type="float">
            <text:p>2.9706</text:p>
          </table:table-cell>
          <table:table-cell office:value-type="float" office:value="2.5843" calcext:value-type="float">
            <text:p>2.5843</text:p>
          </table:table-cell>
          <table:table-cell office:value-type="float" office:value="4.39015" calcext:value-type="float">
            <text:p>4.39015</text:p>
          </table:table-cell>
        </table:table-row>
        <table:table-row table:style-name="ro1">
          <table:table-cell office:value-type="string" calcext:value-type="string">
            <text:p>ell</text:p>
          </table:table-cell>
          <table:table-cell office:value-type="float" office:value="4.65" calcext:value-type="float">
            <text:p>4.65</text:p>
          </table:table-cell>
          <table:table-cell office:value-type="float" office:value="3.5111" calcext:value-type="float">
            <text:p>3.5111</text:p>
          </table:table-cell>
          <table:table-cell office:value-type="float" office:value="2.8885" calcext:value-type="float">
            <text:p>2.8885</text:p>
          </table:table-cell>
          <table:table-cell office:value-type="float" office:value="2.5164" calcext:value-type="float">
            <text:p>2.5164</text:p>
          </table:table-cell>
          <table:table-cell office:value-type="float" office:value="2.336" calcext:value-type="float">
            <text:p>2.336</text:p>
          </table:table-cell>
          <table:table-cell office:value-type="float" office:value="2.2393" calcext:value-type="float">
            <text:p>2.2393</text:p>
          </table:table-cell>
          <table:table-cell office:value-type="float" office:value="3.02355" calcext:value-type="float">
            <text:p>3.02355</text:p>
          </table:table-cell>
        </table:table-row>
        <table:table-row table:style-name="ro1">
          <table:table-cell office:value-type="string" calcext:value-type="string">
            <text:p>eng</text:p>
          </table:table-cell>
          <table:table-cell office:value-type="float" office:value="4.2824" calcext:value-type="float">
            <text:p>4.2824</text:p>
          </table:table-cell>
          <table:table-cell office:value-type="float" office:value="3.3836" calcext:value-type="float">
            <text:p>3.3836</text:p>
          </table:table-cell>
          <table:table-cell office:value-type="float" office:value="2.6631" calcext:value-type="float">
            <text:p>2.6631</text:p>
          </table:table-cell>
          <table:table-cell office:value-type="float" office:value="2.4322" calcext:value-type="float">
            <text:p>2.4322</text:p>
          </table:table-cell>
          <table:table-cell office:value-type="float" office:value="2.2919" calcext:value-type="float">
            <text:p>2.2919</text:p>
          </table:table-cell>
          <table:table-cell office:value-type="float" office:value="2.0351" calcext:value-type="float">
            <text:p>2.0351</text:p>
          </table:table-cell>
          <table:table-cell office:value-type="float" office:value="2.84805" calcext:value-type="float">
            <text:p>2.84805</text:p>
          </table:table-cell>
        </table:table-row>
        <table:table-row table:style-name="ro1">
          <table:table-cell office:value-type="string" calcext:value-type="string">
            <text:p>eus</text:p>
          </table:table-cell>
          <table:table-cell office:value-type="float" office:value="3.5937" calcext:value-type="float">
            <text:p>3.5937</text:p>
          </table:table-cell>
          <table:table-cell office:value-type="float" office:value="3.0333" calcext:value-type="float">
            <text:p>3.0333</text:p>
          </table:table-cell>
          <table:table-cell office:value-type="float" office:value="2.601" calcext:value-type="float">
            <text:p>2.601</text:p>
          </table:table-cell>
          <table:table-cell office:value-type="float" office:value="2.3436" calcext:value-type="float">
            <text:p>2.3436</text:p>
          </table:table-cell>
          <table:table-cell office:value-type="float" office:value="2.2466" calcext:value-type="float">
            <text:p>2.2466</text:p>
          </table:table-cell>
          <table:table-cell office:value-type="float" office:value="2.0485" calcext:value-type="float">
            <text:p>2.0485</text:p>
          </table:table-cell>
          <table:table-cell office:value-type="float" office:value="2.64445" calcext:value-type="float">
            <text:p>2.64445</text:p>
          </table:table-cell>
        </table:table-row>
        <table:table-row table:style-name="ro1">
          <table:table-cell office:value-type="string" calcext:value-type="string">
            <text:p>fij</text:p>
          </table:table-cell>
          <table:table-cell office:value-type="float" office:value="4.6268" calcext:value-type="float">
            <text:p>4.6268</text:p>
          </table:table-cell>
          <table:table-cell office:value-type="float" office:value="3.4187" calcext:value-type="float">
            <text:p>3.4187</text:p>
          </table:table-cell>
          <table:table-cell office:value-type="float" office:value="2.7764" calcext:value-type="float">
            <text:p>2.7764</text:p>
          </table:table-cell>
          <table:table-cell office:value-type="float" office:value="2.311" calcext:value-type="float">
            <text:p>2.311</text:p>
          </table:table-cell>
          <table:table-cell office:value-type="float" office:value="2.1845" calcext:value-type="float">
            <text:p>2.1845</text:p>
          </table:table-cell>
          <table:table-cell office:value-type="float" office:value="2.093" calcext:value-type="float">
            <text:p>2.093</text:p>
          </table:table-cell>
          <table:table-cell office:value-type="float" office:value="2.90173333333333" calcext:value-type="float">
            <text:p>2.90173333333333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.1895" calcext:value-type="float">
            <text:p>5.1895</text:p>
          </table:table-cell>
          <table:table-cell office:value-type="float" office:value="3.8292" calcext:value-type="float">
            <text:p>3.8292</text:p>
          </table:table-cell>
          <table:table-cell office:value-type="float" office:value="2.9778" calcext:value-type="float">
            <text:p>2.9778</text:p>
          </table:table-cell>
          <table:table-cell office:value-type="float" office:value="2.5893" calcext:value-type="float">
            <text:p>2.5893</text:p>
          </table:table-cell>
          <table:table-cell office:value-type="float" office:value="2.389" calcext:value-type="float">
            <text:p>2.389</text:p>
          </table:table-cell>
          <table:table-cell office:value-type="float" office:value="2.2593" calcext:value-type="float">
            <text:p>2.2593</text:p>
          </table:table-cell>
          <table:table-cell office:value-type="float" office:value="3.20568333333333" calcext:value-type="float">
            <text:p>3.20568333333333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4.7012" calcext:value-type="float">
            <text:p>4.7012</text:p>
          </table:table-cell>
          <table:table-cell office:value-type="float" office:value="3.6298" calcext:value-type="float">
            <text:p>3.6298</text:p>
          </table:table-cell>
          <table:table-cell office:value-type="float" office:value="2.9546" calcext:value-type="float">
            <text:p>2.9546</text:p>
          </table:table-cell>
          <table:table-cell office:value-type="float" office:value="2.6196" calcext:value-type="float">
            <text:p>2.6196</text:p>
          </table:table-cell>
          <table:table-cell office:value-type="float" office:value="2.4981" calcext:value-type="float">
            <text:p>2.4981</text:p>
          </table:table-cell>
          <table:table-cell office:value-type="float" office:value="2.1349" calcext:value-type="float">
            <text:p>2.1349</text:p>
          </table:table-cell>
          <table:table-cell office:value-type="float" office:value="3.0897" calcext:value-type="float">
            <text:p>3.0897</text:p>
          </table:table-cell>
        </table:table-row>
        <table:table-row table:style-name="ro1">
          <table:table-cell office:value-type="string" calcext:value-type="string">
            <text:p>gug</text:p>
          </table:table-cell>
          <table:table-cell office:value-type="float" office:value="4.3734" calcext:value-type="float">
            <text:p>4.3734</text:p>
          </table:table-cell>
          <table:table-cell office:value-type="float" office:value="3.6137" calcext:value-type="float">
            <text:p>3.6137</text:p>
          </table:table-cell>
          <table:table-cell office:value-type="float" office:value="2.9274" calcext:value-type="float">
            <text:p>2.9274</text:p>
          </table:table-cell>
          <table:table-cell office:value-type="float" office:value="2.5373" calcext:value-type="float">
            <text:p>2.5373</text:p>
          </table:table-cell>
          <table:table-cell office:value-type="float" office:value="2.3611" calcext:value-type="float">
            <text:p>2.3611</text:p>
          </table:table-cell>
          <table:table-cell office:value-type="float" office:value="2.2093" calcext:value-type="float">
            <text:p>2.2093</text:p>
          </table:table-cell>
          <table:table-cell office:value-type="float" office:value="3.0037" calcext:value-type="float">
            <text:p>3.0037</text:p>
          </table:table-cell>
        </table:table-row>
        <table:table-row table:style-name="ro1">
          <table:table-cell office:value-type="string" calcext:value-type="string">
            <text:p>hae</text:p>
          </table:table-cell>
          <table:table-cell office:value-type="float" office:value="4.9143" calcext:value-type="float">
            <text:p>4.9143</text:p>
          </table:table-cell>
          <table:table-cell office:value-type="float" office:value="3.9246" calcext:value-type="float">
            <text:p>3.9246</text:p>
          </table:table-cell>
          <table:table-cell office:value-type="float" office:value="3.1492" calcext:value-type="float">
            <text:p>3.1492</text:p>
          </table:table-cell>
          <table:table-cell office:value-type="float" office:value="2.7769" calcext:value-type="float">
            <text:p>2.7769</text:p>
          </table:table-cell>
          <table:table-cell office:value-type="float" office:value="2.6124" calcext:value-type="float">
            <text:p>2.6124</text:p>
          </table:table-cell>
          <table:table-cell office:value-type="float" office:value="2.2778" calcext:value-type="float">
            <text:p>2.2778</text:p>
          </table:table-cell>
          <table:table-cell office:value-type="float" office:value="3.27586666666667" calcext:value-type="float">
            <text:p>3.27586666666667</text:p>
          </table:table-cell>
        </table:table-row>
        <table:table-row table:style-name="ro1">
          <table:table-cell office:value-type="string" calcext:value-type="string">
            <text:p>hau</text:p>
          </table:table-cell>
          <table:table-cell office:value-type="float" office:value="3.8934" calcext:value-type="float">
            <text:p>3.8934</text:p>
          </table:table-cell>
          <table:table-cell office:value-type="float" office:value="3.2803" calcext:value-type="float">
            <text:p>3.2803</text:p>
          </table:table-cell>
          <table:table-cell office:value-type="float" office:value="2.7079" calcext:value-type="float">
            <text:p>2.7079</text:p>
          </table:table-cell>
          <table:table-cell office:value-type="float" office:value="2.4583" calcext:value-type="float">
            <text:p>2.4583</text:p>
          </table:table-cell>
          <table:table-cell office:value-type="float" office:value="2.2959" calcext:value-type="float">
            <text:p>2.2959</text:p>
          </table:table-cell>
          <table:table-cell office:value-type="float" office:value="2.4262" calcext:value-type="float">
            <text:p>2.4262</text:p>
          </table:table-cell>
          <table:table-cell office:value-type="float" office:value="2.84366666666667" calcext:value-type="float">
            <text:p>2.84366666666667</text:p>
          </table:table-cell>
        </table:table-row>
        <table:table-row table:style-name="ro1">
          <table:table-cell office:value-type="string" calcext:value-type="string">
            <text:p>hin</text:p>
          </table:table-cell>
          <table:table-cell office:value-type="float" office:value="4.498" calcext:value-type="float">
            <text:p>4.498</text:p>
          </table:table-cell>
          <table:table-cell office:value-type="float" office:value="3.5851" calcext:value-type="float">
            <text:p>3.5851</text:p>
          </table:table-cell>
          <table:table-cell office:value-type="float" office:value="2.8174" calcext:value-type="float">
            <text:p>2.8174</text:p>
          </table:table-cell>
          <table:table-cell office:value-type="float" office:value="2.5465" calcext:value-type="float">
            <text:p>2.5465</text:p>
          </table:table-cell>
          <table:table-cell office:value-type="float" office:value="2.3293" calcext:value-type="float">
            <text:p>2.3293</text:p>
          </table:table-cell>
          <table:table-cell office:value-type="float" office:value="2.0833" calcext:value-type="float">
            <text:p>2.0833</text:p>
          </table:table-cell>
          <table:table-cell office:value-type="float" office:value="2.9766" calcext:value-type="float">
            <text:p>2.9766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6.3812" calcext:value-type="float">
            <text:p>6.3812</text:p>
          </table:table-cell>
          <table:table-cell office:value-type="float" office:value="4.5441" calcext:value-type="float">
            <text:p>4.5441</text:p>
          </table:table-cell>
          <table:table-cell office:value-type="float" office:value="3.2866" calcext:value-type="float">
            <text:p>3.2866</text:p>
          </table:table-cell>
          <table:table-cell office:value-type="float" office:value="2.6465" calcext:value-type="float">
            <text:p>2.6465</text:p>
          </table:table-cell>
          <table:table-cell office:value-type="float" office:value="2.2921" calcext:value-type="float">
            <text:p>2.2921</text:p>
          </table:table-cell>
          <table:table-cell office:value-type="float" office:value="2.1567" calcext:value-type="float">
            <text:p>2.1567</text:p>
          </table:table-cell>
          <table:table-cell office:value-type="float" office:value="3.5512" calcext:value-type="float">
            <text:p>3.5512</text:p>
          </table:table-cell>
        </table:table-row>
        <table:table-row table:style-name="ro1">
          <table:table-cell office:value-type="string" calcext:value-type="string">
            <text:p>jac</text:p>
          </table:table-cell>
          <table:table-cell office:value-type="float" office:value="5.3394" calcext:value-type="float">
            <text:p>5.3394</text:p>
          </table:table-cell>
          <table:table-cell office:value-type="float" office:value="4.0468" calcext:value-type="float">
            <text:p>4.0468</text:p>
          </table:table-cell>
          <table:table-cell office:value-type="float" office:value="3.1228" calcext:value-type="float">
            <text:p>3.1228</text:p>
          </table:table-cell>
          <table:table-cell office:value-type="float" office:value="2.6087" calcext:value-type="float">
            <text:p>2.6087</text:p>
          </table:table-cell>
          <table:table-cell office:value-type="float" office:value="2.4182" calcext:value-type="float">
            <text:p>2.4182</text:p>
          </table:table-cell>
          <table:table-cell office:value-type="float" office:value="2.2644" calcext:value-type="float">
            <text:p>2.2644</text:p>
          </table:table-cell>
          <table:table-cell office:value-type="float" office:value="3.30005" calcext:value-type="float">
            <text:p>3.30005</text:p>
          </table:table-cell>
        </table:table-row>
        <table:table-row table:style-name="ro1">
          <table:table-cell office:value-type="string" calcext:value-type="string">
            <text:p>kal</text:p>
          </table:table-cell>
          <table:table-cell office:value-type="float" office:value="2.8163" calcext:value-type="float">
            <text:p>2.8163</text:p>
          </table:table-cell>
          <table:table-cell office:value-type="float" office:value="2.5551" calcext:value-type="float">
            <text:p>2.5551</text:p>
          </table:table-cell>
          <table:table-cell office:value-type="float" office:value="2.4046" calcext:value-type="float">
            <text:p>2.4046</text:p>
          </table:table-cell>
          <table:table-cell office:value-type="float" office:value="2.2705" calcext:value-type="float">
            <text:p>2.2705</text:p>
          </table:table-cell>
          <table:table-cell office:value-type="float" office:value="2.1753" calcext:value-type="float">
            <text:p>2.1753</text:p>
          </table:table-cell>
          <table:table-cell office:value-type="float" office:value="2.0755" calcext:value-type="float">
            <text:p>2.0755</text:p>
          </table:table-cell>
          <table:table-cell office:value-type="float" office:value="2.38288333333333" calcext:value-type="float">
            <text:p>2.38288333333333</text:p>
          </table:table-cell>
        </table:table-row>
        <table:table-row table:style-name="ro1">
          <table:table-cell office:value-type="string" calcext:value-type="string">
            <text:p>kat</text:p>
          </table:table-cell>
          <table:table-cell office:value-type="float" office:value="3.0447" calcext:value-type="float">
            <text:p>3.0447</text:p>
          </table:table-cell>
          <table:table-cell office:value-type="float" office:value="2.6639" calcext:value-type="float">
            <text:p>2.6639</text:p>
          </table:table-cell>
          <table:table-cell office:value-type="float" office:value="2.4616" calcext:value-type="float">
            <text:p>2.4616</text:p>
          </table:table-cell>
          <table:table-cell office:value-type="float" office:value="2.3361" calcext:value-type="float">
            <text:p>2.3361</text:p>
          </table:table-cell>
          <table:table-cell office:value-type="float" office:value="2.234" calcext:value-type="float">
            <text:p>2.234</text:p>
          </table:table-cell>
          <table:table-cell office:value-type="float" office:value="2.2963" calcext:value-type="float">
            <text:p>2.2963</text:p>
          </table:table-cell>
          <table:table-cell office:value-type="float" office:value="2.5061" calcext:value-type="float">
            <text:p>2.5061</text:p>
          </table:table-cell>
        </table:table-row>
        <table:table-row table:style-name="ro1">
          <table:table-cell office:value-type="string" calcext:value-type="string">
            <text:p>kew</text:p>
          </table:table-cell>
          <table:table-cell office:value-type="float" office:value="7.8872" calcext:value-type="float">
            <text:p>7.8872</text:p>
          </table:table-cell>
          <table:table-cell office:value-type="float" office:value="5.7584" calcext:value-type="float">
            <text:p>5.7584</text:p>
          </table:table-cell>
          <table:table-cell office:value-type="float" office:value="4.0809" calcext:value-type="float">
            <text:p>4.0809</text:p>
          </table:table-cell>
          <table:table-cell office:value-type="float" office:value="3.1969" calcext:value-type="float">
            <text:p>3.1969</text:p>
          </table:table-cell>
          <table:table-cell office:value-type="float" office:value="2.7856" calcext:value-type="float">
            <text:p>2.7856</text:p>
          </table:table-cell>
          <table:table-cell office:value-type="float" office:value="2.4153" calcext:value-type="float">
            <text:p>2.4153</text:p>
          </table:table-cell>
          <table:table-cell office:value-type="float" office:value="4.35405" calcext:value-type="float">
            <text:p>4.35405</text:p>
          </table:table-cell>
        </table:table-row>
        <table:table-row table:style-name="ro1">
          <table:table-cell office:value-type="string" calcext:value-type="string">
            <text:p>khk</text:p>
          </table:table-cell>
          <table:table-cell office:value-type="float" office:value="3.9449" calcext:value-type="float">
            <text:p>3.9449</text:p>
          </table:table-cell>
          <table:table-cell office:value-type="float" office:value="3.2431" calcext:value-type="float">
            <text:p>3.2431</text:p>
          </table:table-cell>
          <table:table-cell office:value-type="float" office:value="2.7161" calcext:value-type="float">
            <text:p>2.7161</text:p>
          </table:table-cell>
          <table:table-cell office:value-type="float" office:value="2.4603" calcext:value-type="float">
            <text:p>2.4603</text:p>
          </table:table-cell>
          <table:table-cell office:value-type="float" office:value="2.3245" calcext:value-type="float">
            <text:p>2.3245</text:p>
          </table:table-cell>
          <table:table-cell office:value-type="float" office:value="2.2523" calcext:value-type="float">
            <text:p>2.2523</text:p>
          </table:table-cell>
          <table:table-cell office:value-type="float" office:value="2.82353333333333" calcext:value-type="float">
            <text:p>2.82353333333333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5.693" calcext:value-type="float">
            <text:p>5.693</text:p>
          </table:table-cell>
          <table:table-cell office:value-type="float" office:value="4.0544" calcext:value-type="float">
            <text:p>4.0544</text:p>
          </table:table-cell>
          <table:table-cell office:value-type="float" office:value="3.4659" calcext:value-type="float">
            <text:p>3.4659</text:p>
          </table:table-cell>
          <table:table-cell office:value-type="float" office:value="2.8003" calcext:value-type="float">
            <text:p>2.8003</text:p>
          </table:table-cell>
          <table:table-cell office:value-type="float" office:value="2.8976" calcext:value-type="float">
            <text:p>2.8976</text:p>
          </table:table-cell>
          <table:table-cell table:style-name="ce20"/>
          <table:table-cell office:value-type="float" office:value="3.78224" calcext:value-type="float">
            <text:p>3.78224</text:p>
          </table:table-cell>
        </table:table-row>
        <table:table-row table:style-name="ro1">
          <table:table-cell office:value-type="string" calcext:value-type="string">
            <text:p>laj</text:p>
          </table:table-cell>
          <table:table-cell office:value-type="float" office:value="4.5813" calcext:value-type="float">
            <text:p>4.5813</text:p>
          </table:table-cell>
          <table:table-cell office:value-type="float" office:value="3.9207" calcext:value-type="float">
            <text:p>3.9207</text:p>
          </table:table-cell>
          <table:table-cell office:value-type="float" office:value="3.2113" calcext:value-type="float">
            <text:p>3.2113</text:p>
          </table:table-cell>
          <table:table-cell office:value-type="float" office:value="2.8517" calcext:value-type="float">
            <text:p>2.8517</text:p>
          </table:table-cell>
          <table:table-cell office:value-type="float" office:value="2.6749" calcext:value-type="float">
            <text:p>2.6749</text:p>
          </table:table-cell>
          <table:table-cell table:style-name="ce20"/>
          <table:table-cell office:value-type="float" office:value="3.44798" calcext:value-type="float">
            <text:p>3.44798</text:p>
          </table:table-cell>
        </table:table-row>
        <table:table-row table:style-name="ro1">
          <table:table-cell office:value-type="string" calcext:value-type="string">
            <text:p>mig</text:p>
          </table:table-cell>
          <table:table-cell office:value-type="float" office:value="4.9272" calcext:value-type="float">
            <text:p>4.9272</text:p>
          </table:table-cell>
          <table:table-cell office:value-type="float" office:value="3.9081" calcext:value-type="float">
            <text:p>3.9081</text:p>
          </table:table-cell>
          <table:table-cell office:value-type="float" office:value="3.0595" calcext:value-type="float">
            <text:p>3.0595</text:p>
          </table:table-cell>
          <table:table-cell office:value-type="float" office:value="2.6443" calcext:value-type="float">
            <text:p>2.6443</text:p>
          </table:table-cell>
          <table:table-cell office:value-type="float" office:value="2.3569" calcext:value-type="float">
            <text:p>2.3569</text:p>
          </table:table-cell>
          <table:table-cell office:value-type="float" office:value="2.2685" calcext:value-type="float">
            <text:p>2.2685</text:p>
          </table:table-cell>
          <table:table-cell office:value-type="float" office:value="3.19408333333333" calcext:value-type="float">
            <text:p>3.19408333333333</text:p>
          </table:table-cell>
        </table:table-row>
        <table:table-row table:style-name="ro1">
          <table:table-cell office:value-type="string" calcext:value-type="string">
            <text:p>mph</text:p>
          </table:table-cell>
          <table:table-cell office:value-type="float" office:value="2.9487" calcext:value-type="float">
            <text:p>2.9487</text:p>
          </table:table-cell>
          <table:table-cell office:value-type="float" office:value="2.5759" calcext:value-type="float">
            <text:p>2.5759</text:p>
          </table:table-cell>
          <table:table-cell office:value-type="float" office:value="2.3583" calcext:value-type="float">
            <text:p>2.3583</text:p>
          </table:table-cell>
          <table:table-cell office:value-type="float" office:value="2.1977" calcext:value-type="float">
            <text:p>2.1977</text:p>
          </table:table-cell>
          <table:table-cell office:value-type="float" office:value="2.0909" calcext:value-type="float">
            <text:p>2.0909</text:p>
          </table:table-cell>
          <table:table-cell office:value-type="float" office:value="2.05" calcext:value-type="float">
            <text:p>2.05</text:p>
          </table:table-cell>
          <table:table-cell office:value-type="float" office:value="2.37025" calcext:value-type="float">
            <text:p>2.37025</text:p>
          </table:table-cell>
        </table:table-row>
        <table:table-row table:style-name="ro1">
          <table:table-cell office:value-type="string" calcext:value-type="string">
            <text:p>mya</text:p>
          </table:table-cell>
          <table:table-cell office:value-type="float" office:value="3.6813" calcext:value-type="float">
            <text:p>3.6813</text:p>
          </table:table-cell>
          <table:table-cell office:value-type="float" office:value="3.1875" calcext:value-type="float">
            <text:p>3.1875</text:p>
          </table:table-cell>
          <table:table-cell office:value-type="float" office:value="2.7857" calcext:value-type="float">
            <text:p>2.7857</text:p>
          </table:table-cell>
          <table:table-cell office:value-type="float" office:value="2.4314" calcext:value-type="float">
            <text:p>2.4314</text:p>
          </table:table-cell>
          <table:table-cell office:value-type="float" office:value="2.1546" calcext:value-type="float">
            <text:p>2.1546</text:p>
          </table:table-cell>
          <table:table-cell office:value-type="float" office:value="2.0448" calcext:value-type="float">
            <text:p>2.0448</text:p>
          </table:table-cell>
          <table:table-cell office:value-type="float" office:value="2.71421666666667" calcext:value-type="float">
            <text:p>2.71421666666667</text:p>
          </table:table-cell>
        </table:table-row>
        <table:table-row table:style-name="ro1">
          <table:table-cell office:value-type="string" calcext:value-type="string">
            <text:p>mzh</text:p>
          </table:table-cell>
          <table:table-cell office:value-type="float" office:value="6.9241" calcext:value-type="float">
            <text:p>6.9241</text:p>
          </table:table-cell>
          <table:table-cell office:value-type="float" office:value="5.2256" calcext:value-type="float">
            <text:p>5.2256</text:p>
          </table:table-cell>
          <table:table-cell office:value-type="float" office:value="3.9493" calcext:value-type="float">
            <text:p>3.9493</text:p>
          </table:table-cell>
          <table:table-cell office:value-type="float" office:value="3.2106" calcext:value-type="float">
            <text:p>3.2106</text:p>
          </table:table-cell>
          <table:table-cell office:value-type="float" office:value="2.7234" calcext:value-type="float">
            <text:p>2.7234</text:p>
          </table:table-cell>
          <table:table-cell office:value-type="float" office:value="2.4107" calcext:value-type="float">
            <text:p>2.4107</text:p>
          </table:table-cell>
          <table:table-cell office:value-type="float" office:value="4.07395" calcext:value-type="float">
            <text:p>4.07395</text:p>
          </table:table-cell>
        </table:table-row>
        <table:table-row table:style-name="ro1">
          <table:table-cell office:value-type="string" calcext:value-type="string">
            <text:p>naq</text:p>
          </table:table-cell>
          <table:table-cell office:value-type="float" office:value="3.9651" calcext:value-type="float">
            <text:p>3.9651</text:p>
          </table:table-cell>
          <table:table-cell office:value-type="float" office:value="3.3561" calcext:value-type="float">
            <text:p>3.3561</text:p>
          </table:table-cell>
          <table:table-cell office:value-type="float" office:value="3.0018" calcext:value-type="float">
            <text:p>3.0018</text:p>
          </table:table-cell>
          <table:table-cell office:value-type="float" office:value="2.7503" calcext:value-type="float">
            <text:p>2.7503</text:p>
          </table:table-cell>
          <table:table-cell office:value-type="float" office:value="2.5813" calcext:value-type="float">
            <text:p>2.5813</text:p>
          </table:table-cell>
          <table:table-cell office:value-type="float" office:value="2.3631" calcext:value-type="float">
            <text:p>2.3631</text:p>
          </table:table-cell>
          <table:table-cell office:value-type="float" office:value="3.00295" calcext:value-type="float">
            <text:p>3.00295</text:p>
          </table:table-cell>
        </table:table-row>
        <table:table-row table:style-name="ro1">
          <table:table-cell office:value-type="string" calcext:value-type="string">
            <text:p>pes</text:p>
          </table:table-cell>
          <table:table-cell office:value-type="float" office:value="4.1028" calcext:value-type="float">
            <text:p>4.1028</text:p>
          </table:table-cell>
          <table:table-cell office:value-type="float" office:value="3.466" calcext:value-type="float">
            <text:p>3.466</text:p>
          </table:table-cell>
          <table:table-cell office:value-type="float" office:value="2.8188" calcext:value-type="float">
            <text:p>2.8188</text:p>
          </table:table-cell>
          <table:table-cell office:value-type="float" office:value="2.6381" calcext:value-type="float">
            <text:p>2.6381</text:p>
          </table:table-cell>
          <table:table-cell office:value-type="float" office:value="2.6413" calcext:value-type="float">
            <text:p>2.6413</text:p>
          </table:table-cell>
          <table:table-cell table:style-name="ce20"/>
          <table:table-cell office:value-type="float" office:value="3.1334" calcext:value-type="float">
            <text:p>3.1334</text:p>
          </table:table-cell>
        </table:table-row>
        <table:table-row table:style-name="ro1">
          <table:table-cell office:value-type="string" calcext:value-type="string">
            <text:p>plt</text:p>
          </table:table-cell>
          <table:table-cell office:value-type="float" office:value="7.2617" calcext:value-type="float">
            <text:p>7.2617</text:p>
          </table:table-cell>
          <table:table-cell office:value-type="float" office:value="5.0394" calcext:value-type="float">
            <text:p>5.0394</text:p>
          </table:table-cell>
          <table:table-cell office:value-type="float" office:value="3.6843" calcext:value-type="float">
            <text:p>3.6843</text:p>
          </table:table-cell>
          <table:table-cell office:value-type="float" office:value="2.9317" calcext:value-type="float">
            <text:p>2.9317</text:p>
          </table:table-cell>
          <table:table-cell office:value-type="float" office:value="2.6299" calcext:value-type="float">
            <text:p>2.6299</text:p>
          </table:table-cell>
          <table:table-cell office:value-type="float" office:value="2.3588" calcext:value-type="float">
            <text:p>2.3588</text:p>
          </table:table-cell>
          <table:table-cell office:value-type="float" office:value="3.9843" calcext:value-type="float">
            <text:p>3.9843</text:p>
          </table:table-cell>
        </table:table-row>
        <table:table-row table:style-name="ro1">
          <table:table-cell office:value-type="string" calcext:value-type="string">
            <text:p>qvi</text:p>
          </table:table-cell>
          <table:table-cell office:value-type="float" office:value="8.2544" calcext:value-type="float">
            <text:p>8.2544</text:p>
          </table:table-cell>
          <table:table-cell office:value-type="float" office:value="5.9867" calcext:value-type="float">
            <text:p>5.9867</text:p>
          </table:table-cell>
          <table:table-cell office:value-type="float" office:value="4.167" calcext:value-type="float">
            <text:p>4.167</text:p>
          </table:table-cell>
          <table:table-cell office:value-type="float" office:value="3.1143" calcext:value-type="float">
            <text:p>3.1143</text:p>
          </table:table-cell>
          <table:table-cell office:value-type="float" office:value="2.4945" calcext:value-type="float">
            <text:p>2.4945</text:p>
          </table:table-cell>
          <table:table-cell office:value-type="float" office:value="2.1298" calcext:value-type="float">
            <text:p>2.1298</text:p>
          </table:table-cell>
          <table:table-cell office:value-type="float" office:value="4.35778333333333" calcext:value-type="float">
            <text:p>4.35778333333333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3.5611" calcext:value-type="float">
            <text:p>3.5611</text:p>
          </table:table-cell>
          <table:table-cell office:value-type="float" office:value="3.1489" calcext:value-type="float">
            <text:p>3.1489</text:p>
          </table:table-cell>
          <table:table-cell office:value-type="float" office:value="2.7865" calcext:value-type="float">
            <text:p>2.7865</text:p>
          </table:table-cell>
          <table:table-cell office:value-type="float" office:value="2.6042" calcext:value-type="float">
            <text:p>2.6042</text:p>
          </table:table-cell>
          <table:table-cell office:value-type="float" office:value="2.5516" calcext:value-type="float">
            <text:p>2.5516</text:p>
          </table:table-cell>
          <table:table-cell office:value-type="float" office:value="2.5132" calcext:value-type="float">
            <text:p>2.5132</text:p>
          </table:table-cell>
          <table:table-cell office:value-type="float" office:value="2.86091666666667" calcext:value-type="float">
            <text:p>2.86091666666667</text:p>
          </table:table-cell>
        </table:table-row>
        <table:table-row table:style-name="ro1">
          <table:table-cell office:value-type="string" calcext:value-type="string">
            <text:p>sag</text:p>
          </table:table-cell>
          <table:table-cell office:value-type="float" office:value="4.6138" calcext:value-type="float">
            <text:p>4.6138</text:p>
          </table:table-cell>
          <table:table-cell office:value-type="float" office:value="3.7392" calcext:value-type="float">
            <text:p>3.7392</text:p>
          </table:table-cell>
          <table:table-cell office:value-type="float" office:value="3.0617" calcext:value-type="float">
            <text:p>3.0617</text:p>
          </table:table-cell>
          <table:table-cell office:value-type="float" office:value="2.4409" calcext:value-type="float">
            <text:p>2.4409</text:p>
          </table:table-cell>
          <table:table-cell office:value-type="float" office:value="2.2663" calcext:value-type="float">
            <text:p>2.2663</text:p>
          </table:table-cell>
          <table:table-cell office:value-type="float" office:value="2" calcext:value-type="float">
            <text:p>2</text:p>
          </table:table-cell>
          <table:table-cell office:value-type="float" office:value="3.02031666666667" calcext:value-type="float">
            <text:p>3.02031666666667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float" office:value="4.8064" calcext:value-type="float">
            <text:p>4.8064</text:p>
          </table:table-cell>
          <table:table-cell office:value-type="float" office:value="3.7637" calcext:value-type="float">
            <text:p>3.7637</text:p>
          </table:table-cell>
          <table:table-cell office:value-type="float" office:value="3.0086" calcext:value-type="float">
            <text:p>3.0086</text:p>
          </table:table-cell>
          <table:table-cell office:value-type="float" office:value="2.677" calcext:value-type="float">
            <text:p>2.677</text:p>
          </table:table-cell>
          <table:table-cell office:value-type="float" office:value="2.5277" calcext:value-type="float">
            <text:p>2.5277</text:p>
          </table:table-cell>
          <table:table-cell office:value-type="float" office:value="2.2971" calcext:value-type="float">
            <text:p>2.2971</text:p>
          </table:table-cell>
          <table:table-cell office:value-type="float" office:value="3.18008333333333" calcext:value-type="float">
            <text:p>3.18008333333333</text:p>
          </table:table-cell>
        </table:table-row>
        <table:table-row table:style-name="ro1">
          <table:table-cell office:value-type="string" calcext:value-type="string">
            <text:p>swh</text:p>
          </table:table-cell>
          <table:table-cell office:value-type="float" office:value="4.2111" calcext:value-type="float">
            <text:p>4.2111</text:p>
          </table:table-cell>
          <table:table-cell office:value-type="float" office:value="3.4412" calcext:value-type="float">
            <text:p>3.4412</text:p>
          </table:table-cell>
          <table:table-cell office:value-type="float" office:value="2.811" calcext:value-type="float">
            <text:p>2.811</text:p>
          </table:table-cell>
          <table:table-cell office:value-type="float" office:value="2.4371" calcext:value-type="float">
            <text:p>2.4371</text:p>
          </table:table-cell>
          <table:table-cell office:value-type="float" office:value="2.3792" calcext:value-type="float">
            <text:p>2.3792</text:p>
          </table:table-cell>
          <table:table-cell office:value-type="float" office:value="2.1429" calcext:value-type="float">
            <text:p>2.1429</text:p>
          </table:table-cell>
          <table:table-cell office:value-type="float" office:value="2.90375" calcext:value-type="float">
            <text:p>2.90375</text:p>
          </table:table-cell>
        </table:table-row>
        <table:table-row table:style-name="ro1">
          <table:table-cell office:value-type="string" calcext:value-type="string">
            <text:p>tgl</text:p>
          </table:table-cell>
          <table:table-cell office:value-type="float" office:value="4.211" calcext:value-type="float">
            <text:p>4.211</text:p>
          </table:table-cell>
          <table:table-cell office:value-type="float" office:value="3.2222" calcext:value-type="float">
            <text:p>3.2222</text:p>
          </table:table-cell>
          <table:table-cell office:value-type="float" office:value="2.6531" calcext:value-type="float">
            <text:p>2.6531</text:p>
          </table:table-cell>
          <table:table-cell office:value-type="float" office:value="2.3732" calcext:value-type="float">
            <text:p>2.3732</text:p>
          </table:table-cell>
          <table:table-cell office:value-type="float" office:value="2.1926" calcext:value-type="float">
            <text:p>2.1926</text:p>
          </table:table-cell>
          <table:table-cell office:value-type="float" office:value="2.1667" calcext:value-type="float">
            <text:p>2.1667</text:p>
          </table:table-cell>
          <table:table-cell office:value-type="float" office:value="2.80313333333333" calcext:value-type="float">
            <text:p>2.80313333333333</text:p>
          </table:table-cell>
        </table:table-row>
        <table:table-row table:style-name="ro1">
          <table:table-cell office:value-type="string" calcext:value-type="string">
            <text:p>tha</text:p>
          </table:table-cell>
          <table:table-cell office:value-type="float" office:value="5.2601" calcext:value-type="float">
            <text:p>5.2601</text:p>
          </table:table-cell>
          <table:table-cell office:value-type="float" office:value="3.8814" calcext:value-type="float">
            <text:p>3.8814</text:p>
          </table:table-cell>
          <table:table-cell office:value-type="float" office:value="3.8109" calcext:value-type="float">
            <text:p>3.8109</text:p>
          </table:table-cell>
          <table:table-cell office:value-type="float" office:value="4.5336" calcext:value-type="float">
            <text:p>4.5336</text:p>
          </table:table-cell>
          <table:table-cell office:value-type="float" office:value="4.3956" calcext:value-type="float">
            <text:p>4.3956</text:p>
          </table:table-cell>
          <table:table-cell table:style-name="ce20"/>
          <table:table-cell office:value-type="float" office:value="4.37632" calcext:value-type="float">
            <text:p>4.37632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7.0108" calcext:value-type="float">
            <text:p>7.0108</text:p>
          </table:table-cell>
          <table:table-cell office:value-type="float" office:value="5.1592" calcext:value-type="float">
            <text:p>5.1592</text:p>
          </table:table-cell>
          <table:table-cell office:value-type="float" office:value="3.808" calcext:value-type="float">
            <text:p>3.808</text:p>
          </table:table-cell>
          <table:table-cell office:value-type="float" office:value="3.0566" calcext:value-type="float">
            <text:p>3.0566</text:p>
          </table:table-cell>
          <table:table-cell office:value-type="float" office:value="2.7017" calcext:value-type="float">
            <text:p>2.7017</text:p>
          </table:table-cell>
          <table:table-cell office:value-type="float" office:value="2.4001" calcext:value-type="float">
            <text:p>2.4001</text:p>
          </table:table-cell>
          <table:table-cell office:value-type="float" office:value="4.02273333333333" calcext:value-type="float">
            <text:p>4.02273333333333</text:p>
          </table:table-cell>
        </table:table-row>
        <table:table-row table:style-name="ro1">
          <table:table-cell office:value-type="string" calcext:value-type="string">
            <text:p>vie</text:p>
          </table:table-cell>
          <table:table-cell office:value-type="float" office:value="5.7084" calcext:value-type="float">
            <text:p>5.7084</text:p>
          </table:table-cell>
          <table:table-cell office:value-type="float" office:value="4.4166" calcext:value-type="float">
            <text:p>4.4166</text:p>
          </table:table-cell>
          <table:table-cell office:value-type="float" office:value="3.5619" calcext:value-type="float">
            <text:p>3.5619</text:p>
          </table:table-cell>
          <table:table-cell office:value-type="float" office:value="2.7281" calcext:value-type="float">
            <text:p>2.7281</text:p>
          </table:table-cell>
          <table:table-cell office:value-type="float" office:value="2.3657" calcext:value-type="float">
            <text:p>2.3657</text:p>
          </table:table-cell>
          <table:table-cell office:value-type="float" office:value="2" calcext:value-type="float">
            <text:p>2</text:p>
          </table:table-cell>
          <table:table-cell office:value-type="float" office:value="3.46345" calcext:value-type="float">
            <text:p>3.46345</text:p>
          </table:table-cell>
        </table:table-row>
        <table:table-row table:style-name="ro1">
          <table:table-cell office:value-type="string" calcext:value-type="string">
            <text:p>xsu</text:p>
          </table:table-cell>
          <table:table-cell office:value-type="float" office:value="7.3162" calcext:value-type="float">
            <text:p>7.3162</text:p>
          </table:table-cell>
          <table:table-cell office:value-type="float" office:value="5.3578" calcext:value-type="float">
            <text:p>5.3578</text:p>
          </table:table-cell>
          <table:table-cell office:value-type="float" office:value="3.737" calcext:value-type="float">
            <text:p>3.737</text:p>
          </table:table-cell>
          <table:table-cell office:value-type="float" office:value="3.0792" calcext:value-type="float">
            <text:p>3.0792</text:p>
          </table:table-cell>
          <table:table-cell office:value-type="float" office:value="2.7328" calcext:value-type="float">
            <text:p>2.7328</text:p>
          </table:table-cell>
          <table:table-cell office:value-type="float" office:value="2.2" calcext:value-type="float">
            <text:p>2.2</text:p>
          </table:table-cell>
          <table:table-cell office:value-type="float" office:value="4.0705" calcext:value-type="float">
            <text:p>4.0705</text:p>
          </table:table-cell>
        </table:table-row>
        <table:table-row table:style-name="ro1">
          <table:table-cell office:value-type="string" calcext:value-type="string">
            <text:p>yad</text:p>
          </table:table-cell>
          <table:table-cell office:value-type="float" office:value="5.3887" calcext:value-type="float">
            <text:p>5.3887</text:p>
          </table:table-cell>
          <table:table-cell office:value-type="float" office:value="4.1895" calcext:value-type="float">
            <text:p>4.1895</text:p>
          </table:table-cell>
          <table:table-cell office:value-type="float" office:value="3.3255" calcext:value-type="float">
            <text:p>3.3255</text:p>
          </table:table-cell>
          <table:table-cell office:value-type="float" office:value="2.7634" calcext:value-type="float">
            <text:p>2.7634</text:p>
          </table:table-cell>
          <table:table-cell office:value-type="float" office:value="2.3679" calcext:value-type="float">
            <text:p>2.3679</text:p>
          </table:table-cell>
          <table:table-cell office:value-type="float" office:value="2.1785" calcext:value-type="float">
            <text:p>2.1785</text:p>
          </table:table-cell>
          <table:table-cell office:value-type="float" office:value="3.36891666666667" calcext:value-type="float">
            <text:p>3.36891666666667</text:p>
          </table:table-cell>
        </table:table-row>
        <table:table-row table:style-name="ro1">
          <table:table-cell office:value-type="string" calcext:value-type="string">
            <text:p>yaq</text:p>
          </table:table-cell>
          <table:table-cell office:value-type="float" office:value="7.0493" calcext:value-type="float">
            <text:p>7.0493</text:p>
          </table:table-cell>
          <table:table-cell office:value-type="float" office:value="5.3567" calcext:value-type="float">
            <text:p>5.3567</text:p>
          </table:table-cell>
          <table:table-cell office:value-type="float" office:value="4.0792" calcext:value-type="float">
            <text:p>4.0792</text:p>
          </table:table-cell>
          <table:table-cell office:value-type="float" office:value="3.2385" calcext:value-type="float">
            <text:p>3.2385</text:p>
          </table:table-cell>
          <table:table-cell office:value-type="float" office:value="2.7766" calcext:value-type="float">
            <text:p>2.7766</text:p>
          </table:table-cell>
          <table:table-cell office:value-type="float" office:value="2.334" calcext:value-type="float">
            <text:p>2.334</text:p>
          </table:table-cell>
          <table:table-cell office:value-type="float" office:value="4.13905" calcext:value-type="float">
            <text:p>4.13905</text:p>
          </table:table-cell>
        </table:table-row>
        <table:table-row table:style-name="ro1">
          <table:table-cell office:value-type="string" calcext:value-type="string">
            <text:p>yor</text:p>
          </table:table-cell>
          <table:table-cell table:style-name="ce10" office:value-type="float" office:value="4.7241" calcext:value-type="float">
            <text:p>4.7241</text:p>
          </table:table-cell>
          <table:table-cell table:style-name="ce16" office:value-type="float" office:value="3.6995" calcext:value-type="float">
            <text:p>3.6995</text:p>
          </table:table-cell>
          <table:table-cell table:style-name="ce16" office:value-type="float" office:value="2.9298" calcext:value-type="float">
            <text:p>2.9298</text:p>
          </table:table-cell>
          <table:table-cell table:style-name="ce16" office:value-type="float" office:value="2.6137" calcext:value-type="float">
            <text:p>2.6137</text:p>
          </table:table-cell>
          <table:table-cell table:style-name="ce16" office:value-type="float" office:value="2.4504" calcext:value-type="float">
            <text:p>2.4504</text:p>
          </table:table-cell>
          <table:table-cell table:style-name="ce21" office:value-type="float" office:value="2.2792" calcext:value-type="float">
            <text:p>2.2792</text:p>
          </table:table-cell>
          <table:table-cell table:style-name="ce27" office:value-type="float" office:value="3.11611666666667" calcext:value-type="float">
            <text:p>3.11611666666667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5.24693265306123" calcext:value-type="float">
            <text:p>5.24693265306123</text:p>
          </table:table-cell>
          <table:table-cell table:style-name="ce17" office:value-type="float" office:value="4.07941224489796" calcext:value-type="float">
            <text:p>4.07941224489796</text:p>
          </table:table-cell>
          <table:table-cell table:style-name="ce17" office:value-type="float" office:value="3.2390693877551" calcext:value-type="float">
            <text:p>3.2390693877551</text:p>
          </table:table-cell>
          <table:table-cell table:style-name="ce17" office:value-type="float" office:value="2.78341632653061" calcext:value-type="float">
            <text:p>2.78341632653061</text:p>
          </table:table-cell>
          <table:table-cell table:style-name="ce17" office:value-type="float" office:value="2.53654081632653" calcext:value-type="float">
            <text:p>2.53654081632653</text:p>
          </table:table-cell>
          <table:table-cell table:style-name="ce22" office:value-type="float" office:value="2.27163111111111" calcext:value-type="float">
            <text:p>2.27163111111111</text:p>
          </table:table-cell>
          <table:table-cell table:style-name="ce28" office:value-type="float" office:value="3.37450551724138" calcext:value-type="float">
            <text:p>3.37450551724138</text:p>
          </table:table-cell>
        </table:table-row>
      </table:table>
      <table:named-expressions/>
      <table:data-pilot-tables>
        <table:data-pilot-table table:name="DataPilot1" table:application-data="" table:target-range-address="'Pivot Table_Top_10'.A1:'Pivot Table_Top_10'.I52" table:buttons="'Pivot Table_Top_10'.A2 'Pivot Table_Top_10'.B1" table:show-filter-button="false" table:drill-down-on-double-click="false">
          <table:source-cell-range table:cell-range-address="'Top 10'.F3:'Top 10'.H342"/>
          <table:data-pilot-field table:source-field-name="Dataset" table:orientation="row" table:used-hierarchy="0" table:function="auto">
            <table:data-pilot-level table:show-empty="false" calcext:repeat-item-labels="false">
              <table:data-pilot-members>
                <table:data-pilot-member table:name="aey" table:display="true" table:show-details="true"/>
                <table:data-pilot-member table:name="amp" table:display="true" table:show-details="true"/>
                <table:data-pilot-member table:name="ape" table:display="true" table:show-details="true"/>
                <table:data-pilot-member table:name="apu" table:display="true" table:show-details="true"/>
                <table:data-pilot-member table:name="arn" table:display="true" table:show-details="true"/>
                <table:data-pilot-member table:name="arz" table:display="true" table:show-details="true"/>
                <table:data-pilot-member table:name="bsn" table:display="true" table:show-details="true"/>
                <table:data-pilot-member table:name="cha" table:display="true" table:show-details="true"/>
                <table:data-pilot-member table:name="ckt" table:display="true" table:show-details="true"/>
                <table:data-pilot-member table:name="deu" table:display="true" table:show-details="true"/>
                <table:data-pilot-member table:name="dgz" table:display="true" table:show-details="true"/>
                <table:data-pilot-member table:name="ell" table:display="true" table:show-details="true"/>
                <table:data-pilot-member table:name="eng" table:display="true" table:show-details="true"/>
                <table:data-pilot-member table:name="eus" table:display="true" table:show-details="true"/>
                <table:data-pilot-member table:name="fij" table:display="true" table:show-details="true"/>
                <table:data-pilot-member table:name="fin" table:display="true" table:show-details="true"/>
                <table:data-pilot-member table:name="fra" table:display="true" table:show-details="true"/>
                <table:data-pilot-member table:name="gug" table:display="true" table:show-details="true"/>
                <table:data-pilot-member table:name="hae" table:display="true" table:show-details="true"/>
                <table:data-pilot-member table:name="hau" table:display="true" table:show-details="true"/>
                <table:data-pilot-member table:name="hin" table:display="true" table:show-details="true"/>
                <table:data-pilot-member table:name="ind" table:display="true" table:show-details="true"/>
                <table:data-pilot-member table:name="jac" table:display="true" table:show-details="true"/>
                <table:data-pilot-member table:name="kal" table:display="true" table:show-details="true"/>
                <table:data-pilot-member table:name="kat" table:display="true" table:show-details="true"/>
                <table:data-pilot-member table:name="kew" table:display="true" table:show-details="true"/>
                <table:data-pilot-member table:name="khk" table:display="true" table:show-details="true"/>
                <table:data-pilot-member table:name="kor" table:display="true" table:show-details="true"/>
                <table:data-pilot-member table:name="laj" table:display="true" table:show-details="true"/>
                <table:data-pilot-member table:name="mig" table:display="true" table:show-details="true"/>
                <table:data-pilot-member table:name="mph" table:display="true" table:show-details="true"/>
                <table:data-pilot-member table:name="mya" table:display="true" table:show-details="true"/>
                <table:data-pilot-member table:name="mzh" table:display="true" table:show-details="true"/>
                <table:data-pilot-member table:name="naq" table:display="true" table:show-details="true"/>
                <table:data-pilot-member table:name="pes" table:display="true" table:show-details="true"/>
                <table:data-pilot-member table:name="plt" table:display="true" table:show-details="true"/>
                <table:data-pilot-member table:name="qvi" table:display="true" table:show-details="true"/>
                <table:data-pilot-member table:name="rus" table:display="true" table:show-details="true"/>
                <table:data-pilot-member table:name="sag" table:display="true" table:show-details="true"/>
                <table:data-pilot-member table:name="spa" table:display="true" table:show-details="true"/>
                <table:data-pilot-member table:name="swh" table:display="true" table:show-details="true"/>
                <table:data-pilot-member table:name="tgl" table:display="true" table:show-details="true"/>
                <table:data-pilot-member table:name="tha" table:display="true" table:show-details="true"/>
                <table:data-pilot-member table:name="tur" table:display="true" table:show-details="true"/>
                <table:data-pilot-member table:name="vie" table:display="true" table:show-details="true"/>
                <table:data-pilot-member table:name="xsu" table:display="true" table:show-details="true"/>
                <table:data-pilot-member table:name="yad" table:display="true" table:show-details="true"/>
                <table:data-pilot-member table:name="yaq" table:display="true" table:show-details="true"/>
                <table:data-pilot-member table:name="y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CS_threshold" table:orientation="column" table:used-hierarchy="0" table:function="auto">
            <table:data-pilot-level table:show-empty="false" calcext:repeat-item-labels="false">
              <table:data-pilot-members>
                <table:data-pilot-member table:name="0.6" table:display="true" table:show-details="true"/>
                <table:data-pilot-member table:name="0.65" table:display="true" table:show-details="true"/>
                <table:data-pilot-member table:name="0.7" table:display="true" table:show-details="true"/>
                <table:data-pilot-member table:name="0.75" table:display="true" table:show-details="true"/>
                <table:data-pilot-member table:name="0.8" table:display="true" table:show-details="true"/>
                <table:data-pilot-member table:name="0.85" table:display="true" table:show-details="true"/>
                <table:data-pilot-member table:name="0.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erage_paradigm_size" table:orientation="data" table:used-hierarchy="0" table:function="average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2.0152" table:display="true" table:show-details="true"/>
                <table:data-pilot-member table:name="2.0325" table:display="true" table:show-details="true"/>
                <table:data-pilot-member table:name="2.0533" table:display="true" table:show-details="true"/>
                <table:data-pilot-member table:name="2.0556" table:display="true" table:show-details="true"/>
                <table:data-pilot-member table:name="2.0667" table:display="true" table:show-details="true"/>
                <table:data-pilot-member table:name="2.069" table:display="true" table:show-details="true"/>
                <table:data-pilot-member table:name="2.0741" table:display="true" table:show-details="true"/>
                <table:data-pilot-member table:name="2.0833" table:display="true" table:show-details="true"/>
                <table:data-pilot-member table:name="2.0862" table:display="true" table:show-details="true"/>
                <table:data-pilot-member table:name="2.1053" table:display="true" table:show-details="true"/>
                <table:data-pilot-member table:name="2.1059" table:display="true" table:show-details="true"/>
                <table:data-pilot-member table:name="2.1111" table:display="true" table:show-details="true"/>
                <table:data-pilot-member table:name="2.1342" table:display="true" table:show-details="true"/>
                <table:data-pilot-member table:name="2.1358" table:display="true" table:show-details="true"/>
                <table:data-pilot-member table:name="2.1376" table:display="true" table:show-details="true"/>
                <table:data-pilot-member table:name="2.1408" table:display="true" table:show-details="true"/>
                <table:data-pilot-member table:name="2.1429" table:display="true" table:show-details="true"/>
                <table:data-pilot-member table:name="2.1452" table:display="true" table:show-details="true"/>
                <table:data-pilot-member table:name="2.1489" table:display="true" table:show-details="true"/>
                <table:data-pilot-member table:name="2.1503" table:display="true" table:show-details="true"/>
                <table:data-pilot-member table:name="2.1514" table:display="true" table:show-details="true"/>
                <table:data-pilot-member table:name="2.1554" table:display="true" table:show-details="true"/>
                <table:data-pilot-member table:name="2.1662" table:display="true" table:show-details="true"/>
                <table:data-pilot-member table:name="2.1935" table:display="true" table:show-details="true"/>
                <table:data-pilot-member table:name="2.1949" table:display="true" table:show-details="true"/>
                <table:data-pilot-member table:name="2.1993" table:display="true" table:show-details="true"/>
                <table:data-pilot-member table:name="2.1997" table:display="true" table:show-details="true"/>
                <table:data-pilot-member table:name="2.2" table:display="true" table:show-details="true"/>
                <table:data-pilot-member table:name="2.2021" table:display="true" table:show-details="true"/>
                <table:data-pilot-member table:name="2.2076" table:display="true" table:show-details="true"/>
                <table:data-pilot-member table:name="2.2136" table:display="true" table:show-details="true"/>
                <table:data-pilot-member table:name="2.2188" table:display="true" table:show-details="true"/>
                <table:data-pilot-member table:name="2.2246" table:display="true" table:show-details="true"/>
                <table:data-pilot-member table:name="2.2275" table:display="true" table:show-details="true"/>
                <table:data-pilot-member table:name="2.2323" table:display="true" table:show-details="true"/>
                <table:data-pilot-member table:name="2.2355" table:display="true" table:show-details="true"/>
                <table:data-pilot-member table:name="2.2403" table:display="true" table:show-details="true"/>
                <table:data-pilot-member table:name="2.2476" table:display="true" table:show-details="true"/>
                <table:data-pilot-member table:name="2.2513" table:display="true" table:show-details="true"/>
                <table:data-pilot-member table:name="2.2514" table:display="true" table:show-details="true"/>
                <table:data-pilot-member table:name="2.2546" table:display="true" table:show-details="true"/>
                <table:data-pilot-member table:name="2.2556" table:display="true" table:show-details="true"/>
                <table:data-pilot-member table:name="2.2569" table:display="true" table:show-details="true"/>
                <table:data-pilot-member table:name="2.2642" table:display="true" table:show-details="true"/>
                <table:data-pilot-member table:name="2.2661" table:display="true" table:show-details="true"/>
                <table:data-pilot-member table:name="2.27" table:display="true" table:show-details="true"/>
                <table:data-pilot-member table:name="2.2715" table:display="true" table:show-details="true"/>
                <table:data-pilot-member table:name="2.2734" table:display="true" table:show-details="true"/>
                <table:data-pilot-member table:name="2.2754" table:display="true" table:show-details="true"/>
                <table:data-pilot-member table:name="2.2797" table:display="true" table:show-details="true"/>
                <table:data-pilot-member table:name="2.2808" table:display="true" table:show-details="true"/>
                <table:data-pilot-member table:name="2.283" table:display="true" table:show-details="true"/>
                <table:data-pilot-member table:name="2.2834" table:display="true" table:show-details="true"/>
                <table:data-pilot-member table:name="2.2848" table:display="true" table:show-details="true"/>
                <table:data-pilot-member table:name="2.2867" table:display="true" table:show-details="true"/>
                <table:data-pilot-member table:name="2.2878" table:display="true" table:show-details="true"/>
                <table:data-pilot-member table:name="2.2892" table:display="true" table:show-details="true"/>
                <table:data-pilot-member table:name="2.2947" table:display="true" table:show-details="true"/>
                <table:data-pilot-member table:name="2.3" table:display="true" table:show-details="true"/>
                <table:data-pilot-member table:name="2.3144" table:display="true" table:show-details="true"/>
                <table:data-pilot-member table:name="2.3199" table:display="true" table:show-details="true"/>
                <table:data-pilot-member table:name="2.3214" table:display="true" table:show-details="true"/>
                <table:data-pilot-member table:name="2.3224" table:display="true" table:show-details="true"/>
                <table:data-pilot-member table:name="2.3284" table:display="true" table:show-details="true"/>
                <table:data-pilot-member table:name="2.3333" table:display="true" table:show-details="true"/>
                <table:data-pilot-member table:name="2.3371" table:display="true" table:show-details="true"/>
                <table:data-pilot-member table:name="2.3502" table:display="true" table:show-details="true"/>
                <table:data-pilot-member table:name="2.3521" table:display="true" table:show-details="true"/>
                <table:data-pilot-member table:name="2.3582" table:display="true" table:show-details="true"/>
                <table:data-pilot-member table:name="2.359" table:display="true" table:show-details="true"/>
                <table:data-pilot-member table:name="2.3602" table:display="true" table:show-details="true"/>
                <table:data-pilot-member table:name="2.3605" table:display="true" table:show-details="true"/>
                <table:data-pilot-member table:name="2.3607" table:display="true" table:show-details="true"/>
                <table:data-pilot-member table:name="2.3619" table:display="true" table:show-details="true"/>
                <table:data-pilot-member table:name="2.3649" table:display="true" table:show-details="true"/>
                <table:data-pilot-member table:name="2.3666" table:display="true" table:show-details="true"/>
                <table:data-pilot-member table:name="2.3691" table:display="true" table:show-details="true"/>
                <table:data-pilot-member table:name="2.3702" table:display="true" table:show-details="true"/>
                <table:data-pilot-member table:name="2.3816" table:display="true" table:show-details="true"/>
                <table:data-pilot-member table:name="2.3961" table:display="true" table:show-details="true"/>
                <table:data-pilot-member table:name="2.3974" table:display="true" table:show-details="true"/>
                <table:data-pilot-member table:name="2.3976" table:display="true" table:show-details="true"/>
                <table:data-pilot-member table:name="2.4081" table:display="true" table:show-details="true"/>
                <table:data-pilot-member table:name="2.4191" table:display="true" table:show-details="true"/>
                <table:data-pilot-member table:name="2.4246" table:display="true" table:show-details="true"/>
                <table:data-pilot-member table:name="2.4279" table:display="true" table:show-details="true"/>
                <table:data-pilot-member table:name="2.4383" table:display="true" table:show-details="true"/>
                <table:data-pilot-member table:name="2.4401" table:display="true" table:show-details="true"/>
                <table:data-pilot-member table:name="2.4404" table:display="true" table:show-details="true"/>
                <table:data-pilot-member table:name="2.4444" table:display="true" table:show-details="true"/>
                <table:data-pilot-member table:name="2.4553" table:display="true" table:show-details="true"/>
                <table:data-pilot-member table:name="2.4581" table:display="true" table:show-details="true"/>
                <table:data-pilot-member table:name="2.4649" table:display="true" table:show-details="true"/>
                <table:data-pilot-member table:name="2.465" table:display="true" table:show-details="true"/>
                <table:data-pilot-member table:name="2.4747" table:display="true" table:show-details="true"/>
                <table:data-pilot-member table:name="2.4794" table:display="true" table:show-details="true"/>
                <table:data-pilot-member table:name="2.4872" table:display="true" table:show-details="true"/>
                <table:data-pilot-member table:name="2.4886" table:display="true" table:show-details="true"/>
                <table:data-pilot-member table:name="2.4938" table:display="true" table:show-details="true"/>
                <table:data-pilot-member table:name="2.4955" table:display="true" table:show-details="true"/>
                <table:data-pilot-member table:name="2.4964" table:display="true" table:show-details="true"/>
                <table:data-pilot-member table:name="2.4982" table:display="true" table:show-details="true"/>
                <table:data-pilot-member table:name="2.5" table:display="true" table:show-details="true"/>
                <table:data-pilot-member table:name="2.5122" table:display="true" table:show-details="true"/>
                <table:data-pilot-member table:name="2.5201" table:display="true" table:show-details="true"/>
                <table:data-pilot-member table:name="2.5241" table:display="true" table:show-details="true"/>
                <table:data-pilot-member table:name="2.526" table:display="true" table:show-details="true"/>
                <table:data-pilot-member table:name="2.5292" table:display="true" table:show-details="true"/>
                <table:data-pilot-member table:name="2.532" table:display="true" table:show-details="true"/>
                <table:data-pilot-member table:name="2.5349" table:display="true" table:show-details="true"/>
                <table:data-pilot-member table:name="2.5463" table:display="true" table:show-details="true"/>
                <table:data-pilot-member table:name="2.5505" table:display="true" table:show-details="true"/>
                <table:data-pilot-member table:name="2.5531" table:display="true" table:show-details="true"/>
                <table:data-pilot-member table:name="2.5558" table:display="true" table:show-details="true"/>
                <table:data-pilot-member table:name="2.5567" table:display="true" table:show-details="true"/>
                <table:data-pilot-member table:name="2.56" table:display="true" table:show-details="true"/>
                <table:data-pilot-member table:name="2.563" table:display="true" table:show-details="true"/>
                <table:data-pilot-member table:name="2.5667" table:display="true" table:show-details="true"/>
                <table:data-pilot-member table:name="2.5715" table:display="true" table:show-details="true"/>
                <table:data-pilot-member table:name="2.5767" table:display="true" table:show-details="true"/>
                <table:data-pilot-member table:name="2.5804" table:display="true" table:show-details="true"/>
                <table:data-pilot-member table:name="2.5869" table:display="true" table:show-details="true"/>
                <table:data-pilot-member table:name="2.5933" table:display="true" table:show-details="true"/>
                <table:data-pilot-member table:name="2.6" table:display="true" table:show-details="true"/>
                <table:data-pilot-member table:name="2.6031" table:display="true" table:show-details="true"/>
                <table:data-pilot-member table:name="2.6047" table:display="true" table:show-details="true"/>
                <table:data-pilot-member table:name="2.6064" table:display="true" table:show-details="true"/>
                <table:data-pilot-member table:name="2.6104" table:display="true" table:show-details="true"/>
                <table:data-pilot-member table:name="2.6237" table:display="true" table:show-details="true"/>
                <table:data-pilot-member table:name="2.6256" table:display="true" table:show-details="true"/>
                <table:data-pilot-member table:name="2.6296" table:display="true" table:show-details="true"/>
                <table:data-pilot-member table:name="2.6356" table:display="true" table:show-details="true"/>
                <table:data-pilot-member table:name="2.6393" table:display="true" table:show-details="true"/>
                <table:data-pilot-member table:name="2.6482" table:display="true" table:show-details="true"/>
                <table:data-pilot-member table:name="2.6685" table:display="true" table:show-details="true"/>
                <table:data-pilot-member table:name="2.6703" table:display="true" table:show-details="true"/>
                <table:data-pilot-member table:name="2.6909" table:display="true" table:show-details="true"/>
                <table:data-pilot-member table:name="2.6917" table:display="true" table:show-details="true"/>
                <table:data-pilot-member table:name="2.694" table:display="true" table:show-details="true"/>
                <table:data-pilot-member table:name="2.7054" table:display="true" table:show-details="true"/>
                <table:data-pilot-member table:name="2.7069" table:display="true" table:show-details="true"/>
                <table:data-pilot-member table:name="2.7088" table:display="true" table:show-details="true"/>
                <table:data-pilot-member table:name="2.7089" table:display="true" table:show-details="true"/>
                <table:data-pilot-member table:name="2.7096" table:display="true" table:show-details="true"/>
                <table:data-pilot-member table:name="2.716" table:display="true" table:show-details="true"/>
                <table:data-pilot-member table:name="2.72" table:display="true" table:show-details="true"/>
                <table:data-pilot-member table:name="2.7329" table:display="true" table:show-details="true"/>
                <table:data-pilot-member table:name="2.7356" table:display="true" table:show-details="true"/>
                <table:data-pilot-member table:name="2.7505" table:display="true" table:show-details="true"/>
                <table:data-pilot-member table:name="2.7511" table:display="true" table:show-details="true"/>
                <table:data-pilot-member table:name="2.759" table:display="true" table:show-details="true"/>
                <table:data-pilot-member table:name="2.7602" table:display="true" table:show-details="true"/>
                <table:data-pilot-member table:name="2.7606" table:display="true" table:show-details="true"/>
                <table:data-pilot-member table:name="2.781" table:display="true" table:show-details="true"/>
                <table:data-pilot-member table:name="2.7905" table:display="true" table:show-details="true"/>
                <table:data-pilot-member table:name="2.8047" table:display="true" table:show-details="true"/>
                <table:data-pilot-member table:name="2.8118" table:display="true" table:show-details="true"/>
                <table:data-pilot-member table:name="2.8185" table:display="true" table:show-details="true"/>
                <table:data-pilot-member table:name="2.82" table:display="true" table:show-details="true"/>
                <table:data-pilot-member table:name="2.8322" table:display="true" table:show-details="true"/>
                <table:data-pilot-member table:name="2.8501" table:display="true" table:show-details="true"/>
                <table:data-pilot-member table:name="2.8557" table:display="true" table:show-details="true"/>
                <table:data-pilot-member table:name="2.8584" table:display="true" table:show-details="true"/>
                <table:data-pilot-member table:name="2.8628" table:display="true" table:show-details="true"/>
                <table:data-pilot-member table:name="2.8667" table:display="true" table:show-details="true"/>
                <table:data-pilot-member table:name="2.8748" table:display="true" table:show-details="true"/>
                <table:data-pilot-member table:name="2.8869" table:display="true" table:show-details="true"/>
                <table:data-pilot-member table:name="2.8916" table:display="true" table:show-details="true"/>
                <table:data-pilot-member table:name="2.9066" table:display="true" table:show-details="true"/>
                <table:data-pilot-member table:name="2.9079" table:display="true" table:show-details="true"/>
                <table:data-pilot-member table:name="2.9272" table:display="true" table:show-details="true"/>
                <table:data-pilot-member table:name="2.928" table:display="true" table:show-details="true"/>
                <table:data-pilot-member table:name="2.9398" table:display="true" table:show-details="true"/>
                <table:data-pilot-member table:name="2.9513" table:display="true" table:show-details="true"/>
                <table:data-pilot-member table:name="2.9542" table:display="true" table:show-details="true"/>
                <table:data-pilot-member table:name="2.9591" table:display="true" table:show-details="true"/>
                <table:data-pilot-member table:name="2.963" table:display="true" table:show-details="true"/>
                <table:data-pilot-member table:name="2.9706" table:display="true" table:show-details="true"/>
                <table:data-pilot-member table:name="2.9743" table:display="true" table:show-details="true"/>
                <table:data-pilot-member table:name="2.9851" table:display="true" table:show-details="true"/>
                <table:data-pilot-member table:name="2.9946" table:display="true" table:show-details="true"/>
                <table:data-pilot-member table:name="2.9955" table:display="true" table:show-details="true"/>
                <table:data-pilot-member table:name="2.9958" table:display="true" table:show-details="true"/>
                <table:data-pilot-member table:name="3.0041" table:display="true" table:show-details="true"/>
                <table:data-pilot-member table:name="3.0058" table:display="true" table:show-details="true"/>
                <table:data-pilot-member table:name="3.0243" table:display="true" table:show-details="true"/>
                <table:data-pilot-member table:name="3.0364" table:display="true" table:show-details="true"/>
                <table:data-pilot-member table:name="3.0584" table:display="true" table:show-details="true"/>
                <table:data-pilot-member table:name="3.0775" table:display="true" table:show-details="true"/>
                <table:data-pilot-member table:name="3.0962" table:display="true" table:show-details="true"/>
                <table:data-pilot-member table:name="3.1029" table:display="true" table:show-details="true"/>
                <table:data-pilot-member table:name="3.1149" table:display="true" table:show-details="true"/>
                <table:data-pilot-member table:name="3.1297" table:display="true" table:show-details="true"/>
                <table:data-pilot-member table:name="3.1448" table:display="true" table:show-details="true"/>
                <table:data-pilot-member table:name="3.1509" table:display="true" table:show-details="true"/>
                <table:data-pilot-member table:name="3.1653" table:display="true" table:show-details="true"/>
                <table:data-pilot-member table:name="3.1816" table:display="true" table:show-details="true"/>
                <table:data-pilot-member table:name="3.1832" table:display="true" table:show-details="true"/>
                <table:data-pilot-member table:name="3.1921" table:display="true" table:show-details="true"/>
                <table:data-pilot-member table:name="3.1965" table:display="true" table:show-details="true"/>
                <table:data-pilot-member table:name="3.2025" table:display="true" table:show-details="true"/>
                <table:data-pilot-member table:name="3.218" table:display="true" table:show-details="true"/>
                <table:data-pilot-member table:name="3.2405" table:display="true" table:show-details="true"/>
                <table:data-pilot-member table:name="3.2648" table:display="true" table:show-details="true"/>
                <table:data-pilot-member table:name="3.272" table:display="true" table:show-details="true"/>
                <table:data-pilot-member table:name="3.2749" table:display="true" table:show-details="true"/>
                <table:data-pilot-member table:name="3.2788" table:display="true" table:show-details="true"/>
                <table:data-pilot-member table:name="3.2807" table:display="true" table:show-details="true"/>
                <table:data-pilot-member table:name="3.2927" table:display="true" table:show-details="true"/>
                <table:data-pilot-member table:name="3.31" table:display="true" table:show-details="true"/>
                <table:data-pilot-member table:name="3.3223" table:display="true" table:show-details="true"/>
                <table:data-pilot-member table:name="3.3525" table:display="true" table:show-details="true"/>
                <table:data-pilot-member table:name="3.3629" table:display="true" table:show-details="true"/>
                <table:data-pilot-member table:name="3.3635" table:display="true" table:show-details="true"/>
                <table:data-pilot-member table:name="3.3743" table:display="true" table:show-details="true"/>
                <table:data-pilot-member table:name="3.3752" table:display="true" table:show-details="true"/>
                <table:data-pilot-member table:name="3.3915" table:display="true" table:show-details="true"/>
                <table:data-pilot-member table:name="3.3934" table:display="true" table:show-details="true"/>
                <table:data-pilot-member table:name="3.3996" table:display="true" table:show-details="true"/>
                <table:data-pilot-member table:name="3.4095" table:display="true" table:show-details="true"/>
                <table:data-pilot-member table:name="3.4137" table:display="true" table:show-details="true"/>
                <table:data-pilot-member table:name="3.4273" table:display="true" table:show-details="true"/>
                <table:data-pilot-member table:name="3.4492" table:display="true" table:show-details="true"/>
                <table:data-pilot-member table:name="3.4499" table:display="true" table:show-details="true"/>
                <table:data-pilot-member table:name="3.4658" table:display="true" table:show-details="true"/>
                <table:data-pilot-member table:name="3.4702" table:display="true" table:show-details="true"/>
                <table:data-pilot-member table:name="3.4709" table:display="true" table:show-details="true"/>
                <table:data-pilot-member table:name="3.4767" table:display="true" table:show-details="true"/>
                <table:data-pilot-member table:name="3.4778" table:display="true" table:show-details="true"/>
                <table:data-pilot-member table:name="3.4968" table:display="true" table:show-details="true"/>
                <table:data-pilot-member table:name="3.5022" table:display="true" table:show-details="true"/>
                <table:data-pilot-member table:name="3.5041" table:display="true" table:show-details="true"/>
                <table:data-pilot-member table:name="3.5148" table:display="true" table:show-details="true"/>
                <table:data-pilot-member table:name="3.5843" table:display="true" table:show-details="true"/>
                <table:data-pilot-member table:name="3.5871" table:display="true" table:show-details="true"/>
                <table:data-pilot-member table:name="3.6058" table:display="true" table:show-details="true"/>
                <table:data-pilot-member table:name="3.6229" table:display="true" table:show-details="true"/>
                <table:data-pilot-member table:name="3.6781" table:display="true" table:show-details="true"/>
                <table:data-pilot-member table:name="3.6985" table:display="true" table:show-details="true"/>
                <table:data-pilot-member table:name="3.7052" table:display="true" table:show-details="true"/>
                <table:data-pilot-member table:name="3.7063" table:display="true" table:show-details="true"/>
                <table:data-pilot-member table:name="3.7184" table:display="true" table:show-details="true"/>
                <table:data-pilot-member table:name="3.7244" table:display="true" table:show-details="true"/>
                <table:data-pilot-member table:name="3.7324" table:display="true" table:show-details="true"/>
                <table:data-pilot-member table:name="3.7556" table:display="true" table:show-details="true"/>
                <table:data-pilot-member table:name="3.7634" table:display="true" table:show-details="true"/>
                <table:data-pilot-member table:name="3.7671" table:display="true" table:show-details="true"/>
                <table:data-pilot-member table:name="3.7716" table:display="true" table:show-details="true"/>
                <table:data-pilot-member table:name="3.772" table:display="true" table:show-details="true"/>
                <table:data-pilot-member table:name="3.8167" table:display="true" table:show-details="true"/>
                <table:data-pilot-member table:name="3.8182" table:display="true" table:show-details="true"/>
                <table:data-pilot-member table:name="3.827" table:display="true" table:show-details="true"/>
                <table:data-pilot-member table:name="3.8411" table:display="true" table:show-details="true"/>
                <table:data-pilot-member table:name="3.847" table:display="true" table:show-details="true"/>
                <table:data-pilot-member table:name="3.8646" table:display="true" table:show-details="true"/>
                <table:data-pilot-member table:name="3.8683" table:display="true" table:show-details="true"/>
                <table:data-pilot-member table:name="3.8694" table:display="true" table:show-details="true"/>
                <table:data-pilot-member table:name="3.873" table:display="true" table:show-details="true"/>
                <table:data-pilot-member table:name="3.8949" table:display="true" table:show-details="true"/>
                <table:data-pilot-member table:name="3.9043" table:display="true" table:show-details="true"/>
                <table:data-pilot-member table:name="3.9197" table:display="true" table:show-details="true"/>
                <table:data-pilot-member table:name="3.9336" table:display="true" table:show-details="true"/>
                <table:data-pilot-member table:name="3.9623" table:display="true" table:show-details="true"/>
                <table:data-pilot-member table:name="3.996" table:display="true" table:show-details="true"/>
                <table:data-pilot-member table:name="4.0155" table:display="true" table:show-details="true"/>
                <table:data-pilot-member table:name="4.0585" table:display="true" table:show-details="true"/>
                <table:data-pilot-member table:name="4.0669" table:display="true" table:show-details="true"/>
                <table:data-pilot-member table:name="4.1089" table:display="true" table:show-details="true"/>
                <table:data-pilot-member table:name="4.1391" table:display="true" table:show-details="true"/>
                <table:data-pilot-member table:name="4.1591" table:display="true" table:show-details="true"/>
                <table:data-pilot-member table:name="4.2019" table:display="true" table:show-details="true"/>
                <table:data-pilot-member table:name="4.2167" table:display="true" table:show-details="true"/>
                <table:data-pilot-member table:name="4.2648" table:display="true" table:show-details="true"/>
                <table:data-pilot-member table:name="4.2696" table:display="true" table:show-details="true"/>
                <table:data-pilot-member table:name="4.272" table:display="true" table:show-details="true"/>
                <table:data-pilot-member table:name="4.2857" table:display="true" table:show-details="true"/>
                <table:data-pilot-member table:name="4.2925" table:display="true" table:show-details="true"/>
                <table:data-pilot-member table:name="4.3822" table:display="true" table:show-details="true"/>
                <table:data-pilot-member table:name="4.4004" table:display="true" table:show-details="true"/>
                <table:data-pilot-member table:name="4.4176" table:display="true" table:show-details="true"/>
                <table:data-pilot-member table:name="4.4208" table:display="true" table:show-details="true"/>
                <table:data-pilot-member table:name="4.4547" table:display="true" table:show-details="true"/>
                <table:data-pilot-member table:name="4.5148" table:display="true" table:show-details="true"/>
                <table:data-pilot-member table:name="4.5192" table:display="true" table:show-details="true"/>
                <table:data-pilot-member table:name="4.5255" table:display="true" table:show-details="true"/>
                <table:data-pilot-member table:name="4.5606" table:display="true" table:show-details="true"/>
                <table:data-pilot-member table:name="4.5621" table:display="true" table:show-details="true"/>
                <table:data-pilot-member table:name="4.5869" table:display="true" table:show-details="true"/>
                <table:data-pilot-member table:name="4.5941" table:display="true" table:show-details="true"/>
                <table:data-pilot-member table:name="4.6057" table:display="true" table:show-details="true"/>
                <table:data-pilot-member table:name="4.6218" table:display="true" table:show-details="true"/>
                <table:data-pilot-member table:name="4.6276" table:display="true" table:show-details="true"/>
                <table:data-pilot-member table:name="4.6764" table:display="true" table:show-details="true"/>
                <table:data-pilot-member table:name="4.6827" table:display="true" table:show-details="true"/>
                <table:data-pilot-member table:name="4.6841" table:display="true" table:show-details="true"/>
                <table:data-pilot-member table:name="4.6851" table:display="true" table:show-details="true"/>
                <table:data-pilot-member table:name="4.7442" table:display="true" table:show-details="true"/>
                <table:data-pilot-member table:name="4.7856" table:display="true" table:show-details="true"/>
                <table:data-pilot-member table:name="4.875" table:display="true" table:show-details="true"/>
                <table:data-pilot-member table:name="4.8773" table:display="true" table:show-details="true"/>
                <table:data-pilot-member table:name="4.8775" table:display="true" table:show-details="true"/>
                <table:data-pilot-member table:name="5.0019" table:display="true" table:show-details="true"/>
                <table:data-pilot-member table:name="5.0551" table:display="true" table:show-details="true"/>
                <table:data-pilot-member table:name="5.0858" table:display="true" table:show-details="true"/>
                <table:data-pilot-member table:name="5.0859" table:display="true" table:show-details="true"/>
                <table:data-pilot-member table:name="5.1211" table:display="true" table:show-details="true"/>
                <table:data-pilot-member table:name="5.1526" table:display="true" table:show-details="true"/>
                <table:data-pilot-member table:name="5.1601" table:display="true" table:show-details="true"/>
                <table:data-pilot-member table:name="5.2012" table:display="true" table:show-details="true"/>
                <table:data-pilot-member table:name="5.2192" table:display="true" table:show-details="true"/>
                <table:data-pilot-member table:name="5.2544" table:display="true" table:show-details="true"/>
                <table:data-pilot-member table:name="5.2592" table:display="true" table:show-details="true"/>
                <table:data-pilot-member table:name="5.2665" table:display="true" table:show-details="true"/>
                <table:data-pilot-member table:name="5.2711" table:display="true" table:show-details="true"/>
                <table:data-pilot-member table:name="5.3315" table:display="true" table:show-details="true"/>
                <table:data-pilot-member table:name="5.3388" table:display="true" table:show-details="true"/>
                <table:data-pilot-member table:name="5.3567" table:display="true" table:show-details="true"/>
                <table:data-pilot-member table:name="5.3622" table:display="true" table:show-details="true"/>
                <table:data-pilot-member table:name="5.5106" table:display="true" table:show-details="true"/>
                <table:data-pilot-member table:name="5.5822" table:display="true" table:show-details="true"/>
                <table:data-pilot-member table:name="5.6766" table:display="true" table:show-details="true"/>
                <table:data-pilot-member table:name="5.814" table:display="true" table:show-details="true"/>
                <table:data-pilot-member table:name="5.9083" table:display="true" table:show-details="true"/>
                <table:data-pilot-member table:name="6.1356" table:display="true" table:show-details="true"/>
                <table:data-pilot-member table:name="6.1531" table:display="true" table:show-details="true"/>
                <table:data-pilot-member table:name="6.2043" table:display="true" table:show-details="true"/>
                <table:data-pilot-member table:name="6.2058" table:display="true" table:show-details="true"/>
                <table:data-pilot-member table:name="6.2886" table:display="true" table:show-details="true"/>
                <table:data-pilot-member table:name="6.2908" table:display="true" table:show-details="true"/>
                <table:data-pilot-member table:name="6.3033" table:display="true" table:show-details="true"/>
                <table:data-pilot-member table:name="6.4026" table:display="true" table:show-details="true"/>
                <table:data-pilot-member table:name="6.4185" table:display="true" table:show-details="true"/>
                <table:data-pilot-member table:name="6.5032" table:display="true" table:show-details="true"/>
                <table:data-pilot-member table:name="6.7009" table:display="true" table:show-details="true"/>
                <table:data-pilot-member table:name="7.02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Top_20'.A1:'Pivot Table_Top_20'.H52" table:buttons="'Pivot Table_Top_20'.A2 'Pivot Table_Top_20'.B1" table:show-filter-button="false" table:drill-down-on-double-click="false">
          <table:source-cell-range table:cell-range-address="'Top 20'.B1:'Top 20'.D29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CS_threshold" table:orientation="column" table:used-hierarchy="0" table:function="auto">
            <table:data-pilot-level table:show-empty="false" calcext:repeat-item-labels="false">
              <table:data-pilot-members>
                <table:data-pilot-member table:name="0.65" table:display="true" table:show-details="true"/>
                <table:data-pilot-member table:name="0.7" table:display="true" table:show-details="true"/>
                <table:data-pilot-member table:name="0.75" table:display="true" table:show-details="true"/>
                <table:data-pilot-member table:name="0.8" table:display="true" table:show-details="true"/>
                <table:data-pilot-member table:name="0.85" table:display="true" table:show-details="true"/>
                <table:data-pilot-member table:name="0.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set" table:orientation="row" table:used-hierarchy="0" table:function="auto">
            <table:data-pilot-level table:show-empty="false" calcext:repeat-item-labels="false">
              <table:data-pilot-members>
                <table:data-pilot-member table:name="aey" table:display="true" table:show-details="true"/>
                <table:data-pilot-member table:name="amp" table:display="true" table:show-details="true"/>
                <table:data-pilot-member table:name="ape" table:display="true" table:show-details="true"/>
                <table:data-pilot-member table:name="apu" table:display="true" table:show-details="true"/>
                <table:data-pilot-member table:name="arn" table:display="true" table:show-details="true"/>
                <table:data-pilot-member table:name="arz" table:display="true" table:show-details="true"/>
                <table:data-pilot-member table:name="bsn" table:display="true" table:show-details="true"/>
                <table:data-pilot-member table:name="cha" table:display="true" table:show-details="true"/>
                <table:data-pilot-member table:name="ckt" table:display="true" table:show-details="true"/>
                <table:data-pilot-member table:name="deu" table:display="true" table:show-details="true"/>
                <table:data-pilot-member table:name="dgz" table:display="true" table:show-details="true"/>
                <table:data-pilot-member table:name="ell" table:display="true" table:show-details="true"/>
                <table:data-pilot-member table:name="eng" table:display="true" table:show-details="true"/>
                <table:data-pilot-member table:name="eus" table:display="true" table:show-details="true"/>
                <table:data-pilot-member table:name="fij" table:display="true" table:show-details="true"/>
                <table:data-pilot-member table:name="fin" table:display="true" table:show-details="true"/>
                <table:data-pilot-member table:name="fra" table:display="true" table:show-details="true"/>
                <table:data-pilot-member table:name="gug" table:display="true" table:show-details="true"/>
                <table:data-pilot-member table:name="hae" table:display="true" table:show-details="true"/>
                <table:data-pilot-member table:name="hau" table:display="true" table:show-details="true"/>
                <table:data-pilot-member table:name="hin" table:display="true" table:show-details="true"/>
                <table:data-pilot-member table:name="ind" table:display="true" table:show-details="true"/>
                <table:data-pilot-member table:name="jac" table:display="true" table:show-details="true"/>
                <table:data-pilot-member table:name="kal" table:display="true" table:show-details="true"/>
                <table:data-pilot-member table:name="kat" table:display="true" table:show-details="true"/>
                <table:data-pilot-member table:name="kew" table:display="true" table:show-details="true"/>
                <table:data-pilot-member table:name="khk" table:display="true" table:show-details="true"/>
                <table:data-pilot-member table:name="kor" table:display="true" table:show-details="true"/>
                <table:data-pilot-member table:name="laj" table:display="true" table:show-details="true"/>
                <table:data-pilot-member table:name="mig" table:display="true" table:show-details="true"/>
                <table:data-pilot-member table:name="mph" table:display="true" table:show-details="true"/>
                <table:data-pilot-member table:name="mya" table:display="true" table:show-details="true"/>
                <table:data-pilot-member table:name="mzh" table:display="true" table:show-details="true"/>
                <table:data-pilot-member table:name="naq" table:display="true" table:show-details="true"/>
                <table:data-pilot-member table:name="pes" table:display="true" table:show-details="true"/>
                <table:data-pilot-member table:name="plt" table:display="true" table:show-details="true"/>
                <table:data-pilot-member table:name="qvi" table:display="true" table:show-details="true"/>
                <table:data-pilot-member table:name="rus" table:display="true" table:show-details="true"/>
                <table:data-pilot-member table:name="sag" table:display="true" table:show-details="true"/>
                <table:data-pilot-member table:name="spa" table:display="true" table:show-details="true"/>
                <table:data-pilot-member table:name="swh" table:display="true" table:show-details="true"/>
                <table:data-pilot-member table:name="tgl" table:display="true" table:show-details="true"/>
                <table:data-pilot-member table:name="tha" table:display="true" table:show-details="true"/>
                <table:data-pilot-member table:name="tur" table:display="true" table:show-details="true"/>
                <table:data-pilot-member table:name="vie" table:display="true" table:show-details="true"/>
                <table:data-pilot-member table:name="xsu" table:display="true" table:show-details="true"/>
                <table:data-pilot-member table:name="yad" table:display="true" table:show-details="true"/>
                <table:data-pilot-member table:name="yaq" table:display="true" table:show-details="true"/>
                <table:data-pilot-member table:name="y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erage_paradigm_size" table:orientation="data" table:used-hierarchy="0" table:function="average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2.0351" table:display="true" table:show-details="true"/>
                <table:data-pilot-member table:name="2.0448" table:display="true" table:show-details="true"/>
                <table:data-pilot-member table:name="2.0485" table:display="true" table:show-details="true"/>
                <table:data-pilot-member table:name="2.05" table:display="true" table:show-details="true"/>
                <table:data-pilot-member table:name="2.0721" table:display="true" table:show-details="true"/>
                <table:data-pilot-member table:name="2.0755" table:display="true" table:show-details="true"/>
                <table:data-pilot-member table:name="2.0833" table:display="true" table:show-details="true"/>
                <table:data-pilot-member table:name="2.0909" table:display="true" table:show-details="true"/>
                <table:data-pilot-member table:name="2.093" table:display="true" table:show-details="true"/>
                <table:data-pilot-member table:name="2.115" table:display="true" table:show-details="true"/>
                <table:data-pilot-member table:name="2.1298" table:display="true" table:show-details="true"/>
                <table:data-pilot-member table:name="2.1349" table:display="true" table:show-details="true"/>
                <table:data-pilot-member table:name="2.1429" table:display="true" table:show-details="true"/>
                <table:data-pilot-member table:name="2.1546" table:display="true" table:show-details="true"/>
                <table:data-pilot-member table:name="2.1567" table:display="true" table:show-details="true"/>
                <table:data-pilot-member table:name="2.1667" table:display="true" table:show-details="true"/>
                <table:data-pilot-member table:name="2.1753" table:display="true" table:show-details="true"/>
                <table:data-pilot-member table:name="2.1785" table:display="true" table:show-details="true"/>
                <table:data-pilot-member table:name="2.1845" table:display="true" table:show-details="true"/>
                <table:data-pilot-member table:name="2.1926" table:display="true" table:show-details="true"/>
                <table:data-pilot-member table:name="2.1952" table:display="true" table:show-details="true"/>
                <table:data-pilot-member table:name="2.1977" table:display="true" table:show-details="true"/>
                <table:data-pilot-member table:name="2.2" table:display="true" table:show-details="true"/>
                <table:data-pilot-member table:name="2.2051" table:display="true" table:show-details="true"/>
                <table:data-pilot-member table:name="2.2093" table:display="true" table:show-details="true"/>
                <table:data-pilot-member table:name="2.234" table:display="true" table:show-details="true"/>
                <table:data-pilot-member table:name="2.2393" table:display="true" table:show-details="true"/>
                <table:data-pilot-member table:name="2.2466" table:display="true" table:show-details="true"/>
                <table:data-pilot-member table:name="2.2523" table:display="true" table:show-details="true"/>
                <table:data-pilot-member table:name="2.2593" table:display="true" table:show-details="true"/>
                <table:data-pilot-member table:name="2.2644" table:display="true" table:show-details="true"/>
                <table:data-pilot-member table:name="2.2663" table:display="true" table:show-details="true"/>
                <table:data-pilot-member table:name="2.2685" table:display="true" table:show-details="true"/>
                <table:data-pilot-member table:name="2.2705" table:display="true" table:show-details="true"/>
                <table:data-pilot-member table:name="2.2714" table:display="true" table:show-details="true"/>
                <table:data-pilot-member table:name="2.274" table:display="true" table:show-details="true"/>
                <table:data-pilot-member table:name="2.2778" table:display="true" table:show-details="true"/>
                <table:data-pilot-member table:name="2.2792" table:display="true" table:show-details="true"/>
                <table:data-pilot-member table:name="2.2919" table:display="true" table:show-details="true"/>
                <table:data-pilot-member table:name="2.2921" table:display="true" table:show-details="true"/>
                <table:data-pilot-member table:name="2.2959" table:display="true" table:show-details="true"/>
                <table:data-pilot-member table:name="2.2963" table:display="true" table:show-details="true"/>
                <table:data-pilot-member table:name="2.2971" table:display="true" table:show-details="true"/>
                <table:data-pilot-member table:name="2.311" table:display="true" table:show-details="true"/>
                <table:data-pilot-member table:name="2.3113" table:display="true" table:show-details="true"/>
                <table:data-pilot-member table:name="2.3245" table:display="true" table:show-details="true"/>
                <table:data-pilot-member table:name="2.3293" table:display="true" table:show-details="true"/>
                <table:data-pilot-member table:name="2.334" table:display="true" table:show-details="true"/>
                <table:data-pilot-member table:name="2.336" table:display="true" table:show-details="true"/>
                <table:data-pilot-member table:name="2.3361" table:display="true" table:show-details="true"/>
                <table:data-pilot-member table:name="2.3436" table:display="true" table:show-details="true"/>
                <table:data-pilot-member table:name="2.3512" table:display="true" table:show-details="true"/>
                <table:data-pilot-member table:name="2.3569" table:display="true" table:show-details="true"/>
                <table:data-pilot-member table:name="2.3583" table:display="true" table:show-details="true"/>
                <table:data-pilot-member table:name="2.3588" table:display="true" table:show-details="true"/>
                <table:data-pilot-member table:name="2.3611" table:display="true" table:show-details="true"/>
                <table:data-pilot-member table:name="2.3627" table:display="true" table:show-details="true"/>
                <table:data-pilot-member table:name="2.3631" table:display="true" table:show-details="true"/>
                <table:data-pilot-member table:name="2.3657" table:display="true" table:show-details="true"/>
                <table:data-pilot-member table:name="2.3679" table:display="true" table:show-details="true"/>
                <table:data-pilot-member table:name="2.3732" table:display="true" table:show-details="true"/>
                <table:data-pilot-member table:name="2.3792" table:display="true" table:show-details="true"/>
                <table:data-pilot-member table:name="2.389" table:display="true" table:show-details="true"/>
                <table:data-pilot-member table:name="2.4001" table:display="true" table:show-details="true"/>
                <table:data-pilot-member table:name="2.4046" table:display="true" table:show-details="true"/>
                <table:data-pilot-member table:name="2.4107" table:display="true" table:show-details="true"/>
                <table:data-pilot-member table:name="2.4153" table:display="true" table:show-details="true"/>
                <table:data-pilot-member table:name="2.4182" table:display="true" table:show-details="true"/>
                <table:data-pilot-member table:name="2.4262" table:display="true" table:show-details="true"/>
                <table:data-pilot-member table:name="2.4314" table:display="true" table:show-details="true"/>
                <table:data-pilot-member table:name="2.4322" table:display="true" table:show-details="true"/>
                <table:data-pilot-member table:name="2.4371" table:display="true" table:show-details="true"/>
                <table:data-pilot-member table:name="2.4409" table:display="true" table:show-details="true"/>
                <table:data-pilot-member table:name="2.4442" table:display="true" table:show-details="true"/>
                <table:data-pilot-member table:name="2.4476" table:display="true" table:show-details="true"/>
                <table:data-pilot-member table:name="2.4504" table:display="true" table:show-details="true"/>
                <table:data-pilot-member table:name="2.4583" table:display="true" table:show-details="true"/>
                <table:data-pilot-member table:name="2.4603" table:display="true" table:show-details="true"/>
                <table:data-pilot-member table:name="2.4616" table:display="true" table:show-details="true"/>
                <table:data-pilot-member table:name="2.4945" table:display="true" table:show-details="true"/>
                <table:data-pilot-member table:name="2.4981" table:display="true" table:show-details="true"/>
                <table:data-pilot-member table:name="2.503" table:display="true" table:show-details="true"/>
                <table:data-pilot-member table:name="2.504" table:display="true" table:show-details="true"/>
                <table:data-pilot-member table:name="2.5052" table:display="true" table:show-details="true"/>
                <table:data-pilot-member table:name="2.5132" table:display="true" table:show-details="true"/>
                <table:data-pilot-member table:name="2.5164" table:display="true" table:show-details="true"/>
                <table:data-pilot-member table:name="2.5277" table:display="true" table:show-details="true"/>
                <table:data-pilot-member table:name="2.5373" table:display="true" table:show-details="true"/>
                <table:data-pilot-member table:name="2.544" table:display="true" table:show-details="true"/>
                <table:data-pilot-member table:name="2.5465" table:display="true" table:show-details="true"/>
                <table:data-pilot-member table:name="2.5516" table:display="true" table:show-details="true"/>
                <table:data-pilot-member table:name="2.5551" table:display="true" table:show-details="true"/>
                <table:data-pilot-member table:name="2.5759" table:display="true" table:show-details="true"/>
                <table:data-pilot-member table:name="2.5813" table:display="true" table:show-details="true"/>
                <table:data-pilot-member table:name="2.5835" table:display="true" table:show-details="true"/>
                <table:data-pilot-member table:name="2.5843" table:display="true" table:show-details="true"/>
                <table:data-pilot-member table:name="2.5893" table:display="true" table:show-details="true"/>
                <table:data-pilot-member table:name="2.601" table:display="true" table:show-details="true"/>
                <table:data-pilot-member table:name="2.6042" table:display="true" table:show-details="true"/>
                <table:data-pilot-member table:name="2.6087" table:display="true" table:show-details="true"/>
                <table:data-pilot-member table:name="2.6124" table:display="true" table:show-details="true"/>
                <table:data-pilot-member table:name="2.6137" table:display="true" table:show-details="true"/>
                <table:data-pilot-member table:name="2.6196" table:display="true" table:show-details="true"/>
                <table:data-pilot-member table:name="2.6299" table:display="true" table:show-details="true"/>
                <table:data-pilot-member table:name="2.6381" table:display="true" table:show-details="true"/>
                <table:data-pilot-member table:name="2.6413" table:display="true" table:show-details="true"/>
                <table:data-pilot-member table:name="2.6443" table:display="true" table:show-details="true"/>
                <table:data-pilot-member table:name="2.6465" table:display="true" table:show-details="true"/>
                <table:data-pilot-member table:name="2.6531" table:display="true" table:show-details="true"/>
                <table:data-pilot-member table:name="2.6631" table:display="true" table:show-details="true"/>
                <table:data-pilot-member table:name="2.6639" table:display="true" table:show-details="true"/>
                <table:data-pilot-member table:name="2.6749" table:display="true" table:show-details="true"/>
                <table:data-pilot-member table:name="2.677" table:display="true" table:show-details="true"/>
                <table:data-pilot-member table:name="2.7017" table:display="true" table:show-details="true"/>
                <table:data-pilot-member table:name="2.7079" table:display="true" table:show-details="true"/>
                <table:data-pilot-member table:name="2.7161" table:display="true" table:show-details="true"/>
                <table:data-pilot-member table:name="2.7234" table:display="true" table:show-details="true"/>
                <table:data-pilot-member table:name="2.7281" table:display="true" table:show-details="true"/>
                <table:data-pilot-member table:name="2.73" table:display="true" table:show-details="true"/>
                <table:data-pilot-member table:name="2.7328" table:display="true" table:show-details="true"/>
                <table:data-pilot-member table:name="2.7487" table:display="true" table:show-details="true"/>
                <table:data-pilot-member table:name="2.7503" table:display="true" table:show-details="true"/>
                <table:data-pilot-member table:name="2.7634" table:display="true" table:show-details="true"/>
                <table:data-pilot-member table:name="2.7764" table:display="true" table:show-details="true"/>
                <table:data-pilot-member table:name="2.7766" table:display="true" table:show-details="true"/>
                <table:data-pilot-member table:name="2.7769" table:display="true" table:show-details="true"/>
                <table:data-pilot-member table:name="2.7856" table:display="true" table:show-details="true"/>
                <table:data-pilot-member table:name="2.7857" table:display="true" table:show-details="true"/>
                <table:data-pilot-member table:name="2.7865" table:display="true" table:show-details="true"/>
                <table:data-pilot-member table:name="2.8003" table:display="true" table:show-details="true"/>
                <table:data-pilot-member table:name="2.8028" table:display="true" table:show-details="true"/>
                <table:data-pilot-member table:name="2.811" table:display="true" table:show-details="true"/>
                <table:data-pilot-member table:name="2.8163" table:display="true" table:show-details="true"/>
                <table:data-pilot-member table:name="2.8174" table:display="true" table:show-details="true"/>
                <table:data-pilot-member table:name="2.8188" table:display="true" table:show-details="true"/>
                <table:data-pilot-member table:name="2.8355" table:display="true" table:show-details="true"/>
                <table:data-pilot-member table:name="2.839" table:display="true" table:show-details="true"/>
                <table:data-pilot-member table:name="2.8517" table:display="true" table:show-details="true"/>
                <table:data-pilot-member table:name="2.8547" table:display="true" table:show-details="true"/>
                <table:data-pilot-member table:name="2.8801" table:display="true" table:show-details="true"/>
                <table:data-pilot-member table:name="2.8885" table:display="true" table:show-details="true"/>
                <table:data-pilot-member table:name="2.8976" table:display="true" table:show-details="true"/>
                <table:data-pilot-member table:name="2.9186" table:display="true" table:show-details="true"/>
                <table:data-pilot-member table:name="2.9274" table:display="true" table:show-details="true"/>
                <table:data-pilot-member table:name="2.9298" table:display="true" table:show-details="true"/>
                <table:data-pilot-member table:name="2.9317" table:display="true" table:show-details="true"/>
                <table:data-pilot-member table:name="2.9487" table:display="true" table:show-details="true"/>
                <table:data-pilot-member table:name="2.9546" table:display="true" table:show-details="true"/>
                <table:data-pilot-member table:name="2.9666" table:display="true" table:show-details="true"/>
                <table:data-pilot-member table:name="2.9706" table:display="true" table:show-details="true"/>
                <table:data-pilot-member table:name="2.9778" table:display="true" table:show-details="true"/>
                <table:data-pilot-member table:name="3.0018" table:display="true" table:show-details="true"/>
                <table:data-pilot-member table:name="3.0019" table:display="true" table:show-details="true"/>
                <table:data-pilot-member table:name="3.0086" table:display="true" table:show-details="true"/>
                <table:data-pilot-member table:name="3.0137" table:display="true" table:show-details="true"/>
                <table:data-pilot-member table:name="3.0333" table:display="true" table:show-details="true"/>
                <table:data-pilot-member table:name="3.0447" table:display="true" table:show-details="true"/>
                <table:data-pilot-member table:name="3.0566" table:display="true" table:show-details="true"/>
                <table:data-pilot-member table:name="3.0595" table:display="true" table:show-details="true"/>
                <table:data-pilot-member table:name="3.0617" table:display="true" table:show-details="true"/>
                <table:data-pilot-member table:name="3.0792" table:display="true" table:show-details="true"/>
                <table:data-pilot-member table:name="3.1143" table:display="true" table:show-details="true"/>
                <table:data-pilot-member table:name="3.1228" table:display="true" table:show-details="true"/>
                <table:data-pilot-member table:name="3.1319" table:display="true" table:show-details="true"/>
                <table:data-pilot-member table:name="3.1489" table:display="true" table:show-details="true"/>
                <table:data-pilot-member table:name="3.1492" table:display="true" table:show-details="true"/>
                <table:data-pilot-member table:name="3.171" table:display="true" table:show-details="true"/>
                <table:data-pilot-member table:name="3.175" table:display="true" table:show-details="true"/>
                <table:data-pilot-member table:name="3.1875" table:display="true" table:show-details="true"/>
                <table:data-pilot-member table:name="3.1969" table:display="true" table:show-details="true"/>
                <table:data-pilot-member table:name="3.2106" table:display="true" table:show-details="true"/>
                <table:data-pilot-member table:name="3.2113" table:display="true" table:show-details="true"/>
                <table:data-pilot-member table:name="3.2222" table:display="true" table:show-details="true"/>
                <table:data-pilot-member table:name="3.2385" table:display="true" table:show-details="true"/>
                <table:data-pilot-member table:name="3.2431" table:display="true" table:show-details="true"/>
                <table:data-pilot-member table:name="3.2803" table:display="true" table:show-details="true"/>
                <table:data-pilot-member table:name="3.2866" table:display="true" table:show-details="true"/>
                <table:data-pilot-member table:name="3.3255" table:display="true" table:show-details="true"/>
                <table:data-pilot-member table:name="3.3483" table:display="true" table:show-details="true"/>
                <table:data-pilot-member table:name="3.3561" table:display="true" table:show-details="true"/>
                <table:data-pilot-member table:name="3.3836" table:display="true" table:show-details="true"/>
                <table:data-pilot-member table:name="3.4111" table:display="true" table:show-details="true"/>
                <table:data-pilot-member table:name="3.4187" table:display="true" table:show-details="true"/>
                <table:data-pilot-member table:name="3.427" table:display="true" table:show-details="true"/>
                <table:data-pilot-member table:name="3.4297" table:display="true" table:show-details="true"/>
                <table:data-pilot-member table:name="3.4412" table:display="true" table:show-details="true"/>
                <table:data-pilot-member table:name="3.4659" table:display="true" table:show-details="true"/>
                <table:data-pilot-member table:name="3.466" table:display="true" table:show-details="true"/>
                <table:data-pilot-member table:name="3.5111" table:display="true" table:show-details="true"/>
                <table:data-pilot-member table:name="3.5176" table:display="true" table:show-details="true"/>
                <table:data-pilot-member table:name="3.5289" table:display="true" table:show-details="true"/>
                <table:data-pilot-member table:name="3.5459" table:display="true" table:show-details="true"/>
                <table:data-pilot-member table:name="3.5611" table:display="true" table:show-details="true"/>
                <table:data-pilot-member table:name="3.5619" table:display="true" table:show-details="true"/>
                <table:data-pilot-member table:name="3.5851" table:display="true" table:show-details="true"/>
                <table:data-pilot-member table:name="3.5937" table:display="true" table:show-details="true"/>
                <table:data-pilot-member table:name="3.6137" table:display="true" table:show-details="true"/>
                <table:data-pilot-member table:name="3.6298" table:display="true" table:show-details="true"/>
                <table:data-pilot-member table:name="3.6813" table:display="true" table:show-details="true"/>
                <table:data-pilot-member table:name="3.6843" table:display="true" table:show-details="true"/>
                <table:data-pilot-member table:name="3.6995" table:display="true" table:show-details="true"/>
                <table:data-pilot-member table:name="3.737" table:display="true" table:show-details="true"/>
                <table:data-pilot-member table:name="3.7392" table:display="true" table:show-details="true"/>
                <table:data-pilot-member table:name="3.75" table:display="true" table:show-details="true"/>
                <table:data-pilot-member table:name="3.7637" table:display="true" table:show-details="true"/>
                <table:data-pilot-member table:name="3.7806" table:display="true" table:show-details="true"/>
                <table:data-pilot-member table:name="3.808" table:display="true" table:show-details="true"/>
                <table:data-pilot-member table:name="3.8109" table:display="true" table:show-details="true"/>
                <table:data-pilot-member table:name="3.8292" table:display="true" table:show-details="true"/>
                <table:data-pilot-member table:name="3.8343" table:display="true" table:show-details="true"/>
                <table:data-pilot-member table:name="3.8549" table:display="true" table:show-details="true"/>
                <table:data-pilot-member table:name="3.8814" table:display="true" table:show-details="true"/>
                <table:data-pilot-member table:name="3.8934" table:display="true" table:show-details="true"/>
                <table:data-pilot-member table:name="3.9081" table:display="true" table:show-details="true"/>
                <table:data-pilot-member table:name="3.9207" table:display="true" table:show-details="true"/>
                <table:data-pilot-member table:name="3.9246" table:display="true" table:show-details="true"/>
                <table:data-pilot-member table:name="3.9449" table:display="true" table:show-details="true"/>
                <table:data-pilot-member table:name="3.9493" table:display="true" table:show-details="true"/>
                <table:data-pilot-member table:name="3.9651" table:display="true" table:show-details="true"/>
                <table:data-pilot-member table:name="4.0468" table:display="true" table:show-details="true"/>
                <table:data-pilot-member table:name="4.0544" table:display="true" table:show-details="true"/>
                <table:data-pilot-member table:name="4.0583" table:display="true" table:show-details="true"/>
                <table:data-pilot-member table:name="4.0792" table:display="true" table:show-details="true"/>
                <table:data-pilot-member table:name="4.0809" table:display="true" table:show-details="true"/>
                <table:data-pilot-member table:name="4.1028" table:display="true" table:show-details="true"/>
                <table:data-pilot-member table:name="4.167" table:display="true" table:show-details="true"/>
                <table:data-pilot-member table:name="4.1872" table:display="true" table:show-details="true"/>
                <table:data-pilot-member table:name="4.1895" table:display="true" table:show-details="true"/>
                <table:data-pilot-member table:name="4.211" table:display="true" table:show-details="true"/>
                <table:data-pilot-member table:name="4.2111" table:display="true" table:show-details="true"/>
                <table:data-pilot-member table:name="4.2471" table:display="true" table:show-details="true"/>
                <table:data-pilot-member table:name="4.2824" table:display="true" table:show-details="true"/>
                <table:data-pilot-member table:name="4.3734" table:display="true" table:show-details="true"/>
                <table:data-pilot-member table:name="4.3956" table:display="true" table:show-details="true"/>
                <table:data-pilot-member table:name="4.4166" table:display="true" table:show-details="true"/>
                <table:data-pilot-member table:name="4.4587" table:display="true" table:show-details="true"/>
                <table:data-pilot-member table:name="4.4743" table:display="true" table:show-details="true"/>
                <table:data-pilot-member table:name="4.498" table:display="true" table:show-details="true"/>
                <table:data-pilot-member table:name="4.5184" table:display="true" table:show-details="true"/>
                <table:data-pilot-member table:name="4.5275" table:display="true" table:show-details="true"/>
                <table:data-pilot-member table:name="4.5336" table:display="true" table:show-details="true"/>
                <table:data-pilot-member table:name="4.5441" table:display="true" table:show-details="true"/>
                <table:data-pilot-member table:name="4.5781" table:display="true" table:show-details="true"/>
                <table:data-pilot-member table:name="4.5813" table:display="true" table:show-details="true"/>
                <table:data-pilot-member table:name="4.6138" table:display="true" table:show-details="true"/>
                <table:data-pilot-member table:name="4.6268" table:display="true" table:show-details="true"/>
                <table:data-pilot-member table:name="4.65" table:display="true" table:show-details="true"/>
                <table:data-pilot-member table:name="4.7012" table:display="true" table:show-details="true"/>
                <table:data-pilot-member table:name="4.7241" table:display="true" table:show-details="true"/>
                <table:data-pilot-member table:name="4.8064" table:display="true" table:show-details="true"/>
                <table:data-pilot-member table:name="4.9143" table:display="true" table:show-details="true"/>
                <table:data-pilot-member table:name="4.9272" table:display="true" table:show-details="true"/>
                <table:data-pilot-member table:name="5.0394" table:display="true" table:show-details="true"/>
                <table:data-pilot-member table:name="5.1592" table:display="true" table:show-details="true"/>
                <table:data-pilot-member table:name="5.1895" table:display="true" table:show-details="true"/>
                <table:data-pilot-member table:name="5.2256" table:display="true" table:show-details="true"/>
                <table:data-pilot-member table:name="5.243" table:display="true" table:show-details="true"/>
                <table:data-pilot-member table:name="5.2601" table:display="true" table:show-details="true"/>
                <table:data-pilot-member table:name="5.3394" table:display="true" table:show-details="true"/>
                <table:data-pilot-member table:name="5.3567" table:display="true" table:show-details="true"/>
                <table:data-pilot-member table:name="5.3578" table:display="true" table:show-details="true"/>
                <table:data-pilot-member table:name="5.3887" table:display="true" table:show-details="true"/>
                <table:data-pilot-member table:name="5.473" table:display="true" table:show-details="true"/>
                <table:data-pilot-member table:name="5.5163" table:display="true" table:show-details="true"/>
                <table:data-pilot-member table:name="5.6496" table:display="true" table:show-details="true"/>
                <table:data-pilot-member table:name="5.693" table:display="true" table:show-details="true"/>
                <table:data-pilot-member table:name="5.7084" table:display="true" table:show-details="true"/>
                <table:data-pilot-member table:name="5.7341" table:display="true" table:show-details="true"/>
                <table:data-pilot-member table:name="5.7584" table:display="true" table:show-details="true"/>
                <table:data-pilot-member table:name="5.8209" table:display="true" table:show-details="true"/>
                <table:data-pilot-member table:name="5.8605" table:display="true" table:show-details="true"/>
                <table:data-pilot-member table:name="5.9867" table:display="true" table:show-details="true"/>
                <table:data-pilot-member table:name="5.9994" table:display="true" table:show-details="true"/>
                <table:data-pilot-member table:name="6.1157" table:display="true" table:show-details="true"/>
                <table:data-pilot-member table:name="6.3812" table:display="true" table:show-details="true"/>
                <table:data-pilot-member table:name="6.9241" table:display="true" table:show-details="true"/>
                <table:data-pilot-member table:name="6.9923" table:display="true" table:show-details="true"/>
                <table:data-pilot-member table:name="7.0108" table:display="true" table:show-details="true"/>
                <table:data-pilot-member table:name="7.0493" table:display="true" table:show-details="true"/>
                <table:data-pilot-member table:name="7.0586" table:display="true" table:show-details="true"/>
                <table:data-pilot-member table:name="7.2617" table:display="true" table:show-details="true"/>
                <table:data-pilot-member table:name="7.3162" table:display="true" table:show-details="true"/>
                <table:data-pilot-member table:name="7.3527" table:display="true" table:show-details="true"/>
                <table:data-pilot-member table:name="7.4075" table:display="true" table:show-details="true"/>
                <table:data-pilot-member table:name="7.435" table:display="true" table:show-details="true"/>
                <table:data-pilot-member table:name="7.8872" table:display="true" table:show-details="true"/>
                <table:data-pilot-member table:name="8.25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2:25:59.060193075</meta:creation-date>
    <dc:date>2019-07-11T15:51:41.052405054</dc:date>
    <meta:editing-duration>PT3H15M31S</meta:editing-duration>
    <meta:editing-cycles>2</meta:editing-cycles>
    <meta:generator>LibreOffice/6.0.7.3$Linux_X86_64 LibreOffice_project/00m0$Build-3</meta:generator>
    <meta:document-statistic meta:table-count="5" meta:cell-count="3059" meta:object-count="0"/>
  </office:meta>
</office:document-meta>
</file>